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3" svg:font-family="Arial" style:font-pitch="variable"/>
    <style:font-face style:name="Courier New1" svg:font-family="'Courier New'" style:font-pitch="variable"/>
    <style:font-face style:name="DejaVu Sans1" svg:font-family="'DejaVu Sans'" style:font-pitch="variable"/>
    <style:font-face style:name="Heiti SC" svg:font-family="'Heiti SC'" style:font-pitch="variable"/>
    <style:font-face style:name="Heiti TC" svg:font-family="'Heiti TC'"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margin-top="0.0807in" fo:margin-bottom="0.0807in" fo:line-height="150%" fo:text-align="justify" style:justify-single-word="false" fo:text-indent="0.1965in" style:auto-text-indent="false"/>
      <style:text-properties style:font-name="Heiti SC" fo:font-size="10.1000003814697pt" fo:font-weight="normal" style:font-name-asian="Heiti SC" style:font-size-asian="10.1000003814697pt" style:font-weight-asian="normal" style:font-size-complex="10.1000003814697pt" style:font-weight-complex="normal"/>
    </style:style>
    <style:style style:name="P4" style:family="paragraph" style:parent-style-name="Standard">
      <style:paragraph-properties fo:margin-left="0in" fo:margin-right="0in" fo:margin-top="0.0807in" fo:margin-bottom="0.0807in" fo:line-height="150%" fo:text-align="justify"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5" style:family="paragraph" style:parent-style-name="Standard">
      <style:paragraph-properties fo:margin-left="0in" fo:margin-right="0in" fo:margin-top="0.0807in" fo:margin-bottom="0.0807in" fo:line-height="150%" fo:text-align="center"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6" style:family="paragraph" style:parent-style-name="Standard">
      <style:paragraph-properties fo:margin-left="0in" fo:margin-right="0in" fo:margin-top="0in" fo:margin-bottom="0in" fo:line-height="150%" fo:text-align="justify"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7" style:family="paragraph" style:parent-style-name="Standard" style:master-page-name="">
      <style:paragraph-properties fo:margin-left="0.3626in" fo:margin-right="0.3626in" fo:line-height="150%" fo:text-align="justify" style:justify-single-word="false" fo:text-indent="0in" style:auto-text-indent="false" style:page-number="auto"/>
      <style:text-properties style:font-name="Heiti SC" fo:font-size="10.1000003814697pt" fo:font-weight="normal" style:font-name-asian="Heiti SC"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Heiti SC" fo:font-size="10.1000003814697pt" fo:font-weight="normal" style:font-name-asian="Heiti SC" style:font-size-asian="10.1000003814697pt" style:font-weight-asian="normal" style:font-size-complex="10.1000003814697pt" style:font-weight-complex="normal"/>
    </style:style>
    <style:style style:name="P9" style:family="paragraph" style:parent-style-name="Standard">
      <style:paragraph-properties fo:margin-left="0in" fo:margin-right="0in" fo:margin-top="0.0807in" fo:margin-bottom="0.0807in" fo:line-height="150%" fo:text-align="justify" style:justify-single-word="false" fo:text-indent="0in" style:auto-text-indent="false"/>
      <style:text-properties style:font-name="Heiti SC" fo:font-weight="normal" style:font-name-asian="Heiti SC" style:font-size-asian="10.1000003814697pt" style:font-weight-asian="normal" style:font-size-complex="10.1000003814697pt" style:font-weight-complex="normal"/>
    </style:style>
    <style:style style:name="P10" style:family="paragraph" style:parent-style-name="Standard">
      <style:paragraph-properties fo:margin-left="0in" fo:margin-right="0in" fo:margin-top="0.0807in" fo:margin-bottom="0.0807in" fo:line-height="150%" fo:text-align="justify" style:justify-single-word="false" fo:text-indent="0in" style:auto-text-indent="false"/>
    </style:style>
    <style:style style:name="P11" style:family="paragraph" style:parent-style-name="Heading_20_1">
      <style:paragraph-properties fo:text-align="center" style:justify-single-word="false"/>
      <style:text-properties style:font-name="Century Schoolbook L" fo:font-size="14pt" style:font-name-asian="Heiti SC" style:font-size-asian="14pt" style:font-size-complex="14pt"/>
    </style:style>
    <style:style style:name="P12" style:family="paragraph" style:parent-style-name="Heading_20_2">
      <style:paragraph-properties fo:line-height="150%"/>
      <style:text-properties style:font-name="Heiti SC" fo:font-size="12pt" fo:font-style="normal" style:font-name-asian="Heiti SC" style:font-size-asian="12pt" style:font-style-asian="normal" style:font-size-complex="12pt" style:font-style-complex="normal"/>
    </style:style>
    <style:style style:name="P13" style:family="paragraph" style:parent-style-name="Heading_20_2">
      <style:paragraph-properties fo:margin-left="0in" fo:margin-right="0in" fo:line-height="150%" fo:text-align="justify" style:justify-single-word="false" fo:text-indent="0in" style:auto-text-indent="false"/>
      <style:text-properties style:font-name="Heiti SC" fo:font-size="12pt" fo:font-style="normal" fo:font-weight="bold" style:font-name-asian="Heiti SC" style:font-size-asian="12pt" style:font-style-asian="normal" style:font-weight-asian="bold" style:font-size-complex="12pt" style:font-style-complex="normal" style:font-weight-complex="bold"/>
    </style:style>
    <style:style style:name="P14" style:family="paragraph" style:parent-style-name="Heading_20_2">
      <style:paragraph-properties fo:margin-left="0in" fo:margin-right="0in" fo:line-height="150%" fo:text-align="justify" style:justify-single-word="false" fo:text-indent="0in" style:auto-text-indent="false"/>
      <style:text-properties style:font-name="Heiti SC" fo:font-size="12pt" fo:font-weight="normal" style:font-name-asian="Heiti SC" style:font-size-asian="12pt" style:font-weight-asian="normal" style:font-size-complex="12pt" style:font-weight-complex="normal"/>
    </style:style>
    <style:style style:name="P15" style:family="paragraph" style:parent-style-name="Standard">
      <style:paragraph-properties fo:margin-left="0in" fo:margin-right="0in" fo:margin-top="0.0807in" fo:margin-bottom="0.0807in" fo:line-height="150%" fo:text-align="justify" style:justify-single-word="false" fo:text-indent="0in" style:auto-text-indent="false"/>
      <style:text-properties style:font-name="Heiti SC" fo:font-size="10.1000003814697pt" fo:font-weight="normal" style:font-name-asian="Heiti SC" style:font-size-asian="10.1000003814697pt" style:font-weight-asian="normal" style:font-size-complex="10.1000003814697pt" style:font-weight-complex="normal"/>
    </style:style>
    <style:style style:name="P16" style:family="paragraph" style:parent-style-name="Standard">
      <style:paragraph-properties fo:margin-left="0in" fo:margin-right="0in" fo:margin-top="0.0807in" fo:margin-bottom="0.0807in" fo:line-height="150%" fo:text-align="justify" style:justify-single-word="false" fo:text-indent="0in" style:auto-text-indent="false"/>
      <style:text-properties style:font-name="Heiti SC" fo:font-weight="normal" style:font-name-asian="Heiti SC" style:font-size-asian="10.1000003814697pt" style:font-weight-asian="normal" style:font-size-complex="10.1000003814697pt" style:font-weight-complex="normal"/>
    </style:style>
    <style:style style:name="P17" style:family="paragraph" style:parent-style-name="Standard">
      <style:paragraph-properties fo:margin-left="0in" fo:margin-right="0in" fo:margin-top="0.0807in" fo:margin-bottom="0.0807in" fo:line-height="150%" fo:text-align="center" style:justify-single-word="false" fo:text-indent="0in" style:auto-text-indent="false"/>
      <style:text-properties style:font-name="Heiti SC" fo:font-weight="normal" style:font-name-asian="Heiti SC" style:font-size-asian="10.1000003814697pt" style:font-weight-asian="normal" style:font-size-complex="10.1000003814697pt" style:font-weight-complex="normal"/>
    </style:style>
    <style:style style:name="P18" style:family="paragraph" style:parent-style-name="Standard">
      <style:paragraph-properties fo:margin-left="0in" fo:margin-right="0in" fo:margin-top="0.0807in" fo:margin-bottom="0.0807in" fo:line-height="150%" fo:text-align="justify" style:justify-single-word="false" fo:text-indent="0in" style:auto-text-indent="false"/>
    </style:style>
    <style:style style:name="P19" style:family="paragraph" style:parent-style-name="Standard" style:list-style-name="L1">
      <style:paragraph-properties fo:margin-left="0in" fo:margin-right="0in" fo:margin-top="0.0807in" fo:margin-bottom="0.0807in" fo:line-height="150%" fo:text-align="justify"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20" style:family="paragraph" style:parent-style-name="Standard">
      <style:paragraph-properties fo:margin-left="0in" fo:margin-right="0in" fo:margin-top="0.0807in" fo:margin-bottom="0.0807in" fo:line-height="150%" fo:text-align="center"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21" style:family="paragraph" style:parent-style-name="Standard">
      <style:paragraph-properties fo:margin-left="0in" fo:margin-right="0in" fo:margin-top="0.0807in" fo:margin-bottom="0.0807in" fo:line-height="150%" fo:text-align="justify" style:justify-single-word="false" fo:text-indent="0.1965in" style:auto-text-indent="false"/>
    </style:style>
    <style:style style:name="P22" style:family="paragraph" style:parent-style-name="Standard" style:list-style-name="Numbering_20_1">
      <style:paragraph-properties fo:margin-left="0in" fo:margin-right="0in" fo:margin-top="0in" fo:margin-bottom="0in" fo:line-height="150%" fo:text-align="justify"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23"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4"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25" style:family="paragraph">
      <style:paragraph-properties fo:text-align="start" style:writing-mode="lr-tb"/>
    </style:style>
    <style:style style:name="P26" style:family="paragraph">
      <style:paragraph-properties fo:text-align="start" style:writing-mode="lr-tb"/>
      <style:text-properties fo:font-size="24pt"/>
    </style:style>
    <style:style style:name="P27" style:family="paragraph">
      <style:paragraph-properties fo:margin-left="0in" fo:margin-right="0in" fo:margin-top="0in" fo:margin-bottom="0in" fo:line-height="100%" fo:text-align="center" fo:text-indent="0in" style:writing-mode="lr-tb"/>
    </style:style>
    <style:style style:name="P2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start" fo:text-indent="0in" style:writing-mode="lr-tb"/>
    </style:style>
    <style:style style:name="P31"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Heiti SC" fo:font-size="24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37"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Heiti T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text-properties style:use-window-font-color="true" style:text-outline="false" style:text-line-through-styl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7.19999980926514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start" fo:text-indent="0in" style:writing-mode="lr-tb"/>
      <style:text-properties fo:color="#000000" style:text-outline="false" style:text-line-through-styl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start" fo:text-indent="0in" style:writing-mode="lr-tb">
        <style:tab-stops>
          <style:tab-stop style:position="0.3846in"/>
        </style:tab-stops>
      </style:paragraph-properties>
    </style:style>
    <style:style style:name="P45" style:family="paragraph">
      <style:paragraph-properties fo:margin-left="0in" fo:margin-right="0in" fo:margin-top="0in" fo:margin-bottom="0in" fo:line-height="100%" fo:text-align="start" fo:text-indent="0in" style:writing-mode="lr-tb">
        <style:tab-stops>
          <style:tab-stop style:position="0.6787in"/>
        </style:tab-stops>
      </style:paragraph-properties>
      <style:text-properties style:use-window-font-color="true" style:text-outline="false" style:text-line-through-styl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Heiti SC"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Heiti SC" fo:font-size="12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Heiti SC" fo:font-size="2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style>
    <style:style style:name="P55" style:family="paragraph">
      <style:paragraph-properties fo:margin-left="0in" fo:margin-right="0in" fo:margin-top="0in" fo:margin-bottom="0in" fo:line-height="100%" fo:text-indent="0in"/>
      <style:text-properties style:use-window-font-color="true" style:text-outline="false" style:text-line-through-styl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ize="6pt"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Heiti SC" fo:font-weight="normal" style:font-name-asian="Heiti SC" style:font-size-asian="10.1000003814697pt" style:font-weight-asian="normal" style:font-size-complex="10.1000003814697pt" style:font-weight-complex="normal"/>
    </style:style>
    <style:style style:name="T9" style:family="text">
      <style:text-properties fo:color="#000000" style:font-name="Times New Roman1" fo:font-size="11pt" fo:font-style="italic" style:font-size-asian="11pt" style:font-name-complex="Times New Roman1" style:font-size-complex="11pt" style:font-style-complex="italic"/>
    </style:style>
    <style:style style:name="T10"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1" style:family="text">
      <style:text-properties fo:color="#000000" style:font-name="OpenSymbol" fo:font-size="11pt" style:font-size-asian="11pt" style:font-name-complex="OpenSymbol" style:font-size-complex="11pt"/>
    </style:style>
    <style:style style:name="T12" style:family="text">
      <style:text-properties fo:color="#000000" style:font-name="OpenSymbol" fo:font-size="29.8999996185303pt" style:font-size-asian="29.8999996185303pt" style:font-name-complex="OpenSymbol" style:font-size-complex="29.8999996185303pt"/>
    </style:style>
    <style:style style:name="T13" style:family="text">
      <style:text-properties fo:color="#000000" style:font-name="Times New Roman1" fo:font-size="11pt" style:font-size-asian="11pt" style:font-name-complex="Times New Roman1" style:font-size-complex="11pt"/>
    </style:style>
    <style:style style:name="T14" style:family="text">
      <style:text-properties fo:color="#000000" style:font-name="OpenSymbol" fo:font-size="16pt" style:font-size-asian="16pt" style:font-name-complex="OpenSymbol" style:font-size-complex="16pt"/>
    </style:style>
    <style:style style:name="T15" style:family="text">
      <style:text-properties fo:color="#000000" style:font-name="OpenSymbol" fo:font-size="6.59999990463257pt" style:font-size-asian="6.59999990463257pt" style:font-name-complex="OpenSymbol" style:font-size-complex="6.59999990463257pt"/>
    </style:style>
    <style:style style:name="T16" style:family="text">
      <style:text-properties fo:color="#000000" style:font-name="Times New Roman1" fo:font-size="6.59999990463257pt" style:font-size-asian="6.59999990463257pt" style:font-name-complex="Times New Roman1" style:font-size-complex="6.59999990463257pt"/>
    </style:style>
    <style:style style:name="T17" style:family="text">
      <style:text-properties fo:color="#000000" style:font-name="OpenSymbol" fo:font-size="14.6000003814697pt" style:font-size-asian="14.6000003814697pt" style:font-name-complex="OpenSymbol" style:font-size-complex="14.6000003814697pt"/>
    </style:style>
    <style:style style:name="T18" style:family="text">
      <style:text-properties fo:color="#000000" style:font-name="Courier New" fo:font-size="8pt" style:font-size-asian="8pt" style:font-name-complex="Courier New" style:font-size-complex="8pt"/>
    </style:style>
    <style:style style:name="T19" style:family="text">
      <style:text-properties fo:color="#000000" style:text-outline="false" style:text-line-through-style="none" style:font-name="Arial2" fo:font-size="7.19999980926514pt" fo:font-style="normal" fo:text-shadow="none" style:text-underline-style="none" fo:font-weight="normal" style:letter-kerning="true" style:font-name-asian="Heiti SC"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font-name="Arial2"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font-name="Arial2" fo:font-size="7pt" fo:font-style="normal" fo:text-shadow="none" style:text-underline-style="none" fo:font-weight="normal" style:letter-kerning="true" style:font-name-asian="Heiti SC"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font-name="Heiti SC" fo:font-size="7pt" fo:font-style="normal" fo:text-shadow="none" style:text-underline-style="none" fo:font-weight="normal" style:letter-kerning="true" style:font-name-asian="Heiti SC"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font-name="Arial2" fo:font-size="7pt" fo:font-style="normal" fo:text-shadow="none" style:text-underline-style="none" fo:font-weight="normal" style:letter-kerning="true" style:font-name-asian="Arial Unicode MS"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font-name="Arial2" fo:font-size="7pt" fo:font-style="normal" fo:text-shadow="none" style:text-underline-style="none" fo:font-weight="normal" style:letter-kerning="true" style:font-name-asian="Heiti TC"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font-name="Arial2" fo:font-size="6.90000009536743pt" fo:font-style="normal" fo:text-shadow="none" style:text-underline-style="none" fo:font-weight="normal" style:letter-kerning="true" style:font-name-asian="Heiti SC"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font-name="Arial2" fo:font-size="6.90000009536743pt" fo:font-style="normal" fo:text-shadow="none" style:text-underline-style="none" fo:font-weight="normal" style:letter-kerning="true" style:font-name-asian="Arial Unicode MS"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font-name="Heiti SC" fo:font-size="6.90000009536743pt" fo:font-style="normal" fo:text-shadow="none" style:text-underline-style="none" fo:font-weight="normal" style:letter-kerning="true" style:font-name-asian="Heiti SC"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Heiti SC"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font-name="Heiti SC" fo:font-size="7.09999990463257pt" fo:font-style="normal" fo:text-shadow="none" style:text-underline-style="none" fo:font-weight="normal" style:letter-kerning="true" style:font-name-asian="Heiti SC" style:font-size-asian="7.09999990463257pt" style:font-style-asian="normal" style:font-weight-asian="normal" style:font-name-complex="Arial2" style:font-size-complex="7.09999990463257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font-name="Heiti SC" fo:font-size="7.09999990463257pt" fo:font-style="normal" fo:text-shadow="none" style:text-underline-style="none" fo:font-weight="normal" style:letter-kerning="true" style:font-name-asian="Arial Unicode MS" style:font-size-asian="7.09999990463257pt" style:font-style-asian="normal" style:font-weight-asian="normal" style:font-name-complex="Arial2" style:font-size-complex="7.09999990463257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11"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89in" fo:min-width="0.1709in" fo:padding-top="0in" fo:padding-bottom="0in" fo:padding-left="0in" fo:padding-right="0in" style:run-through="foreground"/>
    </style:style>
    <style:style style:name="gr2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7"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264in" fo:min-width="3.3354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264in" fo:min-width="2.1354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264in" fo:min-width="2.5354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264in" fo:min-width="3.2689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4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5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366in" fo:min-width="0.2016in" fo:padding-top="0in" fo:padding-bottom="0in" fo:padding-left="0in" fo:padding-right="0in" draw:shadow="hidden" draw:shadow-offset-x="0.0783in" draw:shadow-offset-y="0.0783in" draw:shadow-color="#808080" style:run-through="foreground"/>
    </style:style>
    <style:style style:name="gr5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0846in" fo:padding-top="0in" fo:padding-bottom="0in" fo:padding-left="0in" fo:padding-right="0in"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style:run-through="foreground" style:wrap="run-through" style:number-wrapped-paragraphs="no-limit" style:vertical-pos="middle" style:vertical-rel="baseline" style:horizontal-pos="from-left" style:horizontal-rel="paragraph"/>
    </style:style>
    <style:style style:name="gr5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6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6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6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6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65" style:family="graphic">
      <style:graphic-properties draw:stroke="dash"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7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7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7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7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7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8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9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100" style:family="graphic">
      <style:graphic-properties draw:stroke="dash"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10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0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0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0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0"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1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2"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1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1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2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3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3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3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3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3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3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3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13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2516in" fo:padding-top="0in" fo:padding-bottom="0in" fo:padding-left="0in" fo:padding-right="0in" draw:shadow="hidden" draw:shadow-offset-x="0.0783in" draw:shadow-offset-y="0.0783in" draw:shadow-color="#808080" style:run-through="foreground"/>
    </style:style>
    <style:style style:name="gr13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4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4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5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16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6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7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8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19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1957in" fo:padding-top="0in" fo:padding-bottom="0in" fo:padding-left="0in" fo:padding-right="0in" draw:shadow="hidden" draw:shadow-offset-x="0.0783in" draw:shadow-offset-y="0.0783in" draw:shadow-color="#808080" style:run-through="foreground"/>
    </style:style>
    <style:style style:name="gr19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19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19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9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19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9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0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8in" fo:min-width="0.2516in" fo:padding-top="0in" fo:padding-bottom="0in" fo:padding-left="0in" fo:padding-right="0in" draw:shadow="hidden" draw:shadow-offset-x="0.0783in" draw:shadow-offset-y="0.0783in" draw:shadow-color="#808080" style:run-through="foreground"/>
    </style:style>
    <style:style style:name="gr20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1957in" fo:padding-top="0in" fo:padding-bottom="0in" fo:padding-left="0in" fo:padding-right="0in" draw:shadow="hidden" draw:shadow-offset-x="0.0783in" draw:shadow-offset-y="0.0783in" draw:shadow-color="#808080" style:run-through="foreground"/>
    </style:style>
    <style:style style:name="gr20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362in" fo:padding-top="0in" fo:padding-bottom="0in" fo:padding-left="0in" fo:padding-right="0in" draw:shadow="hidden" draw:shadow-offset-x="0.0783in" draw:shadow-offset-y="0.0783in" draw:shadow-color="#808080" style:run-through="foreground"/>
    </style:style>
    <style:style style:name="gr20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0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1.152in" fo:padding-top="0in" fo:padding-bottom="0in" fo:padding-left="0in" fo:padding-right="0in" draw:shadow="hidden" draw:shadow-offset-x="0.0783in" draw:shadow-offset-y="0.0783in" draw:shadow-color="#808080" style:run-through="foreground"/>
    </style:style>
    <style:style style:name="gr20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1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4835in" fo:padding-top="0in" fo:padding-bottom="0in" fo:padding-left="0in" fo:padding-right="0in" draw:shadow="hidden" draw:shadow-offset-x="0.0783in" draw:shadow-offset-y="0.0783in" draw:shadow-color="#808080" style:run-through="foreground"/>
    </style:style>
    <style:style style:name="gr21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13"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925in" fo:padding-top="0in" fo:padding-bottom="0in" fo:padding-left="0in" fo:padding-right="0in" draw:shadow="hidden" draw:shadow-offset-x="0.0783in" draw:shadow-offset-y="0.0783in" draw:shadow-color="#808080" style:run-through="foreground"/>
    </style:style>
    <style:style style:name="gr215"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16"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3319in" fo:padding-top="0in" fo:padding-bottom="0in" fo:padding-left="0in" fo:padding-right="0in" draw:shadow="hidden" draw:shadow-offset-x="0.0783in" draw:shadow-offset-y="0.0783in" draw:shadow-color="#808080" style:run-through="foreground"/>
    </style:style>
    <style:style style:name="gr218"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19"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783in" fo:padding-top="0in" fo:padding-bottom="0in" fo:padding-left="0in" fo:padding-right="0in" draw:shadow="hidden" draw:shadow-offset-x="0.0783in" draw:shadow-offset-y="0.0783in" draw:shadow-color="#808080" style:run-through="foreground"/>
    </style:style>
    <style:style style:name="gr221"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22"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24"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25"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27"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28"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30"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3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32"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3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3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3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36"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3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3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4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242"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4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4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4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4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4543in" fo:padding-top="0in" fo:padding-bottom="0in" fo:padding-left="0in" fo:padding-right="0in" draw:shadow="hidden" draw:shadow-offset-x="0.0783in" draw:shadow-offset-y="0.0783in" draw:shadow-color="#808080" style:run-through="foreground"/>
    </style:style>
    <style:style style:name="gr24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9638in" fo:padding-top="0in" fo:padding-bottom="0in" fo:padding-left="0in" fo:padding-right="0in" draw:shadow="hidden" draw:shadow-offset-x="0.0783in" draw:shadow-offset-y="0.0783in" draw:shadow-color="#808080" style:run-through="foreground"/>
    </style:style>
    <style:style style:name="gr248"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4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5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72in" fo:padding-top="0in" fo:padding-bottom="0in" fo:padding-left="0in" fo:padding-right="0in" draw:shadow="hidden" draw:shadow-offset-x="0.0783in" draw:shadow-offset-y="0.0783in" draw:shadow-color="#808080" style:run-through="foreground"/>
    </style:style>
    <style:style style:name="gr25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5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25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5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25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6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6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6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6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6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6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6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6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26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0008in" fo:padding-top="0in" fo:padding-bottom="0in" fo:padding-left="0in" fo:padding-right="0in" draw:shadow="hidden" draw:shadow-offset-x="0.0783in" draw:shadow-offset-y="0.0783in" draw:shadow-color="#808080" style:run-through="foreground"/>
    </style:style>
    <style:style style:name="gr269" style:family="graphic">
      <style:graphic-properties style:run-through="foreground"/>
    </style:style>
    <style:style style:name="gr27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362in" fo:padding-top="0in" fo:padding-bottom="0in" fo:padding-left="0in" fo:padding-right="0in" draw:shadow="hidden" draw:shadow-offset-x="0.0783in" draw:shadow-offset-y="0.0783in" draw:shadow-color="#808080" style:run-through="foreground"/>
    </style:style>
    <style:style style:name="gr27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7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1.152in" fo:padding-top="0in" fo:padding-bottom="0in" fo:padding-left="0in" fo:padding-right="0in" draw:shadow="hidden" draw:shadow-offset-x="0.0783in" draw:shadow-offset-y="0.0783in" draw:shadow-color="#808080" style:run-through="foreground"/>
    </style:style>
    <style:style style:name="gr27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7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5772in" fo:padding-top="0in" fo:padding-bottom="0in" fo:padding-left="0in" fo:padding-right="0in" draw:shadow="hidden" draw:shadow-offset-x="0.0783in" draw:shadow-offset-y="0.0783in" draw:shadow-color="#808080" style:run-through="foreground"/>
    </style:style>
    <style:style style:name="gr27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80"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925in" fo:padding-top="0in" fo:padding-bottom="0in" fo:padding-left="0in" fo:padding-right="0in" draw:shadow="hidden" draw:shadow-offset-x="0.0783in" draw:shadow-offset-y="0.0783in" draw:shadow-color="#808080" style:run-through="foreground"/>
    </style:style>
    <style:style style:name="gr282"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83"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3319in" fo:padding-top="0in" fo:padding-bottom="0in" fo:padding-left="0in" fo:padding-right="0in" draw:shadow="hidden" draw:shadow-offset-x="0.0783in" draw:shadow-offset-y="0.0783in" draw:shadow-color="#808080" style:run-through="foreground"/>
    </style:style>
    <style:style style:name="gr285"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86"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783in" fo:padding-top="0in" fo:padding-bottom="0in" fo:padding-left="0in" fo:padding-right="0in" draw:shadow="hidden" draw:shadow-offset-x="0.0783in" draw:shadow-offset-y="0.0783in" draw:shadow-color="#808080" style:run-through="foreground"/>
    </style:style>
    <style:style style:name="gr288"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89"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91"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92"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94"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95"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97"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9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29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0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0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0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03"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0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0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0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30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1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1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1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4543in" fo:padding-top="0in" fo:padding-bottom="0in" fo:padding-left="0in" fo:padding-right="0in" draw:shadow="hidden" draw:shadow-offset-x="0.0783in" draw:shadow-offset-y="0.0783in" draw:shadow-color="#808080" style:run-through="foreground"/>
    </style:style>
    <style:style style:name="gr314"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1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1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8in" fo:min-width="0.272in" fo:padding-top="0in" fo:padding-bottom="0in" fo:padding-left="0in" fo:padding-right="0in" draw:shadow="hidden" draw:shadow-offset-x="0.0783in" draw:shadow-offset-y="0.0783in" draw:shadow-color="#808080" style:run-through="foreground"/>
    </style:style>
    <style:style style:name="gr31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2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32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2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32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2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2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2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2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3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3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3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33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3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3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41"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43"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45"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47"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49"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51"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5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5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5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5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5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58"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6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61"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6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6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6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6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67"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6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7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7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37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7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7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7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7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8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8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8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8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374in" fo:padding-top="0in" fo:padding-bottom="0in" fo:padding-left="0in" fo:padding-right="0in" draw:shadow="hidden" draw:shadow-offset-x="0.0783in" draw:shadow-offset-y="0.0783in" draw:shadow-color="#808080" style:run-through="foreground"/>
    </style:style>
    <style:style style:name="gr385"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8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8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39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9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39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94"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396"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9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39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9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0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40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0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1571in" fo:padding-top="0in" fo:padding-bottom="0in" fo:padding-left="0in" fo:padding-right="0in" draw:shadow="hidden" draw:shadow-offset-x="0.0783in" draw:shadow-offset-y="0.0783in" draw:shadow-color="#808080" style:run-through="foreground"/>
    </style:style>
    <style:style style:name="gr40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0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0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0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0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571in" fo:padding-top="0in" fo:padding-bottom="0in" fo:padding-left="0in" fo:padding-right="0in" draw:shadow="hidden" draw:shadow-offset-x="0.0783in" draw:shadow-offset-y="0.0783in" draw:shadow-color="#808080" style:run-through="foreground"/>
    </style:style>
    <style:style style:name="gr41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1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1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492in" fo:padding-top="0in" fo:padding-bottom="0in" fo:padding-left="0in" fo:padding-right="0in" draw:shadow="hidden" draw:shadow-offset-x="0.0783in" draw:shadow-offset-y="0.0783in" draw:shadow-color="#808080" style:run-through="foreground"/>
    </style:style>
    <style:style style:name="gr415"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16"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4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41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2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2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374in" fo:padding-top="0in" fo:padding-bottom="0in" fo:padding-left="0in" fo:padding-right="0in" draw:shadow="hidden" draw:shadow-offset-x="0.0783in" draw:shadow-offset-y="0.0783in" draw:shadow-color="#808080" style:run-through="foreground"/>
    </style:style>
    <style:style style:name="gr42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2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2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428"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431"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32"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434"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3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3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3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3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44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4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1571in" fo:padding-top="0in" fo:padding-bottom="0in" fo:padding-left="0in" fo:padding-right="0in" draw:shadow="hidden" draw:shadow-offset-x="0.0783in" draw:shadow-offset-y="0.0783in" draw:shadow-color="#808080" style:run-through="foreground"/>
    </style:style>
    <style:style style:name="gr44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4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4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4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4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571in" fo:padding-top="0in" fo:padding-bottom="0in" fo:padding-left="0in" fo:padding-right="0in" draw:shadow="hidden" draw:shadow-offset-x="0.0783in" draw:shadow-offset-y="0.0783in" draw:shadow-color="#808080" style:run-through="foreground"/>
    </style:style>
    <style:style style:name="gr448"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4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5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492in" fo:padding-top="0in" fo:padding-bottom="0in" fo:padding-left="0in" fo:padding-right="0in" draw:shadow="hidden" draw:shadow-offset-x="0.0783in" draw:shadow-offset-y="0.0783in" draw:shadow-color="#808080" style:run-through="foreground"/>
    </style:style>
    <style:style style:name="gr45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454"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45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45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5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5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6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6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6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67"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6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70"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7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7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7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7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7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7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7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8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8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84"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8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87"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8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9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92"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94"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9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9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9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49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0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0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0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0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0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0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0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1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1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1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2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2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2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2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2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2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2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30"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3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8835in" fo:padding-top="0in" fo:padding-bottom="0in" fo:padding-left="0in" fo:padding-right="0in" draw:shadow="hidden" draw:shadow-offset-x="0.0783in" draw:shadow-offset-y="0.0783in" draw:shadow-color="#808080" style:run-through="foreground"/>
    </style:style>
    <style:style style:name="gr53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3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1.2783in" fo:padding-top="0in" fo:padding-bottom="0in" fo:padding-left="0in" fo:padding-right="0in" draw:shadow="hidden" draw:shadow-offset-x="0.0783in" draw:shadow-offset-y="0.0783in" draw:shadow-color="#808080" style:run-through="foreground"/>
    </style:style>
    <style:style style:name="gr536"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37"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3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4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4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4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4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4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5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5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52"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53"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54"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5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56"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5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58"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5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70"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7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7283in" fo:padding-top="0in" fo:padding-bottom="0in" fo:padding-left="0in" fo:padding-right="0in" draw:shadow="hidden" draw:shadow-offset-x="0.0783in" draw:shadow-offset-y="0.0783in" draw:shadow-color="#808080" style:run-through="foreground"/>
    </style:style>
    <style:style style:name="gr572"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7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74"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75"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7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9571in" fo:padding-top="0in" fo:padding-bottom="0in" fo:padding-left="0in" fo:padding-right="0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比特币：一种点对点电子货币系统</text:h>
      <text:p text:style-name="P2"/>
      <text:p text:style-name="P2">Satoshi Nakamoto</text:p>
      <text:p text:style-name="P2">satoshin@gmx.com</text:p>
      <text:p text:style-name="P2">www.bitcoin.org</text:p>
      <text:p text:style-name="P2"/>
      <text:p text:style-name="P2">Translated into Simplified Chinese from bitcoin.org/bitcoin.pdf</text:p>
      <text:p text:style-name="P2">by @shdxiang</text:p>
      <text:p text:style-name="P2">xiaoxiang.io</text:p>
      <text:p text:style-name="P2"/>
      <text:p text:style-name="P2"/>
      <text:p text:style-name="P7"><text:span text:style-name="T3">摘要. <text:s/></text:span>一种完全的点对点电子货币应当允许在线支付从一方直接发送到另一方而不需要通过一个金融机构。数字签名提供了部分解决方案，但如果仍需一个可信任第三方来防止双重支付，那就失去了电子货币的主要优点。我们提出一种使用点对点网络解决双重支付问题的方案。该网络通过将交易哈希进一条持续增长的基于哈希的工作量证明链来给交易打上时间戳，形成一条除非重做工作量证明否则不能更改的记录。最长的链不仅是被见证事件序列的证据，而且也是它本身是由最大 CPU 算力池产生的证据。只要多数的 CPU 算力被不打算联合攻击网络的节点控制，这些节点就将生成最长的链而超过攻击者。这种网络本身只需极简的架构。信息将被尽力广播，节点可以随时离开和重新加入网络，只需接受最长的工作量证明链作为它们离开时发生事件的证据。</text:p>
      <text:p text:style-name="P8"/>
      <text:h text:style-name="P12" text:outline-level="2"><text:span text:style-name="T3">1. <text:s text:c="3"/></text:span><text:span text:style-name="T3">简介</text:span></text:h>
      <text:p text:style-name="P15">互联网贸易已经变得几乎完全依赖金融机构作为可信任第三方来处理电子支付。尽管对于大部分交易这种系统运行得足够好，但仍需忍受基于信任模型这个固有缺点。由于金融机构不可避免的需要仲裁纠纷，完全的不可撤销交易实际是做不到的。仲裁成本增加了交易成本，限制了最小实际交易额度从而杜绝了日常小额交易的可能性，而且由于不支持不可撤销支付，对不可撤销服务进行支付将需要更大的成本。由于存在交易被撤销的可能性，对于信任的需求将更广泛。商家必须警惕他们的客户，麻烦他们提供更多他本不必要的信息。一定比例的欺诈被认为是不可避免的。虽可通过当面使用实物货币来避免这些成本及支付的不确定性，但不存在不引入一个可信任方而能在通信通道上进行支付的机制。 </text:p>
      <text:p text:style-name="P3">我们需要的是一个基于密码学原理而不是信任的电子支付系统，该系统允许任何有交易意愿的双方能直接交易而不需要一个可信任第三方。交易在计算上的不可撤销将保护卖家不被欺诈，用来保护买家的程序化合约机制也应该较容易实现。在这篇论文中，我们提出一种使用点对点分布式时间戳服务器为基于时间的交易序列生成计算上的证据来解决双重支付问题的方案。只要诚实节点集体控制的 CPU 算力大于每一个合作攻击节点群的 CPU 算力，这个系统就是安全的。</text:p>
      <text:h text:style-name="P13" text:outline-level="2"><text:soft-page-break/>2. <text:s text:c="3"/>交易</text:h>
      <text:p text:style-name="P9">我们定义一枚电子货币就是一条数字签名链。每个拥有者都通过将上一次交易和下一个拥有者的公钥的哈希值的数字签名添加到此货币末尾的方式将这枚货币转移给下一个拥有者。收款人可以通过验证数字签名来证实其为该链的所有者。</text:p>
      <text:p text:style-name="P17"><draw:g text:anchor-type="as-char" draw:z-index="9" draw:style-name="gr55"><draw:polygon draw:style-name="gr56" draw:text-style-name="P36" svg:width="0.8508in" svg:height="1.5484in" svg:x="0.2319in" svg:y="0in" svg:viewBox="0 0 2162 3934" draw:points="1083,3934 0,3934 0,0 2162,0 2162,3934"><text:p text:style-name="P35"><text:span text:style-name="T22">交易</text:span></text:p></draw:polygon><draw:polygon draw:style-name="gr57" draw:text-style-name="P28" svg:width="0.6957in" svg:height="0.3094in" svg:x="0.3094in" svg:y="0.2315in" svg:viewBox="0 0 1768 787" draw:points="886,787 0,787 0,0 1768,0 1768,787"><text:p text:style-name="P27"><text:span text:style-name="T23">所有者</text:span><text:span text:style-name="T23">1</text:span></text:p><text:p text:style-name="P27"><text:span text:style-name="T23">的公钥</text:span></text:p></draw:polygon><draw:polygon draw:style-name="gr58" draw:text-style-name="P28" svg:width="0.5413in" svg:height="0.3091in" svg:x="0.3874in" svg:y="1.1598in" svg:viewBox="0 0 1376 786" draw:points="688,786 0,786 0,0 1376,0 1376,786"><text:p text:style-name="P27"><text:span text:style-name="T23">所有者</text:span><text:span text:style-name="T23">0</text:span></text:p><text:p text:style-name="P27"><text:span text:style-name="T23">的签名</text:span></text:p></draw:polygon><draw:polygon draw:style-name="gr59" draw:text-style-name="P28" svg:width="0.3091in" svg:height="0.1551in" svg:x="0.4638in" svg:y="0.7736in" svg:viewBox="0 0 786 395" draw:points="395,395 0,395 0,0 786,0 786,395"><text:p text:style-name="P27"><text:span text:style-name="T22">哈希</text:span></text:p></draw:polygon><draw:polygon draw:style-name="gr60" draw:text-style-name="P29" svg:width="0.3091in" svg:height="0.1551in" svg:x="0.4638in" svg:y="0.7736in" svg:viewBox="0 0 786 395" draw:points="395,395 0,395 0,0 786,0 786,395"><text:p/></draw:polygon><draw:polygon draw:style-name="gr61" draw:text-style-name="P29" svg:width="0.0622in" svg:height="0.0913in" svg:x="0.665in" svg:y="0.6815in" svg:viewBox="0 0 159 233" draw:points="78,233 0,0 159,0"><text:p/></draw:polygon><draw:line draw:style-name="gr62" draw:text-style-name="P29" svg:x1="0.6953in" svg:y1="0.5421in" svg:x2="0.6953in" svg:y2="0.7004in"><text:p/></draw:line><draw:polygon draw:style-name="gr63" draw:text-style-name="P29" svg:width="0.0606in" svg:height="0.0929in" svg:x="0.5886in" svg:y="1.0685in" svg:viewBox="0 0 155 237" draw:points="78,237 0,0 155,0"><text:p/></draw:polygon><draw:line draw:style-name="gr64" draw:text-style-name="P29" svg:x1="0.6189in" svg:y1="0.9291in" svg:x2="0.6189in" svg:y2="1.0878in"><text:p/></draw:line><draw:line draw:style-name="gr65" draw:text-style-name="P29" svg:x1="0.9291in" svg:y1="0.5421in" svg:x2="0.9291in" svg:y2="0.9295in"><text:p/></draw:line><draw:polygon draw:style-name="gr66" draw:text-style-name="P31" svg:width="0.8512in" svg:height="1.5484in" svg:x="1.4705in" svg:y="0in" svg:viewBox="0 0 2163 3934" draw:points="1080,3934 0,3934 0,0 2163,0 2163,3934"><text:p text:style-name="P30"><text:span text:style-name="T22">交易</text:span></text:p></draw:polygon><draw:polygon draw:style-name="gr67" draw:text-style-name="P28" svg:width="0.6969in" svg:height="0.3094in" svg:x="1.5469in" svg:y="0.2315in" svg:viewBox="0 0 1771 787" draw:points="886,787 0,787 0,0 1771,0 1771,787"><text:p text:style-name="P27"><text:span text:style-name="T23">所有者</text:span><text:span text:style-name="T23">2</text:span></text:p><text:p text:style-name="P27"><text:span text:style-name="T23">的公钥</text:span></text:p></draw:polygon><draw:polygon draw:style-name="gr68" draw:text-style-name="P31" svg:width="0.5413in" svg:height="0.3091in" svg:x="1.6248in" svg:y="1.1598in" svg:viewBox="0 0 1376 786" draw:points="688,786 0,786 0,0 1376,0 1376,786"><text:p text:style-name="P30"><text:span text:style-name="T23">所有者</text:span><text:span text:style-name="T23">1</text:span></text:p><text:p text:style-name="P27"><text:span text:style-name="T23">的签名</text:span></text:p></draw:polygon><draw:polygon draw:style-name="gr69" draw:text-style-name="P28" svg:width="0.3094in" svg:height="0.1551in" svg:x="1.7024in" svg:y="0.7736in" svg:viewBox="0 0 787 395" draw:points="392,395 0,395 0,0 787,0 787,395"><text:p text:style-name="P27"><text:span text:style-name="T22">哈希</text:span></text:p></draw:polygon><draw:polygon draw:style-name="gr70" draw:text-style-name="P29" svg:width="0.3094in" svg:height="0.1551in" svg:x="1.7024in" svg:y="0.7736in" svg:viewBox="0 0 787 395" draw:points="392,395 0,395 0,0 787,0 787,395"><text:p/></draw:polygon><draw:polygon draw:style-name="gr71" draw:text-style-name="P29" svg:width="0.0606in" svg:height="0.0913in" svg:x="1.9039in" svg:y="0.6815in" svg:viewBox="0 0 155 233" draw:points="78,233 0,0 155,0"><text:p/></draw:polygon><draw:line draw:style-name="gr72" draw:text-style-name="P29" svg:x1="1.9346in" svg:y1="0.5421in" svg:x2="1.9346in" svg:y2="0.7004in"><text:p/></draw:line><draw:polygon draw:style-name="gr73" draw:text-style-name="P29" svg:width="0.0622in" svg:height="0.0929in" svg:x="1.826in" svg:y="1.0685in" svg:viewBox="0 0 159 237" draw:points="78,237 0,0 159,0"><text:p/></draw:polygon><draw:line draw:style-name="gr74" draw:text-style-name="P29" svg:x1="1.8567in" svg:y1="0.9291in" svg:x2="1.8567in" svg:y2="1.0878in"><text:p/></draw:line><draw:polygon draw:style-name="gr75" draw:text-style-name="P29" svg:width="0.0969in" svg:height="0.065in" svg:x="1.5276in" svg:y="1.1736in" svg:viewBox="0 0 247 166" draw:points="247,166 0,141 63,0"><text:p/></draw:polygon><draw:line draw:style-name="gr76" draw:text-style-name="P29" svg:x1="0.9291in" svg:y1="0.9291in" svg:x2="0.9429in" svg:y2="0.9362in"><text:p/></draw:line><draw:line draw:style-name="gr77" draw:text-style-name="P29" svg:x1="0.9567in" svg:y1="0.9421in" svg:x2="0.9705in" svg:y2="0.9492in"><text:p/></draw:line><draw:line draw:style-name="gr78" draw:text-style-name="P29" svg:x1="0.9846in" svg:y1="0.9543in" svg:x2="0.9996in" svg:y2="0.9614in"><text:p/></draw:line><draw:line draw:style-name="gr79" draw:text-style-name="P29" svg:x1="1.0138in" svg:y1="0.9661in" svg:x2="1.0276in" svg:y2="0.9728in"><text:p/></draw:line><draw:line draw:style-name="gr80" draw:text-style-name="P29" svg:x1="1.0413in" svg:y1="0.9791in" svg:x2="1.0567in" svg:y2="0.9862in"><text:p/></draw:line><draw:line draw:style-name="gr81" draw:text-style-name="P29" svg:x1="1.0705in" svg:y1="0.9921in" svg:x2="1.0846in" svg:y2="0.9992in"><text:p/></draw:line><draw:line draw:style-name="gr82" draw:text-style-name="P29" svg:x1="1.098in" svg:y1="1.0055in" svg:x2="1.1134in" svg:y2="1.0114in"><text:p/></draw:line><draw:line draw:style-name="gr83" draw:text-style-name="P29" svg:x1="1.1276in" svg:y1="1.0185in" svg:x2="1.1413in" svg:y2="1.024in"><text:p/></draw:line><draw:line draw:style-name="gr84" draw:text-style-name="P29" svg:x1="1.1555in" svg:y1="1.0307in" svg:x2="1.1693in" svg:y2="1.0362in"><text:p/></draw:line><draw:line draw:style-name="gr85" draw:text-style-name="P29" svg:x1="1.1846in" svg:y1="1.0425in" svg:x2="1.1984in" svg:y2="1.048in"><text:p/></draw:line><draw:line draw:style-name="gr86" draw:text-style-name="P29" svg:x1="1.2122in" svg:y1="1.0555in" svg:x2="1.226in" svg:y2="1.0614in"><text:p/></draw:line><draw:line draw:style-name="gr87" draw:text-style-name="P29" svg:x1="1.2398in" svg:y1="1.0685in" svg:x2="1.2551in" svg:y2="1.074in"><text:p/></draw:line><draw:line draw:style-name="gr88" draw:text-style-name="P29" svg:x1="1.2689in" svg:y1="1.0807in" svg:x2="1.2827in" svg:y2="1.0878in"><text:p/></draw:line><draw:line draw:style-name="gr89" draw:text-style-name="P29" svg:x1="1.2969in" svg:y1="1.0925in" svg:x2="1.3122in" svg:y2="1.0992in"><text:p/></draw:line><draw:line draw:style-name="gr90" draw:text-style-name="P29" svg:x1="1.326in" svg:y1="1.1055in" svg:x2="1.3402in" svg:y2="1.1126in"><text:p/></draw:line><draw:line draw:style-name="gr91" draw:text-style-name="P29" svg:x1="1.3539in" svg:y1="1.1185in" svg:x2="1.3693in" svg:y2="1.1256in"><text:p/></draw:line><draw:line draw:style-name="gr92" draw:text-style-name="P29" svg:x1="1.3831in" svg:y1="1.1307in" svg:x2="1.3969in" svg:y2="1.1378in"><text:p/></draw:line><draw:line draw:style-name="gr93" draw:text-style-name="P29" svg:x1="1.411in" svg:y1="1.1425in" svg:x2="1.4248in" svg:y2="1.1492in"><text:p/></draw:line><draw:line draw:style-name="gr94" draw:text-style-name="P29" svg:x1="1.4398in" svg:y1="1.1571in" svg:x2="1.4535in" svg:y2="1.1626in"><text:p/></draw:line><draw:line draw:style-name="gr95" draw:text-style-name="P29" svg:x1="1.4677in" svg:y1="1.1689in" svg:x2="1.4819in" svg:y2="1.1744in"><text:p/></draw:line><draw:line draw:style-name="gr96" draw:text-style-name="P29" svg:x1="1.4969in" svg:y1="1.1815in" svg:x2="1.511in" svg:y2="1.1874in"><text:p/></draw:line><draw:line draw:style-name="gr97" draw:text-style-name="P29" svg:x1="1.5248in" svg:y1="1.1949in" svg:x2="1.5386in" svg:y2="1.2004in"><text:p/></draw:line><draw:line draw:style-name="gr98" draw:text-style-name="P29" svg:x1="1.5539in" svg:y1="1.2071in" svg:x2="1.5567in" svg:y2="1.2087in"><text:p/></draw:line><draw:frame draw:style-name="gr99" draw:text-style-name="P34" svg:width="0.0287in" svg:height="0.1134in" draw:transform="rotate (-0.398458668231417) translate (1.17222222222222in 0.977220034995625in)"><draw:text-box><text:p text:style-name="P30"><text:span text:style-name="T24"><text:s/></text:span></text:p></draw:text-box></draw:frame><draw:line draw:style-name="gr100" draw:text-style-name="P29" svg:x1="2.1661in" svg:y1="0.5421in" svg:x2="2.1661in" svg:y2="0.9295in"><text:p/></draw:line><draw:polygon draw:style-name="gr101" draw:text-style-name="P31" svg:width="0.8508in" svg:height="1.5484in" svg:x="2.7083in" svg:y="0in" svg:viewBox="0 0 2162 3934" draw:points="1083,3934 0,3934 0,0 2162,0 2162,3934"><text:p text:style-name="P30"><text:span text:style-name="T22">交易</text:span></text:p></draw:polygon><draw:polygon draw:style-name="gr102" draw:text-style-name="P28" svg:width="0.6957in" svg:height="0.3094in" svg:x="2.7858in" svg:y="0.2315in" svg:viewBox="0 0 1768 787" draw:points="886,787 0,787 0,0 1768,0 1768,787"><text:p text:style-name="P27"><text:span text:style-name="T23">所有者</text:span><text:span text:style-name="T23">3</text:span></text:p><text:p text:style-name="P27"><text:span text:style-name="T23">的公钥</text:span></text:p></draw:polygon><draw:polygon draw:style-name="gr103" draw:text-style-name="P31" svg:width="0.5413in" svg:height="0.3091in" svg:x="2.8638in" svg:y="1.1598in" svg:viewBox="0 0 1376 786" draw:points="688,786 0,786 0,0 1376,0 1376,786"><text:p text:style-name="P30"><text:span text:style-name="T23">所有者</text:span><text:span text:style-name="T23">2</text:span></text:p><text:p text:style-name="P27"><text:span text:style-name="T23">的签名</text:span></text:p></draw:polygon><draw:polygon draw:style-name="gr104" draw:text-style-name="P28" svg:width="0.3091in" svg:height="0.1551in" svg:x="2.9398in" svg:y="0.7736in" svg:viewBox="0 0 786 395" draw:points="395,395 0,395 0,0 786,0 786,395"><text:p text:style-name="P27"><text:span text:style-name="T22">哈希</text:span></text:p></draw:polygon><draw:polygon draw:style-name="gr105" draw:text-style-name="P29" svg:width="0.3091in" svg:height="0.1551in" svg:x="2.9398in" svg:y="0.7736in" svg:viewBox="0 0 786 395" draw:points="395,395 0,395 0,0 786,0 786,395"><text:p/></draw:polygon><draw:polygon draw:style-name="gr106" draw:text-style-name="P29" svg:width="0.0622in" svg:height="0.0913in" svg:x="3.1413in" svg:y="0.6815in" svg:viewBox="0 0 159 233" draw:points="78,233 0,0 159,0"><text:p/></draw:polygon><draw:line draw:style-name="gr107" draw:text-style-name="P29" svg:x1="3.1717in" svg:y1="0.5421in" svg:x2="3.1717in" svg:y2="0.7004in"><text:p/></draw:line><draw:polygon draw:style-name="gr108" draw:text-style-name="P29" svg:width="0.0606in" svg:height="0.0929in" svg:x="3.065in" svg:y="1.0685in" svg:viewBox="0 0 155 237" draw:points="78,237 0,0 155,0"><text:p/></draw:polygon><draw:line draw:style-name="gr109" draw:text-style-name="P29" svg:x1="3.0953in" svg:y1="0.9291in" svg:x2="3.0953in" svg:y2="1.0878in"><text:p/></draw:line><draw:polygon draw:style-name="gr110" draw:text-style-name="P29" svg:width="0.0606in" svg:height="0.0913in" svg:x="2.9874in" svg:y="0.6815in" svg:viewBox="0 0 155 233" draw:points="77,233 0,0 155,0"><text:p/></draw:polygon><draw:line draw:style-name="gr111" draw:text-style-name="P29" svg:x1="3.0177in" svg:y1="0.6189in" svg:x2="3.0177in" svg:y2="0.6992in"><text:p/></draw:line><draw:polygon draw:style-name="gr112" draw:text-style-name="P29" svg:width="0.0969in" svg:height="0.065in" svg:x="2.7661in" svg:y="1.1736in" svg:viewBox="0 0 247 166" draw:points="247,166 0,141 63,0"><text:p/></draw:polygon><draw:line draw:style-name="gr113" draw:text-style-name="P29" svg:x1="2.1661in" svg:y1="0.9291in" svg:x2="2.1799in" svg:y2="0.9362in"><text:p/></draw:line><draw:line draw:style-name="gr114" draw:text-style-name="P29" svg:x1="2.1941in" svg:y1="0.9421in" svg:x2="2.2094in" svg:y2="0.9492in"><text:p/></draw:line><draw:line draw:style-name="gr115" draw:text-style-name="P29" svg:x1="2.2232in" svg:y1="0.9543in" svg:x2="2.2374in" svg:y2="0.9614in"><text:p/></draw:line><draw:line draw:style-name="gr116" draw:text-style-name="P29" svg:x1="2.2524in" svg:y1="0.9661in" svg:x2="2.2665in" svg:y2="0.9728in"><text:p/></draw:line><draw:line draw:style-name="gr117" draw:text-style-name="P29" svg:x1="2.2803in" svg:y1="0.9791in" svg:x2="2.2941in" svg:y2="0.9862in"><text:p/></draw:line><draw:line draw:style-name="gr118" draw:text-style-name="P29" svg:x1="2.3083in" svg:y1="0.9921in" svg:x2="2.3232in" svg:y2="0.9992in"><text:p/></draw:line><draw:line draw:style-name="gr119" draw:text-style-name="P29" svg:x1="2.3374in" svg:y1="1.0055in" svg:x2="2.3512in" svg:y2="1.0114in"><text:p/></draw:line><draw:line draw:style-name="gr120" draw:text-style-name="P29" svg:x1="2.365in" svg:y1="1.0185in" svg:x2="2.3791in" svg:y2="1.024in"><text:p/></draw:line><draw:line draw:style-name="gr121" draw:text-style-name="P29" svg:x1="2.3941in" svg:y1="1.0307in" svg:x2="2.4083in" svg:y2="1.0362in"><text:p/></draw:line><draw:line draw:style-name="gr122" draw:text-style-name="P29" svg:x1="2.4217in" svg:y1="1.0425in" svg:x2="2.4354in" svg:y2="1.048in"><text:p/></draw:line><draw:line draw:style-name="gr123" draw:text-style-name="P29" svg:x1="2.4512in" svg:y1="1.0555in" svg:x2="2.465in" svg:y2="1.0614in"><text:p/></draw:line><draw:line draw:style-name="gr124" draw:text-style-name="P29" svg:x1="2.4791in" svg:y1="1.0685in" svg:x2="2.4929in" svg:y2="1.074in"><text:p/></draw:line><draw:line draw:style-name="gr125" draw:text-style-name="P29" svg:x1="2.5083in" svg:y1="1.0807in" svg:x2="2.522in" svg:y2="1.0878in"><text:p/></draw:line><draw:line draw:style-name="gr126" draw:text-style-name="P29" svg:x1="2.5358in" svg:y1="1.0925in" svg:x2="2.5496in" svg:y2="1.0992in"><text:p/></draw:line><draw:line draw:style-name="gr127" draw:text-style-name="P29" svg:x1="2.5638in" svg:y1="1.1055in" svg:x2="2.5791in" svg:y2="1.1126in"><text:p/></draw:line><draw:line draw:style-name="gr128" draw:text-style-name="P29" svg:x1="2.5925in" svg:y1="1.1185in" svg:x2="2.6063in" svg:y2="1.1256in"><text:p/></draw:line><draw:line draw:style-name="gr129" draw:text-style-name="P29" svg:x1="2.6205in" svg:y1="1.1307in" svg:x2="2.6346in" svg:y2="1.1378in"><text:p/></draw:line><draw:line draw:style-name="gr130" draw:text-style-name="P29" svg:x1="2.6496in" svg:y1="1.1425in" svg:x2="2.6638in" svg:y2="1.1492in"><text:p/></draw:line><draw:line draw:style-name="gr131" draw:text-style-name="P29" svg:x1="2.6776in" svg:y1="1.1571in" svg:x2="2.6913in" svg:y2="1.1626in"><text:p/></draw:line><draw:line draw:style-name="gr132" draw:text-style-name="P29" svg:x1="2.7067in" svg:y1="1.1689in" svg:x2="2.7205in" svg:y2="1.1744in"><text:p/></draw:line><draw:line draw:style-name="gr133" draw:text-style-name="P29" svg:x1="2.7346in" svg:y1="1.1815in" svg:x2="2.7484in" svg:y2="1.1874in"><text:p/></draw:line><draw:line draw:style-name="gr134" draw:text-style-name="P29" svg:x1="2.7622in" svg:y1="1.1949in" svg:x2="2.7776in" svg:y2="1.2004in"><text:p/></draw:line><draw:line draw:style-name="gr135" draw:text-style-name="P29" svg:x1="2.7913in" svg:y1="1.2071in" svg:x2="2.7957in" svg:y2="1.2087in"><text:p/></draw:line><draw:frame draw:style-name="gr136" draw:text-style-name="P34" svg:width="0.0287in" svg:height="0.1134in" draw:transform="rotate (-0.398458668231417) translate (2.41041666666667in 0.977220034995625in)"><draw:text-box><text:p text:style-name="P30"><text:span text:style-name="T24"><text:s/></text:span></text:p></draw:text-box></draw:frame><draw:frame draw:style-name="gr137" draw:text-style-name="P37" svg:width="0.2516in" svg:height="0.1134in" draw:transform="rotate (-0.405614518164592) translate (2.43958333333333in 0.917497812773403in)"><draw:text-box><text:p text:style-name="P30"><text:span text:style-name="T23">验证</text:span></text:p></draw:text-box></draw:frame><draw:polygon draw:style-name="gr138" draw:text-style-name="P28" svg:width="0.6969in" svg:height="0.3094in" svg:x="1.5469in" svg:y="1.7807in" svg:viewBox="0 0 1771 787" draw:points="886,787 0,787 0,0 1771,0 1771,787"><text:p text:style-name="P27"><text:span text:style-name="T23">所有者</text:span><text:span text:style-name="T23">2</text:span></text:p><text:p text:style-name="P27"><text:span text:style-name="T23">的私钥</text:span></text:p></draw:polygon><draw:polygon draw:style-name="gr139" draw:text-style-name="P28" svg:width="0.6957in" svg:height="0.3094in" svg:x="0.3094in" svg:y="1.7807in" svg:viewBox="0 0 1768 787" draw:points="886,787 0,787 0,0 1768,0 1768,787"><text:p text:style-name="P27"><text:span text:style-name="T23">所有者</text:span><text:span text:style-name="T23">1</text:span></text:p><text:p text:style-name="P27"><text:span text:style-name="T23">的私钥</text:span></text:p></draw:polygon><draw:polygon draw:style-name="gr140" draw:text-style-name="P29" svg:width="0.0929in" svg:height="0.0799in" svg:x="2.7705in" svg:y="1.3925in" svg:viewBox="0 0 237 204" draw:points="237,0 92,204 0,81"><text:p/></draw:polygon><draw:line draw:style-name="gr141" draw:text-style-name="P29" svg:x1="2.2441in" svg:y1="1.8579in" svg:x2="2.2567in" svg:y2="1.848in"><text:p/></draw:line><draw:line draw:style-name="gr142" draw:text-style-name="P29" svg:x1="2.2689in" svg:y1="1.839in" svg:x2="2.2815in" svg:y2="1.8307in"><text:p/></draw:line><draw:line draw:style-name="gr143" draw:text-style-name="P29" svg:x1="2.2941in" svg:y1="1.8193in" svg:x2="2.3067in" svg:y2="1.8098in"><text:p/></draw:line><draw:line draw:style-name="gr144" draw:text-style-name="P29" svg:x1="2.3189in" svg:y1="1.8008in" svg:x2="2.3315in" svg:y2="1.7925in"><text:p/></draw:line><draw:line draw:style-name="gr145" draw:text-style-name="P29" svg:x1="2.3425in" svg:y1="1.7835in" svg:x2="2.3551in" svg:y2="1.7736in"><text:p/></draw:line><draw:line draw:style-name="gr146" draw:text-style-name="P29" svg:x1="2.3677in" svg:y1="1.7654in" svg:x2="2.3803in" svg:y2="1.7555in"><text:p/></draw:line><draw:line draw:style-name="gr147" draw:text-style-name="P29" svg:x1="2.3925in" svg:y1="1.7445in" svg:x2="2.4051in" svg:y2="1.7362in"><text:p/></draw:line><draw:line draw:style-name="gr148" draw:text-style-name="P29" svg:x1="2.4177in" svg:y1="1.7283in" svg:x2="2.4303in" svg:y2="1.7185in"><text:p/></draw:line><draw:line draw:style-name="gr149" draw:text-style-name="P29" svg:x1="2.4425in" svg:y1="1.7087in" svg:x2="2.4551in" svg:y2="1.7in"><text:p/></draw:line><draw:line draw:style-name="gr150" draw:text-style-name="P29" svg:x1="2.4677in" svg:y1="1.6906in" svg:x2="2.4803in" svg:y2="1.6807in"><text:p/></draw:line><draw:line draw:style-name="gr151" draw:text-style-name="P29" svg:x1="2.4925in" svg:y1="1.6728in" svg:x2="2.5051in" svg:y2="1.663in"><text:p/></draw:line><draw:line draw:style-name="gr152" draw:text-style-name="P29" svg:x1="2.5177in" svg:y1="1.652in" svg:x2="2.5303in" svg:y2="1.6425in"><text:p/></draw:line><draw:line draw:style-name="gr153" draw:text-style-name="P29" svg:x1="2.5425in" svg:y1="1.635in" svg:x2="2.5551in" svg:y2="1.6252in"><text:p/></draw:line><draw:line draw:style-name="gr154" draw:text-style-name="P29" svg:x1="2.5677in" svg:y1="1.6154in" svg:x2="2.5803in" svg:y2="1.6071in"><text:p/></draw:line><draw:line draw:style-name="gr155" draw:text-style-name="P29" svg:x1="2.5913in" svg:y1="1.5957in" svg:x2="2.6039in" svg:y2="1.5862in"><text:p/></draw:line><draw:line draw:style-name="gr156" draw:text-style-name="P29" svg:x1="2.6161in" svg:y1="1.5772in" svg:x2="2.6287in" svg:y2="1.5689in"><text:p/></draw:line><draw:line draw:style-name="gr157" draw:text-style-name="P29" svg:x1="2.6413in" svg:y1="1.5598in" svg:x2="2.6539in" svg:y2="1.55in"><text:p/></draw:line><draw:line draw:style-name="gr158" draw:text-style-name="P29" svg:x1="2.6661in" svg:y1="1.5413in" svg:x2="2.6787in" svg:y2="1.5315in"><text:p/></draw:line><draw:line draw:style-name="gr159" draw:text-style-name="P29" svg:x1="2.6913in" svg:y1="1.5228in" svg:x2="2.7039in" svg:y2="1.513in"><text:p/></draw:line><draw:line draw:style-name="gr160" draw:text-style-name="P29" svg:x1="2.7161in" svg:y1="1.5047in" svg:x2="2.7287in" svg:y2="1.4949in"><text:p/></draw:line><draw:line draw:style-name="gr161" draw:text-style-name="P29" svg:x1="2.7413in" svg:y1="1.485in" svg:x2="2.7539in" svg:y2="1.4752in"><text:p/></draw:line><draw:line draw:style-name="gr162" draw:text-style-name="P29" svg:x1="2.7661in" svg:y1="1.4669in" svg:x2="2.7787in" svg:y2="1.4571in"><text:p/></draw:line><draw:line draw:style-name="gr163" draw:text-style-name="P29" svg:x1="2.7913in" svg:y1="1.4476in" svg:x2="2.8039in" svg:y2="1.4394in"><text:p/></draw:line><draw:frame draw:style-name="gr164" draw:text-style-name="P34" svg:width="0.0287in" svg:height="0.1134in" draw:transform="rotate (0.648389817115771) translate (2.58333333333333in 1.53347003499563in)"><draw:text-box><text:p text:style-name="P30"><text:span text:style-name="T24"><text:s/></text:span></text:p></draw:text-box></draw:frame><draw:polygon draw:style-name="gr165" draw:text-style-name="P29" svg:width="0.0925in" svg:height="0.0799in" svg:x="1.5319in" svg:y="1.3925in" svg:viewBox="0 0 236 204" draw:points="236,0 95,204 0,81"><text:p/></draw:polygon><draw:line draw:style-name="gr166" draw:text-style-name="P29" svg:x1="1.0055in" svg:y1="1.8579in" svg:x2="1.0177in" svg:y2="1.848in"><text:p/></draw:line><draw:line draw:style-name="gr167" draw:text-style-name="P29" svg:x1="1.0303in" svg:y1="1.839in" svg:x2="1.0429in" svg:y2="1.8307in"><text:p/></draw:line><draw:line draw:style-name="gr168" draw:text-style-name="P29" svg:x1="1.0555in" svg:y1="1.8193in" svg:x2="1.0677in" svg:y2="1.8098in"><text:p/></draw:line><draw:line draw:style-name="gr169" draw:text-style-name="P29" svg:x1="1.0803in" svg:y1="1.8008in" svg:x2="1.0929in" svg:y2="1.7925in"><text:p/></draw:line><draw:line draw:style-name="gr170" draw:text-style-name="P29" svg:x1="1.1055in" svg:y1="1.7835in" svg:x2="1.1177in" svg:y2="1.7736in"><text:p/></draw:line><draw:line draw:style-name="gr171" draw:text-style-name="P29" svg:x1="1.1303in" svg:y1="1.7654in" svg:x2="1.1429in" svg:y2="1.7555in"><text:p/></draw:line><draw:line draw:style-name="gr172" draw:text-style-name="P29" svg:x1="1.1555in" svg:y1="1.7445in" svg:x2="1.1677in" svg:y2="1.7362in"><text:p/></draw:line><draw:line draw:style-name="gr173" draw:text-style-name="P29" svg:x1="1.1803in" svg:y1="1.7283in" svg:x2="1.1929in" svg:y2="1.7185in"><text:p/></draw:line><draw:line draw:style-name="gr174" draw:text-style-name="P29" svg:x1="1.2055in" svg:y1="1.7087in" svg:x2="1.2177in" svg:y2="1.7in"><text:p/></draw:line><draw:line draw:style-name="gr175" draw:text-style-name="P29" svg:x1="1.2291in" svg:y1="1.6906in" svg:x2="1.2413in" svg:y2="1.6807in"><text:p/></draw:line><draw:line draw:style-name="gr176" draw:text-style-name="P29" svg:x1="1.2539in" svg:y1="1.6728in" svg:x2="1.2665in" svg:y2="1.663in"><text:p/></draw:line><draw:line draw:style-name="gr177" draw:text-style-name="P29" svg:x1="1.2791in" svg:y1="1.652in" svg:x2="1.2913in" svg:y2="1.6425in"><text:p/></draw:line><draw:line draw:style-name="gr178" draw:text-style-name="P29" svg:x1="1.3039in" svg:y1="1.635in" svg:x2="1.3165in" svg:y2="1.6252in"><text:p/></draw:line><draw:line draw:style-name="gr179" draw:text-style-name="P29" svg:x1="1.3291in" svg:y1="1.6154in" svg:x2="1.3413in" svg:y2="1.6071in"><text:p/></draw:line><draw:line draw:style-name="gr180" draw:text-style-name="P29" svg:x1="1.3539in" svg:y1="1.5957in" svg:x2="1.3665in" svg:y2="1.5862in"><text:p/></draw:line><draw:line draw:style-name="gr181" draw:text-style-name="P29" svg:x1="1.3791in" svg:y1="1.5772in" svg:x2="1.3913in" svg:y2="1.5689in"><text:p/></draw:line><draw:line draw:style-name="gr182" draw:text-style-name="P29" svg:x1="1.4039in" svg:y1="1.5598in" svg:x2="1.4165in" svg:y2="1.55in"><text:p/></draw:line><draw:line draw:style-name="gr183" draw:text-style-name="P29" svg:x1="1.4291in" svg:y1="1.5413in" svg:x2="1.4413in" svg:y2="1.5315in"><text:p/></draw:line><draw:line draw:style-name="gr184" draw:text-style-name="P29" svg:x1="1.4539in" svg:y1="1.5228in" svg:x2="1.4665in" svg:y2="1.513in"><text:p/></draw:line><draw:line draw:style-name="gr185" draw:text-style-name="P29" svg:x1="1.4776in" svg:y1="1.5047in" svg:x2="1.4902in" svg:y2="1.4949in"><text:p/></draw:line><draw:line draw:style-name="gr186" draw:text-style-name="P29" svg:x1="1.5024in" svg:y1="1.485in" svg:x2="1.515in" svg:y2="1.4752in"><text:p/></draw:line><draw:line draw:style-name="gr187" draw:text-style-name="P29" svg:x1="1.5276in" svg:y1="1.4669in" svg:x2="1.5402in" svg:y2="1.4571in"><text:p/></draw:line><draw:line draw:style-name="gr188" draw:text-style-name="P29" svg:x1="1.5524in" svg:y1="1.4476in" svg:x2="1.565in" svg:y2="1.4394in"><text:p/></draw:line><draw:frame draw:style-name="gr189" draw:text-style-name="P34" svg:width="0.0287in" svg:height="0.1134in" draw:transform="rotate (0.648389817115771) translate (2.60416666666667in 1.5174978127734in)"><draw:text-box><text:p text:style-name="P30"><text:span text:style-name="T24"><text:s/></text:span></text:p></draw:text-box></draw:frame><draw:frame draw:style-name="gr190" draw:text-style-name="P37" svg:width="0.1961in" svg:height="0.1134in" draw:transform="rotate (0.63704517697781) translate (1.13680555555556in 1.59319225721785in)"><draw:text-box><text:p text:style-name="P30"><text:span text:style-name="T22">签名</text:span></text:p></draw:text-box></draw:frame><draw:frame draw:style-name="gr191" draw:text-style-name="P34" svg:width="0.0287in" svg:height="0.1134in" draw:transform="rotate (0.614704962552287) translate (1.34236111111111in 1.53416447944007in)"><draw:text-box><text:p text:style-name="P30"><text:span text:style-name="T24"><text:s/></text:span></text:p></draw:text-box></draw:frame><draw:polygon draw:style-name="gr192" draw:text-style-name="P28" svg:width="0.6957in" svg:height="0.3094in" svg:x="2.7858in" svg:y="1.7807in" svg:viewBox="0 0 1768 787" draw:points="886,787 0,787 0,0 1768,0 1768,787"><text:p text:style-name="P27"><text:span text:style-name="T23">所有者</text:span><text:span text:style-name="T23">3</text:span></text:p><text:p text:style-name="P27"><text:span text:style-name="T23">的私钥</text:span></text:p></draw:polygon><draw:frame draw:style-name="gr193" draw:text-style-name="P34" svg:width="0.0287in" svg:height="0.1134in" draw:transform="rotate (0.648389817115771) translate (1.36527777777778in 1.5174978127734in)"><draw:text-box><text:p text:style-name="P30"><text:span text:style-name="T24"><text:s/></text:span></text:p></draw:text-box></draw:frame><draw:line draw:style-name="gr194" draw:text-style-name="P29" svg:x1="2.3217in" svg:y1="0.6189in" svg:x2="3.0173in" svg:y2="0.6189in"><text:p/></draw:line><draw:polygon draw:style-name="gr195" draw:text-style-name="P29" svg:width="0.0622in" svg:height="0.0913in" svg:x="1.748in" svg:y="0.6815in" svg:viewBox="0 0 159 233" draw:points="81,233 0,0 159,0"><text:p/></draw:polygon><draw:line draw:style-name="gr196" draw:text-style-name="P29" svg:x1="1.7803in" svg:y1="0.6189in" svg:x2="1.7803in" svg:y2="0.6992in"><text:p/></draw:line><draw:line draw:style-name="gr197" draw:text-style-name="P29" svg:x1="1.0831in" svg:y1="0.6189in" svg:x2="1.7803in" svg:y2="0.6189in"><text:p/></draw:line><draw:polygon draw:style-name="gr198" draw:text-style-name="P29" svg:width="0.0606in" svg:height="0.0913in" svg:x="0.511in" svg:y="0.6815in" svg:viewBox="0 0 155 233" draw:points="77,233 0,0 155,0"><text:p/></draw:polygon><draw:line draw:style-name="gr199" draw:text-style-name="P29" svg:x1="0.5413in" svg:y1="0.6189in" svg:x2="0.5413in" svg:y2="0.6992in"><text:p/></draw:line><draw:line draw:style-name="gr200" draw:text-style-name="P29" svg:x1="-0.0004in" svg:y1="0.6189in" svg:x2="0.5413in" svg:y2="0.6189in"><text:p/></draw:line><draw:frame draw:style-name="gr201" draw:text-style-name="P32" svg:width="0.2516in" svg:height="0.128in" draw:transform="rotate (-0.405614518164592) translate (1.20138888888889in 0.918192257217848in)"><draw:text-box><text:p text:style-name="P30"><text:span text:style-name="T23">验证</text:span></text:p></draw:text-box></draw:frame><draw:frame draw:style-name="gr202" draw:text-style-name="P38" svg:width="0.1961in" svg:height="0.1134in" draw:transform="rotate (0.632158255072227) translate (2.36597222222222in 1.59319225721785in)"><draw:text-box><text:p text:style-name="P30"><text:span text:style-name="T25">签名</text:span></text:p></draw:text-box></draw:frame></draw:g></text:p>
      <text:list xml:id="list1358975315511921308" text:style-name="L1">
        <text:list-item>
          <text:p text:style-name="P19">这里的问题是收款人不能证实拥有者之一没有对此货币进行双重支付。通常的做法是引入一个可信任的中央机构或铸币厂来检查每笔交易是否存在双重支付。每笔交易之后，都需要将这枚货币退回铸币厂以换取发行一枚新的货币，只有由铸币厂直接发行的货币才能被确认没有被双重支付。这个方案的问题在于整个货币系统的命运都依赖于运营铸币厂的公司，每笔交易都需要经过它们，就像银行一样。</text:p>
        </text:list-item>
      </text:list>
      <text:p text:style-name="P4">我们需要一种能让收款人知道上一个货币拥有者没有对任何更早的交易签名的方法。对我们来说，最早的那次交易是唯一有效的，所以我们不需要关心本次交易后面的双重支付尝试。唯一能确保一笔交易不存在的方法是知晓所有之前的交易。在铸币厂模型中，铸币厂知晓所有交易并能确定哪笔交易最先到达。在不引入一个可信任方的前提下要达到这个目的，所有交易就必须公开发布 [1]，而且需要一个能让所有参与者对交易收到顺序的单一历史达成共识的系统。收款人在每笔交易时，都需要多数节点认同此交易是最先收到的证据。</text:p>
      <text:h text:style-name="P14" text:outline-level="2"><text:span text:style-name="T7">3. <text:s text:c="3"/></text:span><text:span text:style-name="T7">时间戳服务器</text:span></text:h>
      <text:p text:style-name="P9">我们提出的方案从时间戳服务器开始。时间戳服务器计算包含多个需要被打时间戳的数据项的区块的哈希值并广泛地发布这个哈希值，就像在报纸或新闻组帖子里 [2-5]。时间戳能证明要得到这个哈希值，显然这些数据当时一定是存在的。每个时间戳的哈希值都纳入了上一个时间戳，形成一条链，后面的时间戳进一步增强前一个时间戳。</text:p>
      <text:p text:style-name="P17"><text:soft-page-break/><draw:g text:anchor-type="as-char" draw:z-index="8" draw:style-name="gr26"><draw:polygon draw:style-name="gr48" draw:text-style-name="P29" svg:width="0.0941in" svg:height="0.0634in" svg:x="0.4571in" svg:y="0.048in" svg:viewBox="0 0 240 162" draw:points="240,81 0,162 0,0"><text:p/></draw:polygon><draw:line draw:style-name="gr49" draw:text-style-name="P29" svg:x1="0in" svg:y1="0.0803in" svg:x2="0.4752in" svg:y2="0.0803in"><text:p/></draw:line><draw:polygon draw:style-name="gr48" draw:text-style-name="P29" svg:width="0.0941in" svg:height="0.0634in" svg:x="1.9528in" svg:y="0.1276in" svg:viewBox="0 0 240 162" draw:points="240,81 0,162 0,0"><text:p/></draw:polygon><draw:line draw:style-name="gr49" draw:text-style-name="P29" svg:x1="1.811in" svg:y1="0.1594in" svg:x2="1.9724in" svg:y2="0.1594in"><text:p/></draw:line><draw:polygon draw:style-name="gr48" draw:text-style-name="P29" svg:width="0.0941in" svg:height="0.0634in" svg:x="3.1346in" svg:y="0.048in" svg:viewBox="0 0 240 162" draw:points="240,81 0,162 0,0"><text:p/></draw:polygon><draw:line draw:style-name="gr49" draw:text-style-name="P29" svg:x1="2.2835in" svg:y1="0.0803in" svg:x2="3.1528in" svg:y2="0.0803in"><text:p/></draw:line><draw:polygon draw:style-name="gr45" draw:text-style-name="P31" svg:width="1.2594in" svg:height="0.4803in" svg:x="0.2382in" svg:y="0.3217in" svg:viewBox="0 0 3200 1221" draw:points="1602,1221 0,1221 0,0 3200,0 3200,1221"><text:p text:style-name="P30"><text:span text:style-name="T19">区块</text:span></text:p></draw:polygon><draw:polygon draw:style-name="gr46" draw:text-style-name="P28" svg:width="0.315in" svg:height="0.1594in" svg:x="0.3154in" svg:y="0.5594in" svg:viewBox="0 0 801 406" draw:points="399,406 0,406 0,0 801,0 801,406"><text:p text:style-name="P27"><text:span text:style-name="T19">项目</text:span></text:p></draw:polygon><draw:polygon draw:style-name="gr47" draw:text-style-name="P29" svg:width="0.315in" svg:height="0.1594in" svg:x="0.3154in" svg:y="0.5594in" svg:viewBox="0 0 801 406" draw:points="399,406 0,406 0,0 801,0 801,406"><text:p/></draw:polygon><draw:polygon draw:style-name="gr46" draw:text-style-name="P28" svg:width="0.315in" svg:height="0.1594in" svg:x="1.1028in" svg:y="0.5594in" svg:viewBox="0 0 801 406" draw:points="399,406 0,406 0,0 801,0 801,406"><text:p text:style-name="P27"><text:span text:style-name="T21">...</text:span></text:p></draw:polygon><draw:polygon draw:style-name="gr47" draw:text-style-name="P29" svg:width="0.315in" svg:height="0.1594in" svg:x="1.1028in" svg:y="0.5594in" svg:viewBox="0 0 801 406" draw:points="399,406 0,406 0,0 801,0 801,406"><text:p/></draw:polygon><draw:polygon draw:style-name="gr54" draw:text-style-name="P28" svg:width="0.315in" svg:height="0.2398in" svg:x="2.0472in" svg:y="0in" svg:viewBox="0 0 801 610" draw:points="402,610 0,610 0,0 801,0 801,610"><text:p text:style-name="P27"><text:span text:style-name="T19">哈希</text:span></text:p></draw:polygon><draw:polygon draw:style-name="gr45" draw:text-style-name="P31" svg:width="1.261in" svg:height="0.4803in" svg:x="1.7319in" svg:y="0.3189in" svg:viewBox="0 0 3204 1221" draw:points="1602,1221 0,1221 0,0 3204,0 3204,1221"><text:p text:style-name="P30"><text:span text:style-name="T19">区块</text:span></text:p></draw:polygon><draw:polygon draw:style-name="gr46" draw:text-style-name="P28" svg:width="0.315in" svg:height="0.1594in" svg:x="1.811in" svg:y="0.5594in" svg:viewBox="0 0 801 406" draw:points="403,406 0,406 0,0 801,0 801,406"><text:p text:style-name="P27"><text:span text:style-name="T19">项目</text:span></text:p></draw:polygon><draw:polygon draw:style-name="gr47" draw:text-style-name="P29" svg:width="0.315in" svg:height="0.1594in" svg:x="1.811in" svg:y="0.5594in" svg:viewBox="0 0 801 406" draw:points="403,406 0,406 0,0 801,0 801,406"><text:p/></draw:polygon><draw:polygon draw:style-name="gr46" draw:text-style-name="P28" svg:width="0.315in" svg:height="0.1594in" svg:x="2.2055in" svg:y="0.5594in" svg:viewBox="0 0 801 406" draw:points="399,406 0,406 0,0 801,0 801,406"><text:p text:style-name="P27"><text:span text:style-name="T19">项目</text:span></text:p></draw:polygon><draw:polygon draw:style-name="gr47" draw:text-style-name="P29" svg:width="0.315in" svg:height="0.1594in" svg:x="2.2055in" svg:y="0.5594in" svg:viewBox="0 0 801 406" draw:points="399,406 0,406 0,0 801,0 801,406"><text:p/></draw:polygon><draw:polygon draw:style-name="gr46" draw:text-style-name="P28" svg:width="0.315in" svg:height="0.1594in" svg:x="2.5984in" svg:y="0.5594in" svg:viewBox="0 0 801 406" draw:points="402,406 0,406 0,0 801,0 801,406"><text:p text:style-name="P27"><text:span text:style-name="T21">...</text:span></text:p></draw:polygon><draw:polygon draw:style-name="gr47" draw:text-style-name="P29" svg:width="0.315in" svg:height="0.1594in" svg:x="2.5984in" svg:y="0.5594in" svg:viewBox="0 0 801 406" draw:points="402,406 0,406 0,0 801,0 801,406"><text:p/></draw:polygon><draw:line draw:style-name="gr47" draw:text-style-name="P29" svg:x1="1.811in" svg:y1="0.3193in" svg:x2="1.811in" svg:y2="0.1594in"><text:p/></draw:line><draw:polygon draw:style-name="gr48" draw:text-style-name="P29" svg:width="0.0941in" svg:height="0.0634in" svg:x="0.4571in" svg:y="0.1276in" svg:viewBox="0 0 240 162" draw:points="240,81 0,162 0,0"><text:p/></draw:polygon><draw:line draw:style-name="gr49" draw:text-style-name="P29" svg:x1="0.3154in" svg:y1="0.1594in" svg:x2="0.4752in" svg:y2="0.1594in"><text:p/></draw:line><draw:polygon draw:style-name="gr48" draw:text-style-name="P29" svg:width="0.0941in" svg:height="0.0634in" svg:x="1.9528in" svg:y="0.048in" svg:viewBox="0 0 240 162" draw:points="240,81 0,162 0,0"><text:p/></draw:polygon><draw:line draw:style-name="gr49" draw:text-style-name="P29" svg:x1="0.8669in" svg:y1="0.0803in" svg:x2="1.9724in" svg:y2="0.0803in"><text:p/></draw:line><draw:polygon draw:style-name="gr54" draw:text-style-name="P28" svg:width="0.315in" svg:height="0.2398in" svg:x="0.5516in" svg:y="0in" svg:viewBox="0 0 801 610" draw:points="398,610 0,610 0,0 801,0 801,610"><text:p text:style-name="P27"><text:span text:style-name="T19">哈希</text:span></text:p></draw:polygon><draw:line draw:style-name="gr47" draw:text-style-name="P29" svg:x1="0.3154in" svg:y1="0.3193in" svg:x2="0.3154in" svg:y2="0.1594in"><text:p/></draw:line><draw:polygon draw:style-name="gr46" draw:text-style-name="P28" svg:width="0.315in" svg:height="0.1594in" svg:x="0.698in" svg:y="0.5618in" svg:viewBox="0 0 801 406" draw:points="399,406 0,406 0,0 801,0 801,406"><text:p text:style-name="P27"><text:span text:style-name="T19">项目</text:span></text:p></draw:polygon><draw:polygon draw:style-name="gr47" draw:text-style-name="P29" svg:width="0.315in" svg:height="0.1594in" svg:x="0.698in" svg:y="0.5618in" svg:viewBox="0 0 801 406" draw:points="399,406 0,406 0,0 801,0 801,406"><text:p/></draw:polygon></draw:g></text:p>
      <text:h text:style-name="P13" text:outline-level="2">4. <text:s text:c="3"/>工作量证明</text:h>
      <text:p text:style-name="P9">为了实现一个基于点对点的时间戳服务器，我们需要使用一个类似 Adam Back 提出的哈希货币 [6] 的工作量证明系统，而不是报纸或新闻组帖子那样。工作量证明采取搜索一个数，使得被哈希时，如使用 SHA-256，得到的哈希值以数个 0 比特开始。平均所需工作量将随所需 0 比特呈指数级增长而验证却只需执行一次哈希。</text:p>
      <text:p text:style-name="P4">对于我们的时间戳网络。我们通过在区块中加入一个随机数，直到使得区块的哈希值满足所需 0 比特的数被找到的方式实现工作量证明。一旦消耗了 CPU 算力使区块满足了工作量证明，那么除非重做这个工作否则就无法更改区块。由于后面的区块是链接在这个区块后面的，改变这个区块将需要重做所有后面的区块。</text:p>
      <text:p text:style-name="P5"><draw:g text:anchor-type="as-char" draw:z-index="7" draw:style-name="gr26"><draw:polygon draw:style-name="gr45" draw:text-style-name="P28" svg:width="1.3594in" svg:height="0.7205in" svg:x="0.3205in" svg:y="0in" svg:viewBox="0 0 3454 1831" draw:points="1729,1831 0,1831 0,0 3454,0 3454,1831"><text:p text:style-name="P27"><text:span text:style-name="T19">区块</text:span></text:p></draw:polygon><draw:polygon draw:style-name="gr46" draw:text-style-name="P28" svg:width="0.6398in" svg:height="0.1591in" svg:x="0.4791in" svg:y="0.2406in" svg:viewBox="0 0 1626 405" draw:points="815,405 0,405 0,0 1626,0 1626,405"><text:p text:style-name="P27"><text:span text:style-name="T19">上一个哈希</text:span></text:p></draw:polygon><draw:polygon draw:style-name="gr47" draw:text-style-name="P29" svg:width="0.6398in" svg:height="0.1591in" svg:x="0.4791in" svg:y="0.2409in" svg:viewBox="0 0 1626 405" draw:points="815,405 0,405 0,0 1626,0 1626,405"><text:p/></draw:polygon><draw:polygon draw:style-name="gr46" draw:text-style-name="P28" svg:width="0.3996in" svg:height="0.1591in" svg:x="1.2in" svg:y="0.2409in" svg:viewBox="0 0 1016 405" draw:points="508,405 0,405 0,0 1016,0 1016,405"><text:p text:style-name="P27"><text:span text:style-name="T19">随机数</text:span></text:p></draw:polygon><draw:polygon draw:style-name="gr47" draw:text-style-name="P29" svg:width="0.3996in" svg:height="0.1591in" svg:x="1.2in" svg:y="0.2406in" svg:viewBox="0 0 1016 405" draw:points="508,405 0,405 0,0 1016,0 1016,405"><text:p/></draw:polygon><draw:polygon draw:style-name="gr46" draw:text-style-name="P28" svg:width="0.3205in" svg:height="0.1594in" svg:x="0.4791in" svg:y="0.4815in" svg:viewBox="0 0 815 406" draw:points="409,406 0,406 0,0 815,0 815,406"><text:p text:style-name="P27"><text:span text:style-name="T20">交易</text:span></text:p></draw:polygon><draw:polygon draw:style-name="gr47" draw:text-style-name="P29" svg:width="0.3205in" svg:height="0.1594in" svg:x="0.4791in" svg:y="0.4783in" svg:viewBox="0 0 815 406" draw:points="409,406 0,406 0,0 815,0 815,406"><text:p/></draw:polygon><draw:polygon draw:style-name="gr46" draw:text-style-name="P28" svg:width="0.3205in" svg:height="0.1594in" svg:x="1.2791in" svg:y="0.4815in" svg:viewBox="0 0 815 406" draw:points="406,406 0,406 0,0 815,0 815,406"><text:p text:style-name="P27"><text:span text:style-name="T21">...</text:span></text:p></draw:polygon><draw:polygon draw:style-name="gr47" draw:text-style-name="P29" svg:width="0.3205in" svg:height="0.1594in" svg:x="1.2791in" svg:y="0.4783in" svg:viewBox="0 0 815 406" draw:points="406,406 0,406 0,0 815,0 815,406"><text:p/></draw:polygon><draw:polygon draw:style-name="gr48" draw:text-style-name="P29" svg:width="0.0941in" svg:height="0.0634in" svg:x="0.3846in" svg:y="0.2906in" svg:viewBox="0 0 240 162" draw:points="240,81 0,162 0,0"><text:p/></draw:polygon><draw:line draw:style-name="gr49" draw:text-style-name="P29" svg:x1="0in" svg:y1="0.3224in" svg:x2="0.4028in" svg:y2="0.3224in"><text:p/></draw:line><draw:polygon draw:style-name="gr45" draw:text-style-name="P31" svg:width="1.3594in" svg:height="0.7205in" svg:x="1.9193in" svg:y="0in" svg:viewBox="0 0 3454 1831" draw:points="1725,1831 0,1831 0,0 3454,0 3454,1831"><text:p text:style-name="P30"><text:span text:style-name="T19">区块</text:span></text:p></draw:polygon><draw:polygon draw:style-name="gr48" draw:text-style-name="P29" svg:width="0.0957in" svg:height="0.0634in" svg:x="1.9831in" svg:y="0.2906in" svg:viewBox="0 0 244 162" draw:points="244,81 0,162 0,0"><text:p/></draw:polygon><draw:line draw:style-name="gr49" draw:text-style-name="P29" svg:x1="1.6791in" svg:y1="0.3224in" svg:x2="2.0028in" svg:y2="0.3224in"><text:p/></draw:line><draw:polygon draw:style-name="gr46" draw:text-style-name="P28" svg:width="0.3205in" svg:height="0.1594in" svg:x="0.8705in" svg:y="0.4783in" svg:viewBox="0 0 815 406" draw:points="409,406 0,406 0,0 815,0 815,406"><text:p text:style-name="P27"><text:span text:style-name="T20">交易</text:span></text:p></draw:polygon><draw:polygon draw:style-name="gr47" draw:text-style-name="P29" svg:width="0.3205in" svg:height="0.1594in" svg:x="0.8705in" svg:y="0.4783in" svg:viewBox="0 0 815 406" draw:points="409,406 0,406 0,0 815,0 815,406"><text:p/></draw:polygon><draw:polygon draw:style-name="gr46" draw:text-style-name="P28" svg:width="0.6398in" svg:height="0.1591in" svg:x="2.0705in" svg:y="0.2398in" svg:viewBox="0 0 1626 405" draw:points="815,405 0,405 0,0 1626,0 1626,405"><text:p text:style-name="P27"><text:span text:style-name="T19">上一个哈希</text:span></text:p></draw:polygon><draw:polygon draw:style-name="gr47" draw:text-style-name="P29" svg:width="0.6398in" svg:height="0.1591in" svg:x="2.0705in" svg:y="0.2406in" svg:viewBox="0 0 1626 405" draw:points="815,405 0,405 0,0 1626,0 1626,405"><text:p/></draw:polygon><draw:polygon draw:style-name="gr46" draw:text-style-name="P28" svg:width="0.3996in" svg:height="0.1591in" svg:x="2.7913in" svg:y="0.2398in" svg:viewBox="0 0 1016 405" draw:points="508,405 0,405 0,0 1016,0 1016,405"><text:p text:style-name="P27"><text:span text:style-name="T19">随机数</text:span></text:p></draw:polygon><draw:polygon draw:style-name="gr47" draw:text-style-name="P29" svg:width="0.3996in" svg:height="0.1591in" svg:x="2.7913in" svg:y="0.2406in" svg:viewBox="0 0 1016 405" draw:points="508,405 0,405 0,0 1016,0 1016,405"><text:p/></draw:polygon><draw:polygon draw:style-name="gr50" draw:text-style-name="P29" svg:width="0.3205in" svg:height="0.1594in" svg:x="2.0705in" svg:y="0.4799in" svg:viewBox="0 0 815 406" draw:points="409,406 0,406 0,0 815,0 815,406"><text:p/></draw:polygon><draw:polygon draw:style-name="gr47" draw:text-style-name="P29" svg:width="0.3205in" svg:height="0.1594in" svg:x="2.0705in" svg:y="0.4783in" svg:viewBox="0 0 815 406" draw:points="409,406 0,406 0,0 815,0 815,406"><text:p/></draw:polygon><draw:frame draw:style-name="gr51" draw:text-style-name="P32" svg:width="0.2016in" svg:height="0.137in" svg:x="2.1307in" svg:y="0.5091in"><draw:text-box><text:p text:style-name="P30"><text:span text:style-name="T20">交易</text:span></text:p></draw:text-box></draw:frame><draw:polygon draw:style-name="gr52" draw:text-style-name="P33" svg:width="0.3205in" svg:height="0.1594in" svg:x="2.8705in" svg:y="0.4783in" svg:viewBox="0 0 815 406" draw:points="406,406 0,406 0,0 815,0 815,406"><text:p/></draw:polygon><draw:polygon draw:style-name="gr47" draw:text-style-name="P29" svg:width="0.3205in" svg:height="0.1594in" svg:x="2.8705in" svg:y="0.4799in" svg:viewBox="0 0 815 406" draw:points="406,406 0,406 0,0 815,0 815,406"><text:p/></draw:polygon><draw:polygon draw:style-name="gr46" draw:text-style-name="P28" svg:width="0.3205in" svg:height="0.1594in" svg:x="2.4618in" svg:y="0.476in" svg:viewBox="0 0 815 406" draw:points="409,406 0,406 0,0 815,0 815,406"><text:p text:style-name="P27"><text:span text:style-name="T20">交易</text:span></text:p></draw:polygon><draw:polygon draw:style-name="gr47" draw:text-style-name="P29" svg:width="0.3205in" svg:height="0.1594in" svg:x="2.4618in" svg:y="0.476in" svg:viewBox="0 0 815 406" draw:points="409,406 0,406 0,0 815,0 815,406"><text:p/></draw:polygon><draw:frame draw:style-name="gr53" draw:text-style-name="P34" svg:width="0.085in" svg:height="0.1161in" svg:x="2.9917in" svg:y="0.5161in"><draw:text-box><text:p text:style-name="P30"><text:span text:style-name="T21">...</text:span></text:p></draw:text-box></draw:frame></draw:g></text:p>
      <text:p text:style-name="P4">工作量证明同时解决了在多数决定中确定投票方式的问题。如果多数是按 IP 地址投票来决定，那么它将可能被能分配大量 IP 地址的人破坏。工作量证明本质上是按 CPU 投票。最长的链代表了多数决定，因为有最大的计算工作量证明的精力投入到这条链上。如果多数的 CPU 算力被诚实节点控制，诚实的链就会增长得最快并超过其他的竞争链。要修改过去的某区块，攻击者必须重做这个区块以及其后的所有区块的工作量证明从而赶上并超过诚实节点的工作。我们后面会证明随着后续的区块被添加一个更慢的攻击者赶上诚实节点的概率将呈指数级递减。</text:p>
      <text:p text:style-name="P4">为了抵消硬件运算速度的增加及平衡不同时期运行节点的利益，工作量证明的难度将由移动平均数法来确定每小时生成区块的平均数。如果区块生成得过快，那么生成的难度就会增加。</text:p>
      <text:h text:style-name="P13" text:outline-level="2">5. <text:s text:c="3"/>网络</text:h>
      <text:p text:style-name="P9">运行网络的步骤如下：</text:p>
      <text:list xml:id="list9079056717380055724" text:style-name="Numbering_20_1">
        <text:list-item>
          <text:p text:style-name="P22">新交易向所有节点广播。</text:p>
        </text:list-item>
        <text:list-item>
          <text:p text:style-name="P22">每个节点将新交易收集到一个区块。</text:p>
        </text:list-item>
        <text:list-item>
          <text:p text:style-name="P22"><text:soft-page-break/>每个节点为它的区块寻找工作量证明。</text:p>
        </text:list-item>
        <text:list-item>
          <text:p text:style-name="P22">当一个节点找到了工作量证明，就向所有节点广播这个区块。</text:p>
        </text:list-item>
        <text:list-item>
          <text:p text:style-name="P22">节点只有在区块内所有交易都是有效的且之前没有被支付的情况下接收这个区块。</text:p>
        </text:list-item>
        <text:list-item>
          <text:p text:style-name="P22">节点通过使用这个区块的哈希值作为上一个哈希值在链中创建下一个区块的方式表示对这个区块的接受。</text:p>
        </text:list-item>
      </text:list>
      <text:p text:style-name="P4">节点总是认为最长的链为正确的并持续致力于延长它。如果两个节点同时广播了不同的下一个区块，有些节点可能先收到其中一个而其他节点先收到另一个。这种情况，节点基于他们收到的第一个区块工作，但是也保存另一个分支以防它变为更长的链。当下一个工作量证明被找到后僵局就会被打破从而其中一个分支变得更长；在另一个分支上工作的节点将切换到更长的链上来。</text:p>
      <text:p text:style-name="P4">新交易的广播不必到达所有的节点。只要到达一些节点，不久就会进入到一个区块。区块广播也是能容忍消息丢失的。如果一个节点没有收到某个区块，它将在收到下一个区块时发现它丢失了一个区块然后去请求这个区块。</text:p>
      <text:h text:style-name="P14" text:outline-level="2"><text:span text:style-name="T7">6. <text:s text:c="3"/></text:span><text:span text:style-name="T7">激励</text:span></text:h>
      <text:p text:style-name="P9">我们约定，区块中的第一笔交易是区块创建者开启一枚属于他的新货币的特殊的交易。这就增加了对支持网络的节点的激励，并提供了一种分发货币到流通领域的方法，因为这里没有中央机构来发行货币。新货币按固定量稳定地增加就像金矿矿工消耗资源并增加黄金到流通领域一样。对我们而言，消耗的是 CPU 时间和电力</text:p>
      <text:p text:style-name="P4">激励也可以由交易费充当。如果交易的输出值小于其输入值，差价就作为交易费被加到包含此交易的区块的激励中。一旦预定量的货币进入了流通领域，激励将变为只含有交易费，这样可以完全避免通货膨胀。 <text:s/></text:p>
      <text:p text:style-name="P4">激励会有助于鼓励节点保持诚实。如果一个贪心的攻击者有能力聚集比所有诚实节点更多的 CPU 算力，他将面临是以骗回已付款的方式欺诈别人还是使用这些算力生成新货币的抉择。他将发现遵守规则比破坏系统和他自己财产的有效性更有利，因为这些规则准许他获得比所有其他人都多的新货币。</text:p>
      <text:h text:style-name="P13" text:outline-level="2">7. <text:s text:c="3"/>回收磁盘空间</text:h>
      <text:p text:style-name="P9">一旦某个货币的最新交易已经被足够多的区块覆盖，这之前的支付交易就可以被丢弃以节省磁盘空间。为便于此而又不破坏区块的哈希值，交易将被哈希进默克尔树 [7][2][5]，只有根节点被纳入到区块的哈希值。老的区块可通过剪除树枝的方式被压缩。树枝内部的哈希不需要被保存。</text:p>
      <text:p text:style-name="P5"><text:soft-page-break/><draw:g text:anchor-type="as-char" draw:z-index="10" draw:style-name="gr55"><draw:polygon draw:style-name="gr203" draw:text-style-name="P39" svg:width="1.9134in" svg:height="2.0606in" svg:x="-0.0004in" svg:y="-0.0004in" svg:viewBox="0 0 4861 5235" draw:points="2430,5235 0,5235 0,0 4861,0 4861,5235"><text:p/></draw:polygon><draw:polygon draw:style-name="gr204" draw:text-style-name="P39" svg:width="1.3776in" svg:height="0.687in" svg:x="0.2673in" svg:y="0.076in" svg:viewBox="0 0 3500 1746" draw:points="1750,1746 0,1746 0,0 3500,0 3500,1746"><text:p/></draw:polygon><draw:frame draw:style-name="gr205" draw:text-style-name="P40" svg:width="0.2362in" svg:height="0.1114in" svg:x="0.8382in" svg:y="0.0457in"><draw:text-box><text:p text:style-name="P30"><text:span text:style-name="T26">区块</text:span></text:p></draw:text-box></draw:frame><draw:polygon draw:style-name="gr206" draw:text-style-name="P39" svg:width="0.6118in" svg:height="0.1524in" svg:x="0.6504in" svg:y="0.3047in" svg:viewBox="0 0 1555 388" draw:points="776,388 0,388 0,0 1555,0 1555,388"><text:p/></draw:polygon><draw:polygon draw:style-name="gr207" draw:text-style-name="P39" svg:width="0.6118in" svg:height="0.1524in" svg:x="0.6504in" svg:y="0.3047in" svg:viewBox="0 0 1555 388" draw:points="776,388 0,388 0,0 1555,0 1555,388"><text:p/></draw:polygon><draw:frame draw:style-name="gr208" draw:text-style-name="P41" svg:width="1.1524in" svg:height="0.1303in" svg:x="0.3807in" svg:y="0.1252in"><draw:text-box><text:p text:style-name="P30"><text:span text:style-name="T27">区块头（区块哈希）</text:span></text:p></draw:text-box></draw:frame><draw:polygon draw:style-name="gr209" draw:text-style-name="P39" svg:width="0.4594in" svg:height="0.1524in" svg:x="0.7264in" svg:y="0.3047in" svg:viewBox="0 0 1168 388" draw:points="582,388 0,388 0,0 1168,0 1168,388"><text:p/></draw:polygon><draw:polygon draw:style-name="gr210" draw:text-style-name="P39" svg:width="0.4594in" svg:height="0.1524in" svg:x="0.7264in" svg:y="0.3047in" svg:viewBox="0 0 1168 388" draw:points="582,388 0,388 0,0 1168,0 1168,388"><text:p/></draw:polygon><draw:frame draw:style-name="gr211" draw:text-style-name="P41" svg:width="0.4835in" svg:height="0.1303in" svg:x="0.7146in" svg:y="0.3327in"><draw:text-box><text:p text:style-name="P30"><text:span text:style-name="T27">上一个哈希</text:span></text:p></draw:text-box></draw:frame><draw:polygon draw:style-name="gr212" draw:text-style-name="P39" svg:width="0.4583in" svg:height="0.1524in" svg:x="0.7272in" svg:y="0.9929in" svg:viewBox="0 0 1165 388" draw:points="583,388 0,388 0,0 1165,0 1165,388"><text:p/></draw:polygon><draw:polygon draw:style-name="gr213" draw:text-style-name="P39" svg:width="0.4583in" svg:height="0.1524in" svg:x="0.7272in" svg:y="0.9929in" svg:viewBox="0 0 1165 388" draw:points="583,388 0,388 0,0 1165,0 1165,388"><text:p/></draw:polygon><draw:frame draw:style-name="gr214" draw:text-style-name="P41" svg:width="0.2925in" svg:height="0.1303in" svg:x="0.8102in" svg:y="0.3327in"><draw:text-box><text:p text:style-name="P30"><text:span text:style-name="T27">随机数</text:span></text:p></draw:text-box></draw:frame><draw:polygon draw:style-name="gr215" draw:text-style-name="P39" svg:width="0.3067in" svg:height="0.1524in" svg:x="0.8028in" svg:y="1.4496in" svg:viewBox="0 0 780 388" draw:points="391,388 0,388 0,0 780,0 780,388"><text:p/></draw:polygon><draw:polygon draw:style-name="gr216" draw:text-style-name="P39" svg:width="0.3067in" svg:height="0.1524in" svg:x="0.8028in" svg:y="1.4496in" svg:viewBox="0 0 780 388" draw:points="391,388 0,388 0,0 780,0 780,388"><text:p/></draw:polygon><draw:frame draw:style-name="gr217" draw:text-style-name="P41" svg:width="0.3323in" svg:height="0.1303in" svg:x="0.7902in" svg:y="1.0244in"><draw:text-box><text:p text:style-name="P30"><text:span text:style-name="T27">哈希</text:span><text:span text:style-name="T27">01</text:span></text:p></draw:text-box></draw:frame><draw:polygon draw:style-name="gr218" draw:text-style-name="P39" svg:width="0.3063in" svg:height="0.1524in" svg:x="0.8031in" svg:y="1.4496in" svg:viewBox="0 0 779 388" draw:points="388,388 0,388 0,0 779,0 779,388"><text:p/></draw:polygon><draw:polygon draw:style-name="gr219" draw:text-style-name="P39" svg:width="0.3063in" svg:height="0.1524in" svg:x="0.8031in" svg:y="1.4496in" svg:viewBox="0 0 779 388" draw:points="388,388 0,388 0,0 779,0 779,388"><text:p/></draw:polygon><draw:frame draw:style-name="gr220" draw:text-style-name="P41" svg:width="0.2787in" svg:height="0.1303in" svg:x="0.8173in" svg:y="1.4772in"><draw:text-box><text:p text:style-name="P30"><text:span text:style-name="T27">哈希</text:span><text:span text:style-name="T27">0</text:span></text:p></draw:text-box></draw:frame><draw:polygon draw:style-name="gr221" draw:text-style-name="P39" svg:width="0.3051in" svg:height="0.1524in" svg:x="0.8035in" svg:y="1.4496in" svg:viewBox="0 0 776 388" draw:points="388,388 0,388 0,0 776,0 776,388"><text:p/></draw:polygon><draw:polygon draw:style-name="gr222" draw:text-style-name="P39" svg:width="0.3051in" svg:height="0.1524in" svg:x="0.8035in" svg:y="1.4496in" svg:viewBox="0 0 776 388" draw:points="388,388 0,388 0,0 776,0 776,388"><text:p/></draw:polygon><draw:frame draw:style-name="gr223" draw:text-style-name="P41" svg:width="0.2787in" svg:height="0.1114in" svg:x="0.8173in" svg:y="1.4772in"><draw:text-box><text:p text:style-name="P30"><text:span text:style-name="T27">Hash1</text:span></text:p></draw:text-box></draw:frame><draw:polygon draw:style-name="gr224" draw:text-style-name="P39" svg:width="0.3051in" svg:height="0.1524in" svg:x="0.8035in" svg:y="1.4496in" svg:viewBox="0 0 776 388" draw:points="388,388 0,388 0,0 776,0 776,388"><text:p/></draw:polygon><draw:polygon draw:style-name="gr225" draw:text-style-name="P39" svg:width="0.3051in" svg:height="0.1524in" svg:x="0.8035in" svg:y="1.4496in" svg:viewBox="0 0 776 388" draw:points="388,388 0,388 0,0 776,0 776,388"><text:p/></draw:polygon><draw:frame draw:style-name="gr226" draw:text-style-name="P41" svg:width="0.2787in" svg:height="0.1114in" svg:x="0.8173in" svg:y="1.4772in"><draw:text-box><text:p text:style-name="P30"><text:span text:style-name="T27">Hash2</text:span></text:p></draw:text-box></draw:frame><draw:polygon draw:style-name="gr227" draw:text-style-name="P39" svg:width="0.4594in" svg:height="0.1524in" svg:x="0.7264in" svg:y="0.9929in" svg:viewBox="0 0 1168 388" draw:points="582,388 0,388 0,0 1168,0 1168,388"><text:p/></draw:polygon><draw:polygon draw:style-name="gr228" draw:text-style-name="P39" svg:width="0.4594in" svg:height="0.1524in" svg:x="0.7264in" svg:y="0.9929in" svg:viewBox="0 0 1168 388" draw:points="582,388 0,388 0,0 1168,0 1168,388"><text:p/></draw:polygon><draw:frame draw:style-name="gr229" draw:text-style-name="P41" svg:width="0.2787in" svg:height="0.1114in" svg:x="0.8173in" svg:y="1.4772in"><draw:text-box><text:p text:style-name="P30"><text:span text:style-name="T27">Hash3</text:span></text:p></draw:text-box></draw:frame><draw:polygon draw:style-name="gr230" draw:text-style-name="P39" svg:width="0.0677in" svg:height="0.0941in" svg:x="0.9224in" svg:y="1.1457in" svg:viewBox="0 0 173 240" draw:points="173,0 137,240 0,173"><text:p/></draw:polygon><draw:line draw:style-name="gr231" draw:text-style-name="P39" svg:x1="0.8965in" svg:y1="1.4492in" svg:x2="1.0161in" svg:y2="1.2102in"><text:p/></draw:line><draw:polygon draw:style-name="gr232" draw:text-style-name="P39" svg:width="0.0673in" svg:height="0.0941in" svg:x="0.9224in" svg:y="1.1457in" svg:viewBox="0 0 172 240" draw:points="0,0 172,173 35,240"><text:p/></draw:polygon><draw:line draw:style-name="gr233" draw:text-style-name="P39" svg:x1="1.0161in" svg:y1="1.4492in" svg:x2="0.8965in" svg:y2="1.2102in"><text:p/></draw:line><draw:polygon draw:style-name="gr234" draw:text-style-name="P39" svg:width="0.0673in" svg:height="0.0941in" svg:x="0.9224in" svg:y="1.1457in" svg:viewBox="0 0 172 240" draw:points="172,0 141,240 0,173"><text:p/></draw:polygon><draw:line draw:style-name="gr235" draw:text-style-name="P39" svg:x1="0.8961in" svg:y1="1.4492in" svg:x2="1.0169in" svg:y2="1.2102in"><text:p/></draw:line><draw:polygon draw:style-name="gr236" draw:text-style-name="P39" svg:width="0.0677in" svg:height="0.0941in" svg:x="0.9224in" svg:y="1.1457in" svg:viewBox="0 0 173 240" draw:points="0,0 173,173 32,240"><text:p/></draw:polygon><draw:polygon draw:style-name="gr237" draw:text-style-name="P39" svg:width="0.0677in" svg:height="0.0941in" svg:x="0.9224in" svg:y="1.1457in" svg:viewBox="0 0 173 240" draw:points="0,0 173,173 32,240"><text:p/></draw:polygon><draw:line draw:style-name="gr238" draw:text-style-name="P39" svg:x1="1.0169in" svg:y1="1.4492in" svg:x2="0.8961in" svg:y2="1.2102in"><text:p/></draw:line><draw:polygon draw:style-name="gr239" draw:text-style-name="P39" svg:width="0.6118in" svg:height="0.1524in" svg:x="0.6504in" svg:y="0.5339in" svg:viewBox="0 0 1555 388" draw:points="779,388 0,388 0,0 1555,0 1555,388"><text:p/></draw:polygon><draw:polygon draw:style-name="gr240" draw:text-style-name="P39" svg:width="0.6118in" svg:height="0.1524in" svg:x="0.6504in" svg:y="0.5339in" svg:viewBox="0 0 1555 388" draw:points="779,388 0,388 0,0 1555,0 1555,388"><text:p/></draw:polygon><draw:frame draw:style-name="gr241" draw:text-style-name="P41" svg:width="0.3323in" svg:height="0.1114in" svg:x="0.7902in" svg:y="1.0244in"><draw:text-box><text:p text:style-name="P30"><text:span text:style-name="T27">Hash23</text:span></text:p></draw:text-box></draw:frame><draw:polygon draw:style-name="gr242" draw:text-style-name="P39" svg:width="0.0787in" svg:height="0.0913in" svg:x="0.9169in" svg:y="0.6866in" svg:viewBox="0 0 201 233" draw:points="201,0 127,233 0,138"><text:p/></draw:polygon><draw:line draw:style-name="gr243" draw:text-style-name="P39" svg:x1="0.8634in" svg:y1="0.9929in" svg:x2="1.0492in" svg:y2="0.7457in"><text:p/></draw:line><draw:polygon draw:style-name="gr244" draw:text-style-name="P39" svg:width="0.0787in" svg:height="0.0913in" svg:x="0.9169in" svg:y="0.6866in" svg:viewBox="0 0 201 233" draw:points="0,0 201,138 78,233"><text:p/></draw:polygon><draw:line draw:style-name="gr245" draw:text-style-name="P39" svg:x1="1.0488in" svg:y1="0.9929in" svg:x2="0.8642in" svg:y2="0.7457in"><text:p/></draw:line><draw:frame draw:style-name="gr246" draw:text-style-name="P41" svg:width="0.4543in" svg:height="0.1303in" svg:x="0.7291in" svg:y="0.5634in"><draw:text-box><text:p text:style-name="P30"><text:span text:style-name="T27">根哈希</text:span></text:p></draw:text-box></draw:frame><draw:frame draw:style-name="gr247" draw:text-style-name="P42" svg:width="0.965in" svg:height="0.1114in" svg:x="2.689in" svg:y="2.1457in"><draw:text-box><text:p text:style-name="P30"><text:span text:style-name="T20">从区块中剪除交易</text:span><text:span text:style-name="T20">0-2</text:span></text:p></draw:text-box></draw:frame><draw:polygon draw:style-name="gr248" draw:text-style-name="P39" svg:width="0.3067in" svg:height="0.1524in" svg:x="0.8028in" svg:y="1.8311in" svg:viewBox="0 0 780 388" draw:points="391,388 0,388 0,0 780,0 780,388"><text:p/></draw:polygon><draw:polygon draw:style-name="gr249" draw:text-style-name="P39" svg:width="0.3067in" svg:height="0.1524in" svg:x="0.8028in" svg:y="1.8311in" svg:viewBox="0 0 780 388" draw:points="391,388 0,388 0,0 780,0 780,388"><text:p/></draw:polygon><draw:polygon draw:style-name="gr250" draw:text-style-name="P39" svg:width="0.3063in" svg:height="0.1524in" svg:x="0.8031in" svg:y="1.8311in" svg:viewBox="0 0 779 388" draw:points="388,388 0,388 0,0 779,0 779,388"><text:p/></draw:polygon><draw:polygon draw:style-name="gr251" draw:text-style-name="P39" svg:width="0.3063in" svg:height="0.1524in" svg:x="0.8031in" svg:y="1.8311in" svg:viewBox="0 0 779 388" draw:points="388,388 0,388 0,0 779,0 779,388"><text:p/></draw:polygon><draw:frame draw:style-name="gr252" draw:text-style-name="P41" svg:width="0.2724in" svg:height="0.1303in" svg:x="0.8201in" svg:y="1.8591in"><draw:text-box><text:p text:style-name="P30"><text:span text:style-name="T27">交易</text:span><text:span text:style-name="T27">0</text:span></text:p></draw:text-box></draw:frame><draw:polygon draw:style-name="gr253" draw:text-style-name="P39" svg:width="0.3051in" svg:height="0.1524in" svg:x="0.8035in" svg:y="1.8311in" svg:viewBox="0 0 776 388" draw:points="388,388 0,388 0,0 776,0 776,388"><text:p/></draw:polygon><draw:polygon draw:style-name="gr254" draw:text-style-name="P39" svg:width="0.3051in" svg:height="0.1524in" svg:x="0.8035in" svg:y="1.8311in" svg:viewBox="0 0 776 388" draw:points="388,388 0,388 0,0 776,0 776,388"><text:p/></draw:polygon><draw:frame draw:style-name="gr255" draw:text-style-name="P41" svg:width="0.1661in" svg:height="0.1114in" svg:x="0.8736in" svg:y="1.8591in"><draw:text-box><text:p text:style-name="P30"><text:span text:style-name="T27">Tx1</text:span></text:p></draw:text-box></draw:frame><draw:polygon draw:style-name="gr256" draw:text-style-name="P39" svg:width="0.3051in" svg:height="0.1524in" svg:x="0.8035in" svg:y="1.8311in" svg:viewBox="0 0 776 388" draw:points="388,388 0,388 0,0 776,0 776,388"><text:p/></draw:polygon><draw:polygon draw:style-name="gr257" draw:text-style-name="P39" svg:width="0.3051in" svg:height="0.1524in" svg:x="0.8035in" svg:y="1.8311in" svg:viewBox="0 0 776 388" draw:points="388,388 0,388 0,0 776,0 776,388"><text:p/></draw:polygon><draw:frame draw:style-name="gr258" draw:text-style-name="P41" svg:width="0.1661in" svg:height="0.1114in" svg:x="0.8736in" svg:y="1.8591in"><draw:text-box><text:p text:style-name="P30"><text:span text:style-name="T27">Tx2</text:span></text:p></draw:text-box></draw:frame><draw:polygon draw:style-name="gr259" draw:text-style-name="P39" svg:width="0.0606in" svg:height="0.0913in" svg:x="0.926in" svg:y="1.6024in" svg:viewBox="0 0 155 233" draw:points="77,0 155,233 0,233"><text:p/></draw:polygon><draw:line draw:style-name="gr260" draw:text-style-name="P39" svg:x1="0.9563in" svg:y1="1.8315in" svg:x2="0.9563in" svg:y2="1.676in"><text:p/></draw:line><draw:polygon draw:style-name="gr261" draw:text-style-name="P39" svg:width="0.0606in" svg:height="0.0913in" svg:x="0.926in" svg:y="1.6024in" svg:viewBox="0 0 155 233" draw:points="78,0 155,233 0,233"><text:p/></draw:polygon><draw:line draw:style-name="gr262" draw:text-style-name="P39" svg:x1="0.9563in" svg:y1="1.8315in" svg:x2="0.9563in" svg:y2="1.676in"><text:p/></draw:line><draw:polygon draw:style-name="gr263" draw:text-style-name="P39" svg:width="0.0606in" svg:height="0.0913in" svg:x="0.926in" svg:y="1.6024in" svg:viewBox="0 0 155 233" draw:points="77,0 155,233 0,233"><text:p/></draw:polygon><draw:line draw:style-name="gr264" draw:text-style-name="P39" svg:x1="0.9563in" svg:y1="1.8315in" svg:x2="0.9563in" svg:y2="1.676in"><text:p/></draw:line><draw:polygon draw:style-name="gr265" draw:text-style-name="P39" svg:width="0.061in" svg:height="0.0913in" svg:x="0.9256in" svg:y="1.6024in" svg:viewBox="0 0 156 233" draw:points="78,0 156,233 0,233"><text:p/></draw:polygon><draw:line draw:style-name="gr266" draw:text-style-name="P39" svg:x1="0.9563in" svg:y1="1.8315in" svg:x2="0.9563in" svg:y2="1.676in"><text:p/></draw:line><draw:frame draw:style-name="gr267" draw:text-style-name="P41" svg:width="0.1661in" svg:height="0.1114in" svg:x="0.8736in" svg:y="1.8591in"><draw:text-box><text:p text:style-name="P30"><text:span text:style-name="T27">Tx3</text:span></text:p></draw:text-box></draw:frame><draw:frame draw:style-name="gr268" draw:text-style-name="P43" svg:width="1.0016in" svg:height="0.1114in" svg:x="0.4563in" svg:y="2.152in"><draw:text-box><text:p text:style-name="P27"><text:span text:style-name="T20">交易被哈希进默克尔树</text:span></text:p></draw:text-box></draw:frame><draw:g draw:style-name="gr269"><draw:polygon draw:style-name="gr270" draw:text-style-name="P39" svg:width="1.9134in" svg:height="2.0606in" svg:x="-0.0004in" svg:y="-0.0004in" svg:viewBox="0 0 4861 5235" draw:points="2430,5235 0,5235 0,0 4861,0 4861,5235"><text:p/></draw:polygon><draw:polygon draw:style-name="gr271" draw:text-style-name="P39" svg:width="1.3776in" svg:height="0.687in" svg:x="0.3827in" svg:y="0.076in" svg:viewBox="0 0 3500 1746" draw:points="1750,1746 0,1746 0,0 3500,0 3500,1746"><text:p/></draw:polygon><draw:frame draw:style-name="gr272" draw:text-style-name="P40" svg:width="0.2362in" svg:height="0.1114in" svg:x="0.0717in" svg:y="0.0457in"><draw:text-box><text:p text:style-name="P30"><text:span text:style-name="T26">区块</text:span></text:p></draw:text-box></draw:frame><draw:polygon draw:style-name="gr273" draw:text-style-name="P39" svg:width="0.6118in" svg:height="0.1524in" svg:x="0.5358in" svg:y="0.3047in" svg:viewBox="0 0 1555 388" draw:points="776,388 0,388 0,0 1555,0 1555,388"><text:p/></draw:polygon><draw:polygon draw:style-name="gr274" draw:text-style-name="P39" svg:width="0.6118in" svg:height="0.1524in" svg:x="0.5358in" svg:y="0.3047in" svg:viewBox="0 0 1555 388" draw:points="776,388 0,388 0,0 1555,0 1555,388"><text:p/></draw:polygon><draw:frame draw:style-name="gr275" draw:text-style-name="P41" svg:width="1.1524in" svg:height="0.1303in" svg:x="0.4535in" svg:y="0.1252in"><draw:text-box><text:p text:style-name="P30"><text:span text:style-name="T27">区块头（区块哈希）</text:span></text:p></draw:text-box></draw:frame><draw:polygon draw:style-name="gr276" draw:text-style-name="P39" svg:width="0.4594in" svg:height="0.1524in" svg:x="1.2244in" svg:y="0.3047in" svg:viewBox="0 0 1168 388" draw:points="582,388 0,388 0,0 1168,0 1168,388"><text:p/></draw:polygon><draw:polygon draw:style-name="gr277" draw:text-style-name="P39" svg:width="0.4594in" svg:height="0.1524in" svg:x="1.2244in" svg:y="0.3047in" svg:viewBox="0 0 1168 388" draw:points="582,388 0,388 0,0 1168,0 1168,388"><text:p/></draw:polygon><draw:frame draw:style-name="gr278" draw:text-style-name="P41" svg:width="0.5776in" svg:height="0.1303in" svg:x="0.6217in" svg:y="0.3327in"><draw:text-box><text:p text:style-name="P30"><text:span text:style-name="T27">上一个哈希值</text:span></text:p></draw:text-box></draw:frame><draw:polygon draw:style-name="gr279" draw:text-style-name="P39" svg:width="0.4583in" svg:height="0.1524in" svg:x="0.3063in" svg:y="0.9929in" svg:viewBox="0 0 1165 388" draw:points="583,388 0,388 0,0 1165,0 1165,388"><text:p/></draw:polygon><draw:polygon draw:style-name="gr280" draw:text-style-name="P39" svg:width="0.4583in" svg:height="0.1524in" svg:x="0.3063in" svg:y="0.9929in" svg:viewBox="0 0 1165 388" draw:points="583,388 0,388 0,0 1165,0 1165,388"><text:p/></draw:polygon><draw:frame draw:style-name="gr281" draw:text-style-name="P41" svg:width="0.2925in" svg:height="0.1303in" svg:x="1.3161in" svg:y="0.3327in"><draw:text-box><text:p text:style-name="P30"><text:span text:style-name="T27">随机数</text:span></text:p></draw:text-box></draw:frame><draw:polygon draw:style-name="gr282" draw:text-style-name="P39" svg:width="0.3067in" svg:height="0.1524in" svg:x="0.1524in" svg:y="1.4496in" svg:viewBox="0 0 780 388" draw:points="391,388 0,388 0,0 780,0 780,388"><text:p/></draw:polygon><draw:polygon draw:style-name="gr283" draw:text-style-name="P39" svg:width="0.3067in" svg:height="0.1524in" svg:x="0.1524in" svg:y="1.4496in" svg:viewBox="0 0 780 388" draw:points="391,388 0,388 0,0 780,0 780,388"><text:p/></draw:polygon><draw:frame draw:style-name="gr284" draw:text-style-name="P41" svg:width="0.3323in" svg:height="0.1303in" svg:x="0.3661in" svg:y="1.0244in"><draw:text-box><text:p text:style-name="P30"><text:span text:style-name="T27">哈希</text:span><text:span text:style-name="T27">01</text:span></text:p></draw:text-box></draw:frame><draw:polygon draw:style-name="gr285" draw:text-style-name="P39" svg:width="0.3063in" svg:height="0.1524in" svg:x="0.6122in" svg:y="1.4496in" svg:viewBox="0 0 779 388" draw:points="388,388 0,388 0,0 779,0 779,388"><text:p/></draw:polygon><draw:polygon draw:style-name="gr286" draw:text-style-name="P39" svg:width="0.3063in" svg:height="0.1524in" svg:x="0.6122in" svg:y="1.4496in" svg:viewBox="0 0 779 388" draw:points="388,388 0,388 0,0 779,0 779,388"><text:p/></draw:polygon><draw:frame draw:style-name="gr287" draw:text-style-name="P41" svg:width="0.2787in" svg:height="0.1303in" svg:x="0.1681in" svg:y="1.4772in"><draw:text-box><text:p text:style-name="P30"><text:span text:style-name="T27">哈希</text:span><text:span text:style-name="T27">0</text:span></text:p></draw:text-box></draw:frame><draw:polygon draw:style-name="gr288" draw:text-style-name="P39" svg:width="0.3051in" svg:height="0.1524in" svg:x="1.0717in" svg:y="1.4496in" svg:viewBox="0 0 776 388" draw:points="388,388 0,388 0,0 776,0 776,388"><text:p/></draw:polygon><draw:polygon draw:style-name="gr289" draw:text-style-name="P39" svg:width="0.3051in" svg:height="0.1524in" svg:x="1.0717in" svg:y="1.4496in" svg:viewBox="0 0 776 388" draw:points="388,388 0,388 0,0 776,0 776,388"><text:p/></draw:polygon><draw:frame draw:style-name="gr290" draw:text-style-name="P41" svg:width="0.2787in" svg:height="0.1114in" svg:x="0.6299in" svg:y="1.4772in"><draw:text-box><text:p text:style-name="P30"><text:span text:style-name="T27">Hash1</text:span></text:p></draw:text-box></draw:frame><draw:polygon draw:style-name="gr291" draw:text-style-name="P39" svg:width="0.3051in" svg:height="0.1524in" svg:x="1.5311in" svg:y="1.4496in" svg:viewBox="0 0 776 388" draw:points="388,388 0,388 0,0 776,0 776,388"><text:p/></draw:polygon><draw:polygon draw:style-name="gr292" draw:text-style-name="P39" svg:width="0.3051in" svg:height="0.1524in" svg:x="1.5311in" svg:y="1.4496in" svg:viewBox="0 0 776 388" draw:points="388,388 0,388 0,0 776,0 776,388"><text:p/></draw:polygon><draw:frame draw:style-name="gr293" draw:text-style-name="P41" svg:width="0.2787in" svg:height="0.1114in" svg:x="1.0835in" svg:y="1.4772in"><draw:text-box><text:p text:style-name="P30"><text:span text:style-name="T27">Hash2</text:span></text:p></draw:text-box></draw:frame><draw:polygon draw:style-name="gr294" draw:text-style-name="P39" svg:width="0.4594in" svg:height="0.1524in" svg:x="1.2244in" svg:y="0.9929in" svg:viewBox="0 0 1168 388" draw:points="582,388 0,388 0,0 1168,0 1168,388"><text:p/></draw:polygon><draw:polygon draw:style-name="gr295" draw:text-style-name="P39" svg:width="0.4594in" svg:height="0.1524in" svg:x="1.2244in" svg:y="0.9929in" svg:viewBox="0 0 1168 388" draw:points="582,388 0,388 0,0 1168,0 1168,388"><text:p/></draw:polygon><draw:frame draw:style-name="gr296" draw:text-style-name="P41" svg:width="0.2787in" svg:height="0.1114in" svg:x="1.5472in" svg:y="1.4772in"><draw:text-box><text:p text:style-name="P30"><text:span text:style-name="T27">Hash3</text:span></text:p></draw:text-box></draw:frame><draw:polygon draw:style-name="gr297" draw:text-style-name="P39" svg:width="0.0677in" svg:height="0.0941in" svg:x="0.3913in" svg:y="1.1457in" svg:viewBox="0 0 173 240" draw:points="173,0 137,240 0,173"><text:p/></draw:polygon><draw:line draw:style-name="gr298" draw:text-style-name="P39" svg:x1="0.3063in" svg:y1="1.4492in" svg:x2="0.426in" svg:y2="1.2102in"><text:p/></draw:line><draw:polygon draw:style-name="gr299" draw:text-style-name="P39" svg:width="0.0673in" svg:height="0.0941in" svg:x="0.6122in" svg:y="1.1457in" svg:viewBox="0 0 172 240" draw:points="0,0 172,173 35,240"><text:p/></draw:polygon><draw:line draw:style-name="gr300" draw:text-style-name="P39" svg:x1="0.765in" svg:y1="1.4492in" svg:x2="0.6453in" svg:y2="1.2102in"><text:p/></draw:line><draw:polygon draw:style-name="gr301" draw:text-style-name="P39" svg:width="0.0673in" svg:height="0.0941in" svg:x="1.3094in" svg:y="1.1457in" svg:viewBox="0 0 172 240" draw:points="172,0 141,240 0,173"><text:p/></draw:polygon><draw:line draw:style-name="gr302" draw:text-style-name="P39" svg:x1="1.2244in" svg:y1="1.4492in" svg:x2="1.3453in" svg:y2="1.2102in"><text:p/></draw:line><draw:polygon draw:style-name="gr303" draw:text-style-name="P39" svg:width="0.0677in" svg:height="0.0941in" svg:x="1.5311in" svg:y="1.1457in" svg:viewBox="0 0 173 240" draw:points="0,0 173,173 32,240"><text:p/></draw:polygon><draw:polygon draw:style-name="gr304" draw:text-style-name="P39" svg:width="0.0677in" svg:height="0.0941in" svg:x="1.5311in" svg:y="1.1457in" svg:viewBox="0 0 173 240" draw:points="0,0 173,173 32,240"><text:p/></draw:polygon><draw:line draw:style-name="gr305" draw:text-style-name="P39" svg:x1="1.6843in" svg:y1="1.4492in" svg:x2="1.5634in" svg:y2="1.2102in"><text:p/></draw:line><draw:polygon draw:style-name="gr306" draw:text-style-name="P39" svg:width="0.6118in" svg:height="0.1524in" svg:x="0.6886in" svg:y="0.5339in" svg:viewBox="0 0 1555 388" draw:points="779,388 0,388 0,0 1555,0 1555,388"><text:p/></draw:polygon><draw:polygon draw:style-name="gr307" draw:text-style-name="P39" svg:width="0.6118in" svg:height="0.1524in" svg:x="0.6886in" svg:y="0.5339in" svg:viewBox="0 0 1555 388" draw:points="779,388 0,388 0,0 1555,0 1555,388"><text:p/></draw:polygon><draw:frame draw:style-name="gr308" draw:text-style-name="P41" svg:width="0.3323in" svg:height="0.1114in" svg:x="1.2917in" svg:y="1.0244in"><draw:text-box><text:p text:style-name="P30"><text:span text:style-name="T27">Hash23</text:span></text:p></draw:text-box></draw:frame><draw:polygon draw:style-name="gr309" draw:text-style-name="P39" svg:width="0.0787in" svg:height="0.0913in" svg:x="0.7622in" svg:y="0.6866in" svg:viewBox="0 0 201 233" draw:points="201,0 127,233 0,138"><text:p/></draw:polygon><draw:line draw:style-name="gr310" draw:text-style-name="P39" svg:x1="0.6122in" svg:y1="0.9929in" svg:x2="0.798in" svg:y2="0.7457in"><text:p/></draw:line><draw:polygon draw:style-name="gr311" draw:text-style-name="P39" svg:width="0.0787in" svg:height="0.0913in" svg:x="1.148in" svg:y="0.6866in" svg:viewBox="0 0 201 233" draw:points="0,0 201,138 78,233"><text:p/></draw:polygon><draw:line draw:style-name="gr312" draw:text-style-name="P39" svg:x1="1.3772in" svg:y1="0.9929in" svg:x2="1.1925in" svg:y2="0.7457in"><text:p/></draw:line><draw:frame draw:style-name="gr313" draw:text-style-name="P41" svg:width="0.4543in" svg:height="0.1303in" svg:x="0.7654in" svg:y="0.5634in"><draw:text-box><text:p text:style-name="P30"><text:span text:style-name="T27">根哈希值</text:span></text:p></draw:text-box></draw:frame><draw:polygon draw:style-name="gr314" draw:text-style-name="P39" svg:width="0.3067in" svg:height="0.1524in" svg:x="0.1524in" svg:y="1.8311in" svg:viewBox="0 0 780 388" draw:points="391,388 0,388 0,0 780,0 780,388"><text:p/></draw:polygon><draw:polygon draw:style-name="gr315" draw:text-style-name="P39" svg:width="0.3067in" svg:height="0.1524in" svg:x="0.1524in" svg:y="1.8311in" svg:viewBox="0 0 780 388" draw:points="391,388 0,388 0,0 780,0 780,388"><text:p/></draw:polygon><draw:polygon draw:style-name="gr316" draw:text-style-name="P39" svg:width="0.3063in" svg:height="0.1524in" svg:x="0.6122in" svg:y="1.8311in" svg:viewBox="0 0 779 388" draw:points="388,388 0,388 0,0 779,0 779,388"><text:p/></draw:polygon><draw:polygon draw:style-name="gr317" draw:text-style-name="P39" svg:width="0.3063in" svg:height="0.1524in" svg:x="0.6122in" svg:y="1.8311in" svg:viewBox="0 0 779 388" draw:points="388,388 0,388 0,0 779,0 779,388"><text:p/></draw:polygon><draw:frame draw:style-name="gr318" draw:text-style-name="P45" svg:width="0.2724in" svg:height="0.128in" svg:x="0.2307in" svg:y="1.8591in"><draw:text-box><text:p text:style-name="P44"><text:span text:style-name="T28">交易</text:span><text:span text:style-name="T27">0</text:span></text:p></draw:text-box></draw:frame><draw:polygon draw:style-name="gr319" draw:text-style-name="P39" svg:width="0.3051in" svg:height="0.1524in" svg:x="1.0717in" svg:y="1.8311in" svg:viewBox="0 0 776 388" draw:points="388,388 0,388 0,0 776,0 776,388"><text:p/></draw:polygon><draw:polygon draw:style-name="gr320" draw:text-style-name="P39" svg:width="0.3051in" svg:height="0.1524in" svg:x="1.0717in" svg:y="1.8311in" svg:viewBox="0 0 776 388" draw:points="388,388 0,388 0,0 776,0 776,388"><text:p/></draw:polygon><draw:frame draw:style-name="gr321" draw:text-style-name="P41" svg:width="0.1661in" svg:height="0.1114in" svg:x="0.6862in" svg:y="1.8591in"><draw:text-box><text:p text:style-name="P30"><text:span text:style-name="T27">Tx1</text:span></text:p></draw:text-box></draw:frame><draw:polygon draw:style-name="gr322" draw:text-style-name="P39" svg:width="0.3051in" svg:height="0.1524in" svg:x="1.5311in" svg:y="1.8311in" svg:viewBox="0 0 776 388" draw:points="388,388 0,388 0,0 776,0 776,388"><text:p/></draw:polygon><draw:polygon draw:style-name="gr323" draw:text-style-name="P39" svg:width="0.3051in" svg:height="0.1524in" svg:x="1.5311in" svg:y="1.8311in" svg:viewBox="0 0 776 388" draw:points="388,388 0,388 0,0 776,0 776,388"><text:p/></draw:polygon><draw:frame draw:style-name="gr324" draw:text-style-name="P41" svg:width="0.1661in" svg:height="0.1114in" svg:x="1.148in" svg:y="1.8591in"><draw:text-box><text:p text:style-name="P30"><text:span text:style-name="T27">Tx2</text:span></text:p></draw:text-box></draw:frame><draw:polygon draw:style-name="gr325" draw:text-style-name="P39" svg:width="0.0606in" svg:height="0.0913in" svg:x="0.276in" svg:y="1.6024in" svg:viewBox="0 0 155 233" draw:points="77,0 155,233 0,233"><text:p/></draw:polygon><draw:line draw:style-name="gr326" draw:text-style-name="P39" svg:x1="0.3063in" svg:y1="1.8315in" svg:x2="0.3063in" svg:y2="1.676in"><text:p/></draw:line><draw:polygon draw:style-name="gr327" draw:text-style-name="P39" svg:width="0.0606in" svg:height="0.0913in" svg:x="0.7339in" svg:y="1.6024in" svg:viewBox="0 0 155 233" draw:points="78,0 155,233 0,233"><text:p/></draw:polygon><draw:line draw:style-name="gr328" draw:text-style-name="P39" svg:x1="0.765in" svg:y1="1.8315in" svg:x2="0.765in" svg:y2="1.676in"><text:p/></draw:line><draw:polygon draw:style-name="gr329" draw:text-style-name="P39" svg:width="0.0606in" svg:height="0.0913in" svg:x="1.1941in" svg:y="1.6024in" svg:viewBox="0 0 155 233" draw:points="77,0 155,233 0,233"><text:p/></draw:polygon><draw:line draw:style-name="gr330" draw:text-style-name="P39" svg:x1="1.2244in" svg:y1="1.8315in" svg:x2="1.2244in" svg:y2="1.676in"><text:p/></draw:line><draw:polygon draw:style-name="gr331" draw:text-style-name="P39" svg:width="0.061in" svg:height="0.0913in" svg:x="1.6535in" svg:y="1.6024in" svg:viewBox="0 0 156 233" draw:points="78,0 156,233 0,233"><text:p/></draw:polygon><draw:line draw:style-name="gr332" draw:text-style-name="P39" svg:x1="1.6839in" svg:y1="1.8315in" svg:x2="1.6839in" svg:y2="1.676in"><text:p/></draw:line><draw:frame draw:style-name="gr333" draw:text-style-name="P41" svg:width="0.1661in" svg:height="0.1114in" svg:x="1.6028in" svg:y="1.8591in"><draw:text-box><text:p text:style-name="P30"><text:span text:style-name="T27">Tx3</text:span></text:p></draw:text-box></draw:frame><draw:polygon draw:style-name="gr334" draw:text-style-name="P46" svg:width="1.9134in" svg:height="2.0606in" svg:x="-0.0004in" svg:y="-0.0004in" svg:viewBox="0 0 4861 5235" draw:points="2430,5235 0,5235 0,0 4861,0 4861,5235"><text:p text:style-name="P30"><text:span text:style-name="T19">区块</text:span></text:p></draw:polygon><draw:polygon draw:style-name="gr335" draw:text-style-name="P46" svg:width="1.3776in" svg:height="0.687in" svg:x="0.3827in" svg:y="0.076in" svg:viewBox="0 0 3500 1746" draw:points="1750,1746 0,1746 0,0 3500,0 3500,1746"><text:p text:style-name="P30"><text:span text:style-name="T20">区块头（区块哈希）</text:span></text:p></draw:polygon><draw:polygon draw:style-name="gr336" draw:text-style-name="P47" svg:width="0.6118in" svg:height="0.1524in" svg:x="0.5358in" svg:y="0.3047in" svg:viewBox="0 0 1555 388" draw:points="776,388 0,388 0,0 1555,0 1555,388"><text:p text:style-name="P27"><text:span text:style-name="T20">上一个哈希</text:span></text:p></draw:polygon><draw:polygon draw:style-name="gr337" draw:text-style-name="P39" svg:width="0.6118in" svg:height="0.1524in" svg:x="0.5358in" svg:y="0.3047in" svg:viewBox="0 0 1555 388" draw:points="776,388 0,388 0,0 1555,0 1555,388"><text:p/></draw:polygon><draw:polygon draw:style-name="gr338" draw:text-style-name="P47" svg:width="0.4594in" svg:height="0.1524in" svg:x="1.2244in" svg:y="0.3047in" svg:viewBox="0 0 1168 388" draw:points="582,388 0,388 0,0 1168,0 1168,388"><text:p text:style-name="P27"><text:span text:style-name="T20">随机数</text:span></text:p></draw:polygon><draw:polygon draw:style-name="gr339" draw:text-style-name="P39" svg:width="0.4594in" svg:height="0.1524in" svg:x="1.2244in" svg:y="0.3047in" svg:viewBox="0 0 1168 388" draw:points="582,388 0,388 0,0 1168,0 1168,388"><text:p/></draw:polygon><draw:polygon draw:style-name="gr340" draw:text-style-name="P47" svg:width="0.4583in" svg:height="0.1524in" svg:x="0.3063in" svg:y="0.9929in" svg:viewBox="0 0 1165 388" draw:points="583,388 0,388 0,0 1165,0 1165,388"><text:p text:style-name="P27"><text:span text:style-name="T20">哈希</text:span><text:span text:style-name="T20">01</text:span></text:p></draw:polygon><draw:polygon draw:style-name="gr341" draw:text-style-name="P39" svg:width="0.4583in" svg:height="0.1524in" svg:x="0.3063in" svg:y="0.9929in" svg:viewBox="0 0 1165 388" draw:points="583,388 0,388 0,0 1165,0 1165,388"><text:p/></draw:polygon><draw:polygon draw:style-name="gr342" draw:text-style-name="P47" svg:width="0.3067in" svg:height="0.1524in" svg:x="0.1524in" svg:y="1.4496in" svg:viewBox="0 0 780 388" draw:points="391,388 0,388 0,0 780,0 780,388"><text:p text:style-name="P27"><text:span text:style-name="T20">哈希</text:span><text:span text:style-name="T20">0</text:span></text:p></draw:polygon><draw:polygon draw:style-name="gr343" draw:text-style-name="P39" svg:width="0.3067in" svg:height="0.1524in" svg:x="0.1524in" svg:y="1.4496in" svg:viewBox="0 0 780 388" draw:points="391,388 0,388 0,0 780,0 780,388"><text:p/></draw:polygon><draw:polygon draw:style-name="gr344" draw:text-style-name="P48" svg:width="0.3063in" svg:height="0.1524in" svg:x="0.6122in" svg:y="1.4496in" svg:viewBox="0 0 779 388" draw:points="388,388 0,388 0,0 779,0 779,388"><text:p text:style-name="P27"><text:span text:style-name="T28">哈希</text:span><text:span text:style-name="T28">1</text:span></text:p></draw:polygon><draw:polygon draw:style-name="gr345" draw:text-style-name="P39" svg:width="0.3063in" svg:height="0.1524in" svg:x="0.6122in" svg:y="1.4496in" svg:viewBox="0 0 779 388" draw:points="388,388 0,388 0,0 779,0 779,388"><text:p/></draw:polygon><draw:polygon draw:style-name="gr346" draw:text-style-name="P47" svg:width="0.3051in" svg:height="0.1524in" svg:x="1.0717in" svg:y="1.4496in" svg:viewBox="0 0 776 388" draw:points="388,388 0,388 0,0 776,0 776,388"><text:p text:style-name="P27"><text:span text:style-name="T20">哈希</text:span><text:span text:style-name="T20">2</text:span></text:p></draw:polygon><draw:polygon draw:style-name="gr347" draw:text-style-name="P39" svg:width="0.3051in" svg:height="0.1524in" svg:x="1.0717in" svg:y="1.4496in" svg:viewBox="0 0 776 388" draw:points="388,388 0,388 0,0 776,0 776,388"><text:p/></draw:polygon><draw:polygon draw:style-name="gr348" draw:text-style-name="P47" svg:width="0.3051in" svg:height="0.1524in" svg:x="1.5311in" svg:y="1.4496in" svg:viewBox="0 0 776 388" draw:points="388,388 0,388 0,0 776,0 776,388"><text:p text:style-name="P27"><text:span text:style-name="T20">哈希</text:span><text:span text:style-name="T20">3</text:span></text:p></draw:polygon><draw:polygon draw:style-name="gr349" draw:text-style-name="P39" svg:width="0.3051in" svg:height="0.1524in" svg:x="1.5311in" svg:y="1.4496in" svg:viewBox="0 0 776 388" draw:points="388,388 0,388 0,0 776,0 776,388"><text:p/></draw:polygon><draw:polygon draw:style-name="gr350" draw:text-style-name="P47" svg:width="0.4594in" svg:height="0.1524in" svg:x="1.2244in" svg:y="0.9929in" svg:viewBox="0 0 1168 388" draw:points="582,388 0,388 0,0 1168,0 1168,388"><text:p text:style-name="P27"><text:span text:style-name="T20">哈希</text:span><text:span text:style-name="T20">23</text:span></text:p></draw:polygon><draw:polygon draw:style-name="gr351" draw:text-style-name="P39" svg:width="0.4594in" svg:height="0.1524in" svg:x="1.2244in" svg:y="0.9929in" svg:viewBox="0 0 1168 388" draw:points="582,388 0,388 0,0 1168,0 1168,388"><text:p/></draw:polygon><draw:polygon draw:style-name="gr352" draw:text-style-name="P39" svg:width="0.0677in" svg:height="0.0941in" svg:x="0.3913in" svg:y="1.1457in" svg:viewBox="0 0 173 240" draw:points="173,0 137,240 0,173"><text:p/></draw:polygon><draw:line draw:style-name="gr353" draw:text-style-name="P39" svg:x1="0.3063in" svg:y1="1.4492in" svg:x2="0.426in" svg:y2="1.2102in"><text:p/></draw:line><draw:polygon draw:style-name="gr354" draw:text-style-name="P39" svg:width="0.0673in" svg:height="0.0941in" svg:x="0.6122in" svg:y="1.1457in" svg:viewBox="0 0 172 240" draw:points="0,0 172,173 35,240"><text:p/></draw:polygon><draw:line draw:style-name="gr355" draw:text-style-name="P39" svg:x1="0.765in" svg:y1="1.4492in" svg:x2="0.6453in" svg:y2="1.2102in"><text:p/></draw:line><draw:polygon draw:style-name="gr356" draw:text-style-name="P39" svg:width="0.0673in" svg:height="0.0941in" svg:x="1.3094in" svg:y="1.1457in" svg:viewBox="0 0 172 240" draw:points="172,0 141,240 0,173"><text:p/></draw:polygon><draw:line draw:style-name="gr357" draw:text-style-name="P39" svg:x1="1.2244in" svg:y1="1.4492in" svg:x2="1.3453in" svg:y2="1.2102in"><text:p/></draw:line><draw:polygon draw:style-name="gr358" draw:text-style-name="P39" svg:width="0.0677in" svg:height="0.0941in" svg:x="1.5311in" svg:y="1.1457in" svg:viewBox="0 0 173 240" draw:points="0,0 173,173 32,240"><text:p/></draw:polygon><draw:polygon draw:style-name="gr359" draw:text-style-name="P39" svg:width="0.0677in" svg:height="0.0941in" svg:x="1.5311in" svg:y="1.1457in" svg:viewBox="0 0 173 240" draw:points="0,0 173,173 32,240"><text:p/></draw:polygon><draw:line draw:style-name="gr360" draw:text-style-name="P39" svg:x1="1.6843in" svg:y1="1.4492in" svg:x2="1.5634in" svg:y2="1.2102in"><text:p/></draw:line><draw:polygon draw:style-name="gr361" draw:text-style-name="P47" svg:width="0.6118in" svg:height="0.1524in" svg:x="0.6886in" svg:y="0.5339in" svg:viewBox="0 0 1555 388" draw:points="779,388 0,388 0,0 1555,0 1555,388"><text:p text:style-name="P27"><text:span text:style-name="T20">根哈希</text:span></text:p></draw:polygon><draw:polygon draw:style-name="gr362" draw:text-style-name="P39" svg:width="0.6118in" svg:height="0.1524in" svg:x="0.6886in" svg:y="0.5339in" svg:viewBox="0 0 1555 388" draw:points="779,388 0,388 0,0 1555,0 1555,388"><text:p/></draw:polygon><draw:polygon draw:style-name="gr363" draw:text-style-name="P39" svg:width="0.0787in" svg:height="0.0913in" svg:x="0.7622in" svg:y="0.6866in" svg:viewBox="0 0 201 233" draw:points="201,0 127,233 0,138"><text:p/></draw:polygon><draw:line draw:style-name="gr364" draw:text-style-name="P39" svg:x1="0.6122in" svg:y1="0.9929in" svg:x2="0.798in" svg:y2="0.7457in"><text:p/></draw:line><draw:polygon draw:style-name="gr365" draw:text-style-name="P39" svg:width="0.0787in" svg:height="0.0913in" svg:x="1.148in" svg:y="0.6866in" svg:viewBox="0 0 201 233" draw:points="0,0 201,138 78,233"><text:p/></draw:polygon><draw:line draw:style-name="gr366" draw:text-style-name="P39" svg:x1="1.3772in" svg:y1="0.9929in" svg:x2="1.1925in" svg:y2="0.7457in"><text:p/></draw:line><draw:polygon draw:style-name="gr367" draw:text-style-name="P50" svg:width="0.3067in" svg:height="0.1524in" svg:x="0.1524in" svg:y="1.8311in" svg:viewBox="0 0 780 388" draw:points="391,388 0,388 0,0 780,0 780,388"><text:p text:style-name="P49"><text:span text:style-name="T29">交易</text:span><text:span text:style-name="T30">0</text:span></text:p></draw:polygon><draw:polygon draw:style-name="gr368" draw:text-style-name="P39" svg:width="0.3067in" svg:height="0.1524in" svg:x="0.1524in" svg:y="1.8311in" svg:viewBox="0 0 780 388" draw:points="391,388 0,388 0,0 780,0 780,388"><text:p/></draw:polygon><draw:polygon draw:style-name="gr369" draw:text-style-name="P51" svg:width="0.3063in" svg:height="0.1524in" svg:x="0.6122in" svg:y="1.8311in" svg:viewBox="0 0 779 388" draw:points="388,388 0,388 0,0 779,0 779,388"><text:p text:style-name="P49"><text:span text:style-name="T29">交易</text:span><text:span text:style-name="T29">1</text:span></text:p></draw:polygon><draw:polygon draw:style-name="gr370" draw:text-style-name="P39" svg:width="0.3063in" svg:height="0.1524in" svg:x="0.6122in" svg:y="1.8311in" svg:viewBox="0 0 779 388" draw:points="388,388 0,388 0,0 779,0 779,388"><text:p/></draw:polygon><draw:polygon draw:style-name="gr371" draw:text-style-name="P51" svg:width="0.3051in" svg:height="0.1524in" svg:x="1.0717in" svg:y="1.8311in" svg:viewBox="0 0 776 388" draw:points="388,388 0,388 0,0 776,0 776,388"><text:p text:style-name="P49"><text:span text:style-name="T29">交易</text:span><text:span text:style-name="T29">2</text:span></text:p></draw:polygon><draw:polygon draw:style-name="gr372" draw:text-style-name="P39" svg:width="0.3051in" svg:height="0.1524in" svg:x="1.0717in" svg:y="1.8311in" svg:viewBox="0 0 776 388" draw:points="388,388 0,388 0,0 776,0 776,388"><text:p/></draw:polygon><draw:polygon draw:style-name="gr373" draw:text-style-name="P51" svg:width="0.3051in" svg:height="0.1524in" svg:x="1.5311in" svg:y="1.8311in" svg:viewBox="0 0 776 388" draw:points="388,388 0,388 0,0 776,0 776,388"><text:p text:style-name="P49"><text:span text:style-name="T29">交易</text:span><text:span text:style-name="T29">3</text:span></text:p></draw:polygon><draw:polygon draw:style-name="gr374" draw:text-style-name="P39" svg:width="0.3051in" svg:height="0.1524in" svg:x="1.5311in" svg:y="1.8311in" svg:viewBox="0 0 776 388" draw:points="388,388 0,388 0,0 776,0 776,388"><text:p/></draw:polygon><draw:polygon draw:style-name="gr375" draw:text-style-name="P39" svg:width="0.0606in" svg:height="0.0913in" svg:x="0.276in" svg:y="1.6024in" svg:viewBox="0 0 155 233" draw:points="77,0 155,233 0,233"><text:p/></draw:polygon><draw:line draw:style-name="gr376" draw:text-style-name="P39" svg:x1="0.3063in" svg:y1="1.8315in" svg:x2="0.3063in" svg:y2="1.676in"><text:p/></draw:line><draw:polygon draw:style-name="gr377" draw:text-style-name="P39" svg:width="0.0606in" svg:height="0.0913in" svg:x="0.7339in" svg:y="1.6024in" svg:viewBox="0 0 155 233" draw:points="78,0 155,233 0,233"><text:p/></draw:polygon><draw:line draw:style-name="gr378" draw:text-style-name="P39" svg:x1="0.765in" svg:y1="1.8315in" svg:x2="0.765in" svg:y2="1.676in"><text:p/></draw:line><draw:polygon draw:style-name="gr379" draw:text-style-name="P39" svg:width="0.0606in" svg:height="0.0913in" svg:x="1.1941in" svg:y="1.6024in" svg:viewBox="0 0 155 233" draw:points="77,0 155,233 0,233"><text:p/></draw:polygon><draw:line draw:style-name="gr380" draw:text-style-name="P39" svg:x1="1.2244in" svg:y1="1.8315in" svg:x2="1.2244in" svg:y2="1.676in"><text:p/></draw:line><draw:polygon draw:style-name="gr381" draw:text-style-name="P39" svg:width="0.061in" svg:height="0.0913in" svg:x="1.6535in" svg:y="1.6024in" svg:viewBox="0 0 156 233" draw:points="78,0 156,233 0,233"><text:p/></draw:polygon><draw:line draw:style-name="gr382" draw:text-style-name="P39" svg:x1="1.6839in" svg:y1="1.8315in" svg:x2="1.6839in" svg:y2="1.676in"><text:p/></draw:line></draw:g><draw:g draw:style-name="gr269"><draw:polygon draw:style-name="gr383" draw:text-style-name="P39" svg:width="1.8996in" svg:height="2.0606in" svg:x="2.2205in" svg:y="-0.0004in" svg:viewBox="0 0 4826 5235" draw:points="2413,5235 0,5235 0,0 4826,0 4826,5235"><text:p/></draw:polygon><draw:frame draw:style-name="gr384" draw:text-style-name="P41" svg:width="0.2378in" svg:height="0.1114in" svg:x="2.2972in" svg:y="0.0457in"><draw:text-box><text:p text:style-name="P30"><text:span text:style-name="T27">Block</text:span></text:p></draw:text-box></draw:frame><draw:polygon draw:style-name="gr385" draw:text-style-name="P39" svg:width="0.4591in" svg:height="0.1524in" svg:x="2.5122in" svg:y="0.9929in" svg:viewBox="0 0 1167 388" draw:points="585,388 0,388 0,0 1167,0 1167,388"><text:p/></draw:polygon><draw:polygon draw:style-name="gr386" draw:text-style-name="P39" svg:width="0.4591in" svg:height="0.1524in" svg:x="2.5122in" svg:y="0.9929in" svg:viewBox="0 0 1167 388" draw:points="585,388 0,388 0,0 1167,0 1167,388"><text:p/></draw:polygon><draw:polygon draw:style-name="gr387" draw:text-style-name="P39" svg:width="0.3051in" svg:height="0.1524in" svg:x="3.2925in" svg:y="1.4496in" svg:viewBox="0 0 776 388" draw:points="388,388 0,388 0,0 776,0 776,388"><text:p/></draw:polygon><draw:polygon draw:style-name="gr388" draw:text-style-name="P39" svg:width="0.3051in" svg:height="0.1524in" svg:x="3.2925in" svg:y="1.4496in" svg:viewBox="0 0 776 388" draw:points="388,388 0,388 0,0 776,0 776,388"><text:p/></draw:polygon><draw:frame draw:style-name="gr389" draw:text-style-name="P41" svg:width="0.3323in" svg:height="0.1114in" svg:x="2.5764in" svg:y="1.0244in"><draw:text-box><text:p text:style-name="P30"><text:span text:style-name="T27">Hash01</text:span></text:p></draw:text-box></draw:frame><draw:polygon draw:style-name="gr390" draw:text-style-name="P39" svg:width="0.3067in" svg:height="0.1524in" svg:x="3.7508in" svg:y="1.8311in" svg:viewBox="0 0 780 388" draw:points="392,388 0,388 0,0 780,0 780,388"><text:p/></draw:polygon><draw:polygon draw:style-name="gr391" draw:text-style-name="P39" svg:width="0.3067in" svg:height="0.1524in" svg:x="3.7508in" svg:y="1.8311in" svg:viewBox="0 0 780 388" draw:points="392,388 0,388 0,0 780,0 780,388"><text:p/></draw:polygon><draw:frame draw:style-name="gr392" draw:text-style-name="P41" svg:width="0.2787in" svg:height="0.1114in" svg:x="3.3098in" svg:y="1.4772in"><draw:text-box><text:p text:style-name="P30"><text:span text:style-name="T27">Hash2</text:span></text:p></draw:text-box></draw:frame><draw:polygon draw:style-name="gr393" draw:text-style-name="P39" svg:width="0.4594in" svg:height="0.1524in" svg:x="3.4311in" svg:y="0.9929in" svg:viewBox="0 0 1168 388" draw:points="582,388 0,388 0,0 1168,0 1168,388"><text:p/></draw:polygon><draw:polygon draw:style-name="gr394" draw:text-style-name="P39" svg:width="0.4594in" svg:height="0.1524in" svg:x="3.4311in" svg:y="0.9929in" svg:viewBox="0 0 1168 388" draw:points="582,388 0,388 0,0 1168,0 1168,388"><text:p/></draw:polygon><draw:frame draw:style-name="gr395" draw:text-style-name="P41" svg:width="0.1661in" svg:height="0.1114in" svg:x="3.8272in" svg:y="1.8591in"><draw:text-box><text:p text:style-name="P30"><text:span text:style-name="T27">Tx3</text:span></text:p></draw:text-box></draw:frame><draw:polygon draw:style-name="gr396" draw:text-style-name="P39" svg:width="0.0677in" svg:height="0.0941in" svg:x="3.5161in" svg:y="1.1457in" svg:viewBox="0 0 173 240" draw:points="173,0 138,240 0,173"><text:p/></draw:polygon><draw:line draw:style-name="gr397" draw:text-style-name="P39" svg:x1="3.4311in" svg:y1="1.4492in" svg:x2="3.5504in" svg:y2="1.2102in"><text:p/></draw:line><draw:polygon draw:style-name="gr398" draw:text-style-name="P39" svg:width="0.0689in" svg:height="0.0941in" svg:x="3.7366in" svg:y="1.1457in" svg:viewBox="0 0 176 240" draw:points="0,0 176,173 35,240"><text:p/></draw:polygon><draw:line draw:style-name="gr399" draw:text-style-name="P39" svg:x1="3.8913in" svg:y1="1.4492in" svg:x2="3.7705in" svg:y2="1.2102in"><text:p/></draw:line><draw:polygon draw:style-name="gr400" draw:text-style-name="P39" svg:width="1.3787in" svg:height="0.687in" svg:x="2.6024in" svg:y="0.076in" svg:viewBox="0 0 3503 1746" draw:points="1753,1746 0,1746 0,0 3503,0 3503,1746"><text:p/></draw:polygon><draw:frame draw:style-name="gr401" draw:text-style-name="P41" svg:width="0.3323in" svg:height="0.1114in" svg:x="3.4925in" svg:y="1.0244in"><draw:text-box><text:p text:style-name="P30"><text:span text:style-name="T27">Hash23</text:span></text:p></draw:text-box></draw:frame><draw:polygon draw:style-name="gr402" draw:text-style-name="P39" svg:width="0.6118in" svg:height="0.1524in" svg:x="2.9094in" svg:y="0.5339in" svg:viewBox="0 0 1555 388" draw:points="776,388 0,388 0,0 1555,0 1555,388"><text:p/></draw:polygon><draw:polygon draw:style-name="gr403" draw:text-style-name="P39" svg:width="0.6118in" svg:height="0.1524in" svg:x="2.9094in" svg:y="0.5339in" svg:viewBox="0 0 1555 388" draw:points="776,388 0,388 0,0 1555,0 1555,388"><text:p/></draw:polygon><draw:frame draw:style-name="gr404" draw:text-style-name="P41" svg:width="1.1571in" svg:height="0.1114in" svg:x="2.6799in" svg:y="0.1252in"><draw:text-box><text:p text:style-name="P30"><text:span text:style-name="T27">Block Header (Block Hash)</text:span></text:p></draw:text-box></draw:frame><draw:polygon draw:style-name="gr405" draw:text-style-name="P39" svg:width="0.0787in" svg:height="0.0913in" svg:x="2.9689in" svg:y="0.6866in" svg:viewBox="0 0 201 233" draw:points="201,0 124,233 0,138"><text:p/></draw:polygon><draw:line draw:style-name="gr406" draw:text-style-name="P39" svg:x1="2.8189in" svg:y1="0.9929in" svg:x2="3.0051in" svg:y2="0.7457in"><text:p/></draw:line><draw:polygon draw:style-name="gr407" draw:text-style-name="P39" svg:width="0.0787in" svg:height="0.0913in" svg:x="3.3547in" svg:y="0.6866in" svg:viewBox="0 0 201 233" draw:points="0,0 201,138 78,233"><text:p/></draw:polygon><draw:line draw:style-name="gr408" draw:text-style-name="P39" svg:x1="3.5843in" svg:y1="0.9929in" svg:x2="3.398in" svg:y2="0.7457in"><text:p/></draw:line><draw:frame draw:style-name="gr409" draw:text-style-name="P41" svg:width="0.4571in" svg:height="0.1114in" svg:x="2.9917in" svg:y="0.5634in"><draw:text-box><text:p text:style-name="P30"><text:span text:style-name="T27">Root Hash</text:span></text:p></draw:text-box></draw:frame><draw:polygon draw:style-name="gr410" draw:text-style-name="P39" svg:width="0.6122in" svg:height="0.1524in" svg:x="2.7563in" svg:y="0.3047in" svg:viewBox="0 0 1556 388" draw:points="777,388 0,388 0,0 1556,0 1556,388"><text:p/></draw:polygon><draw:polygon draw:style-name="gr411" draw:text-style-name="P39" svg:width="0.6122in" svg:height="0.1524in" svg:x="2.7563in" svg:y="0.3047in" svg:viewBox="0 0 1556 388" draw:points="777,388 0,388 0,0 1556,0 1556,388"><text:p/></draw:polygon><draw:polygon draw:style-name="gr412" draw:text-style-name="P39" svg:width="0.4594in" svg:height="0.1524in" svg:x="3.4453in" svg:y="0.3047in" svg:viewBox="0 0 1168 388" draw:points="582,388 0,388 0,0 1168,0 1168,388"><text:p/></draw:polygon><draw:polygon draw:style-name="gr413" draw:text-style-name="P39" svg:width="0.4594in" svg:height="0.1524in" svg:x="3.4453in" svg:y="0.3047in" svg:viewBox="0 0 1168 388" draw:points="582,388 0,388 0,0 1168,0 1168,388"><text:p/></draw:polygon><draw:frame draw:style-name="gr414" draw:text-style-name="P41" svg:width="0.4496in" svg:height="0.1114in" svg:x="2.839in" svg:y="0.3327in"><draw:text-box><text:p text:style-name="P30"><text:span text:style-name="T27">Prev Hash</text:span></text:p></draw:text-box></draw:frame><draw:polygon draw:style-name="gr415" draw:text-style-name="P39" svg:width="0.2929in" svg:height="0.1524in" svg:x="3.7508in" svg:y="1.4496in" svg:viewBox="0 0 745 388" draw:points="374,388 0,388 0,0 745,0 745,388"><text:p/></draw:polygon><draw:polygon draw:style-name="gr416" draw:text-style-name="P39" svg:width="0.2929in" svg:height="0.1524in" svg:x="3.7508in" svg:y="1.4496in" svg:viewBox="0 0 745 388" draw:points="374,388 0,388 0,0 745,0 745,388"><text:p/></draw:polygon><draw:frame draw:style-name="gr417" draw:text-style-name="P41" svg:width="0.2787in" svg:height="0.1114in" svg:x="3.5327in" svg:y="0.3327in"><draw:text-box><text:p text:style-name="P30"><text:span text:style-name="T27">Nonce</text:span></text:p></draw:text-box></draw:frame><draw:frame draw:style-name="gr418" draw:text-style-name="P41" svg:width="0.2787in" svg:height="0.1114in" svg:x="3.7563in" svg:y="1.4772in"><draw:text-box><text:p text:style-name="P30"><text:span text:style-name="T27">Hash3</text:span></text:p></draw:text-box></draw:frame><draw:polygon draw:style-name="gr419" draw:text-style-name="P39" svg:width="0.061in" svg:height="0.0913in" svg:x="3.8744in" svg:y="1.6024in" svg:viewBox="0 0 156 233" draw:points="78,0 156,233 0,233"><text:p/></draw:polygon><draw:line draw:style-name="gr420" draw:text-style-name="P39" svg:x1="3.9047in" svg:y1="1.8315in" svg:x2="3.9047in" svg:y2="1.676in"><text:p/></draw:line><draw:polygon draw:style-name="gr421" draw:text-style-name="P39" svg:width="1.8996in" svg:height="2.0606in" svg:x="2.2205in" svg:y="-0.0004in" svg:viewBox="0 0 4826 5235" draw:points="2413,5235 0,5235 0,0 4826,0 4826,5235"><text:p/></draw:polygon><draw:frame draw:style-name="gr422" draw:text-style-name="P41" svg:width="0.2378in" svg:height="0.1114in" svg:x="2.2972in" svg:y="0.0457in"><draw:text-box><text:p text:style-name="P30"><text:span text:style-name="T27">Block</text:span></text:p></draw:text-box></draw:frame><draw:polygon draw:style-name="gr423" draw:text-style-name="P39" svg:width="0.4591in" svg:height="0.1524in" svg:x="2.5122in" svg:y="0.9929in" svg:viewBox="0 0 1167 388" draw:points="585,388 0,388 0,0 1167,0 1167,388"><text:p/></draw:polygon><draw:polygon draw:style-name="gr424" draw:text-style-name="P39" svg:width="0.4591in" svg:height="0.1524in" svg:x="2.5122in" svg:y="0.9929in" svg:viewBox="0 0 1167 388" draw:points="585,388 0,388 0,0 1167,0 1167,388"><text:p/></draw:polygon><draw:polygon draw:style-name="gr425" draw:text-style-name="P39" svg:width="0.3051in" svg:height="0.1524in" svg:x="3.2925in" svg:y="1.4496in" svg:viewBox="0 0 776 388" draw:points="388,388 0,388 0,0 776,0 776,388"><text:p/></draw:polygon><draw:polygon draw:style-name="gr426" draw:text-style-name="P39" svg:width="0.3051in" svg:height="0.1524in" svg:x="3.2925in" svg:y="1.4496in" svg:viewBox="0 0 776 388" draw:points="388,388 0,388 0,0 776,0 776,388"><text:p/></draw:polygon><draw:frame draw:style-name="gr427" draw:text-style-name="P41" svg:width="0.3323in" svg:height="0.1114in" svg:x="2.5764in" svg:y="1.0244in"><draw:text-box><text:p text:style-name="P30"><text:span text:style-name="T27">Hash01</text:span></text:p></draw:text-box></draw:frame><draw:polygon draw:style-name="gr428" draw:text-style-name="P39" svg:width="0.3067in" svg:height="0.1524in" svg:x="3.7508in" svg:y="1.8311in" svg:viewBox="0 0 780 388" draw:points="392,388 0,388 0,0 780,0 780,388"><text:p/></draw:polygon><draw:polygon draw:style-name="gr429" draw:text-style-name="P39" svg:width="0.3067in" svg:height="0.1524in" svg:x="3.7508in" svg:y="1.8311in" svg:viewBox="0 0 780 388" draw:points="392,388 0,388 0,0 780,0 780,388"><text:p/></draw:polygon><draw:frame draw:style-name="gr430" draw:text-style-name="P41" svg:width="0.2787in" svg:height="0.1114in" svg:x="3.3098in" svg:y="1.4772in"><draw:text-box><text:p text:style-name="P30"><text:span text:style-name="T27">Hash2</text:span></text:p></draw:text-box></draw:frame><draw:polygon draw:style-name="gr431" draw:text-style-name="P39" svg:width="0.4594in" svg:height="0.1524in" svg:x="3.4311in" svg:y="0.9929in" svg:viewBox="0 0 1168 388" draw:points="582,388 0,388 0,0 1168,0 1168,388"><text:p/></draw:polygon><draw:polygon draw:style-name="gr432" draw:text-style-name="P39" svg:width="0.4594in" svg:height="0.1524in" svg:x="3.4311in" svg:y="0.9929in" svg:viewBox="0 0 1168 388" draw:points="582,388 0,388 0,0 1168,0 1168,388"><text:p/></draw:polygon><draw:frame draw:style-name="gr433" draw:text-style-name="P41" svg:width="0.1661in" svg:height="0.1114in" svg:x="3.8272in" svg:y="1.8591in"><draw:text-box><text:p text:style-name="P30"><text:span text:style-name="T27">Tx3</text:span></text:p></draw:text-box></draw:frame><draw:polygon draw:style-name="gr434" draw:text-style-name="P39" svg:width="0.0677in" svg:height="0.0941in" svg:x="3.5161in" svg:y="1.1457in" svg:viewBox="0 0 173 240" draw:points="173,0 138,240 0,173"><text:p/></draw:polygon><draw:line draw:style-name="gr435" draw:text-style-name="P39" svg:x1="3.4311in" svg:y1="1.4492in" svg:x2="3.5504in" svg:y2="1.2102in"><text:p/></draw:line><draw:polygon draw:style-name="gr436" draw:text-style-name="P39" svg:width="0.0689in" svg:height="0.0941in" svg:x="3.7366in" svg:y="1.1457in" svg:viewBox="0 0 176 240" draw:points="0,0 176,173 35,240"><text:p/></draw:polygon><draw:line draw:style-name="gr437" draw:text-style-name="P39" svg:x1="3.8913in" svg:y1="1.4492in" svg:x2="3.7705in" svg:y2="1.2102in"><text:p/></draw:line><draw:polygon draw:style-name="gr438" draw:text-style-name="P39" svg:width="1.3787in" svg:height="0.687in" svg:x="2.6024in" svg:y="0.076in" svg:viewBox="0 0 3503 1746" draw:points="1753,1746 0,1746 0,0 3503,0 3503,1746"><text:p/></draw:polygon><draw:frame draw:style-name="gr439" draw:text-style-name="P41" svg:width="0.3323in" svg:height="0.1114in" svg:x="3.4925in" svg:y="1.0244in"><draw:text-box><text:p text:style-name="P30"><text:span text:style-name="T27">Hash23</text:span></text:p></draw:text-box></draw:frame><draw:polygon draw:style-name="gr440" draw:text-style-name="P39" svg:width="0.6118in" svg:height="0.1524in" svg:x="2.9094in" svg:y="0.5339in" svg:viewBox="0 0 1555 388" draw:points="776,388 0,388 0,0 1555,0 1555,388"><text:p/></draw:polygon><draw:polygon draw:style-name="gr441" draw:text-style-name="P39" svg:width="0.6118in" svg:height="0.1524in" svg:x="2.9094in" svg:y="0.5339in" svg:viewBox="0 0 1555 388" draw:points="776,388 0,388 0,0 1555,0 1555,388"><text:p/></draw:polygon><draw:frame draw:style-name="gr442" draw:text-style-name="P41" svg:width="1.1571in" svg:height="0.1114in" svg:x="2.6799in" svg:y="0.1252in"><draw:text-box><text:p text:style-name="P30"><text:span text:style-name="T27">Block Header (Block Hash)</text:span></text:p></draw:text-box></draw:frame><draw:polygon draw:style-name="gr443" draw:text-style-name="P39" svg:width="0.0787in" svg:height="0.0913in" svg:x="2.9689in" svg:y="0.6866in" svg:viewBox="0 0 201 233" draw:points="201,0 124,233 0,138"><text:p/></draw:polygon><draw:line draw:style-name="gr444" draw:text-style-name="P39" svg:x1="2.8189in" svg:y1="0.9929in" svg:x2="3.0051in" svg:y2="0.7457in"><text:p/></draw:line><draw:polygon draw:style-name="gr445" draw:text-style-name="P39" svg:width="0.0787in" svg:height="0.0913in" svg:x="3.3547in" svg:y="0.6866in" svg:viewBox="0 0 201 233" draw:points="0,0 201,138 78,233"><text:p/></draw:polygon><draw:line draw:style-name="gr446" draw:text-style-name="P39" svg:x1="3.5843in" svg:y1="0.9929in" svg:x2="3.398in" svg:y2="0.7457in"><text:p/></draw:line><draw:frame draw:style-name="gr447" draw:text-style-name="P41" svg:width="0.4571in" svg:height="0.1114in" svg:x="2.9917in" svg:y="0.5634in"><draw:text-box><text:p text:style-name="P30"><text:span text:style-name="T27">Root Hash</text:span></text:p></draw:text-box></draw:frame><draw:polygon draw:style-name="gr448" draw:text-style-name="P39" svg:width="0.6122in" svg:height="0.1524in" svg:x="2.7563in" svg:y="0.3047in" svg:viewBox="0 0 1556 388" draw:points="777,388 0,388 0,0 1556,0 1556,388"><text:p/></draw:polygon><draw:polygon draw:style-name="gr449" draw:text-style-name="P39" svg:width="0.6122in" svg:height="0.1524in" svg:x="2.7563in" svg:y="0.3047in" svg:viewBox="0 0 1556 388" draw:points="777,388 0,388 0,0 1556,0 1556,388"><text:p/></draw:polygon><draw:polygon draw:style-name="gr450" draw:text-style-name="P39" svg:width="0.4594in" svg:height="0.1524in" svg:x="3.4453in" svg:y="0.3047in" svg:viewBox="0 0 1168 388" draw:points="582,388 0,388 0,0 1168,0 1168,388"><text:p/></draw:polygon><draw:polygon draw:style-name="gr451" draw:text-style-name="P39" svg:width="0.4594in" svg:height="0.1524in" svg:x="3.4453in" svg:y="0.3047in" svg:viewBox="0 0 1168 388" draw:points="582,388 0,388 0,0 1168,0 1168,388"><text:p/></draw:polygon><draw:frame draw:style-name="gr452" draw:text-style-name="P41" svg:width="0.4496in" svg:height="0.1114in" svg:x="2.839in" svg:y="0.3327in"><draw:text-box><text:p text:style-name="P30"><text:span text:style-name="T27">Prev Hash</text:span></text:p></draw:text-box></draw:frame><draw:polygon draw:style-name="gr453" draw:text-style-name="P39" svg:width="0.2929in" svg:height="0.1524in" svg:x="3.7508in" svg:y="1.4496in" svg:viewBox="0 0 745 388" draw:points="374,388 0,388 0,0 745,0 745,388"><text:p/></draw:polygon><draw:polygon draw:style-name="gr454" draw:text-style-name="P39" svg:width="0.2929in" svg:height="0.1524in" svg:x="3.7508in" svg:y="1.4496in" svg:viewBox="0 0 745 388" draw:points="374,388 0,388 0,0 745,0 745,388"><text:p/></draw:polygon><draw:frame draw:style-name="gr455" draw:text-style-name="P41" svg:width="0.2787in" svg:height="0.1114in" svg:x="3.5327in" svg:y="0.3327in"><draw:text-box><text:p text:style-name="P30"><text:span text:style-name="T27">Nonce</text:span></text:p></draw:text-box></draw:frame><draw:frame draw:style-name="gr456" draw:text-style-name="P41" svg:width="0.2787in" svg:height="0.1114in" svg:x="3.7563in" svg:y="1.4772in"><draw:text-box><text:p text:style-name="P30"><text:span text:style-name="T27">Hash3</text:span></text:p></draw:text-box></draw:frame><draw:polygon draw:style-name="gr457" draw:text-style-name="P39" svg:width="0.061in" svg:height="0.0913in" svg:x="3.8744in" svg:y="1.6024in" svg:viewBox="0 0 156 233" draw:points="78,0 156,233 0,233"><text:p/></draw:polygon><draw:line draw:style-name="gr458" draw:text-style-name="P39" svg:x1="3.9047in" svg:y1="1.8315in" svg:x2="3.9047in" svg:y2="1.676in"><text:p/></draw:line><draw:polygon draw:style-name="gr459" draw:text-style-name="P46" svg:width="1.8996in" svg:height="2.0606in" svg:x="2.2205in" svg:y="-0.0004in" svg:viewBox="0 0 4826 5235" draw:points="2413,5235 0,5235 0,0 4826,0 4826,5235"><text:p text:style-name="P30"><text:span text:style-name="T19">区块</text:span></text:p></draw:polygon><draw:polygon draw:style-name="gr460" draw:text-style-name="P47" svg:width="0.4591in" svg:height="0.1524in" svg:x="2.5122in" svg:y="0.9929in" svg:viewBox="0 0 1167 388" draw:points="585,388 0,388 0,0 1167,0 1167,388"><text:p text:style-name="P27"><text:span text:style-name="T20">哈希</text:span><text:span text:style-name="T20">01</text:span></text:p></draw:polygon><draw:polygon draw:style-name="gr461" draw:text-style-name="P39" svg:width="0.4591in" svg:height="0.1524in" svg:x="2.5122in" svg:y="0.9929in" svg:viewBox="0 0 1167 388" draw:points="585,388 0,388 0,0 1167,0 1167,388"><text:p/></draw:polygon><draw:polygon draw:style-name="gr462" draw:text-style-name="P47" svg:width="0.3051in" svg:height="0.1524in" svg:x="3.2925in" svg:y="1.4496in" svg:viewBox="0 0 776 388" draw:points="388,388 0,388 0,0 776,0 776,388"><text:p text:style-name="P27"><text:span text:style-name="T20">哈希</text:span><text:span text:style-name="T20">2</text:span></text:p></draw:polygon><draw:polygon draw:style-name="gr463" draw:text-style-name="P39" svg:width="0.3051in" svg:height="0.1524in" svg:x="3.2925in" svg:y="1.4496in" svg:viewBox="0 0 776 388" draw:points="388,388 0,388 0,0 776,0 776,388"><text:p/></draw:polygon><draw:polygon draw:style-name="gr464" draw:text-style-name="P51" svg:width="0.3067in" svg:height="0.1524in" svg:x="3.7508in" svg:y="1.8311in" svg:viewBox="0 0 780 388" draw:points="392,388 0,388 0,0 780,0 780,388"><text:p text:style-name="P49"><text:span text:style-name="T29">交易</text:span><text:span text:style-name="T29">3</text:span></text:p></draw:polygon><draw:polygon draw:style-name="gr465" draw:text-style-name="P39" svg:width="0.3067in" svg:height="0.1524in" svg:x="3.7508in" svg:y="1.8311in" svg:viewBox="0 0 780 388" draw:points="392,388 0,388 0,0 780,0 780,388"><text:p/></draw:polygon><draw:polygon draw:style-name="gr466" draw:text-style-name="P47" svg:width="0.4594in" svg:height="0.1524in" svg:x="3.4311in" svg:y="0.9929in" svg:viewBox="0 0 1168 388" draw:points="582,388 0,388 0,0 1168,0 1168,388"><text:p text:style-name="P27"><text:span text:style-name="T20">哈希</text:span><text:span text:style-name="T20">23</text:span></text:p></draw:polygon><draw:polygon draw:style-name="gr467" draw:text-style-name="P39" svg:width="0.4594in" svg:height="0.1524in" svg:x="3.4311in" svg:y="0.9929in" svg:viewBox="0 0 1168 388" draw:points="582,388 0,388 0,0 1168,0 1168,388"><text:p/></draw:polygon><draw:polygon draw:style-name="gr468" draw:text-style-name="P39" svg:width="0.0677in" svg:height="0.0941in" svg:x="3.5161in" svg:y="1.1457in" svg:viewBox="0 0 173 240" draw:points="173,0 138,240 0,173"><text:p/></draw:polygon><draw:line draw:style-name="gr469" draw:text-style-name="P39" svg:x1="3.4311in" svg:y1="1.4492in" svg:x2="3.5504in" svg:y2="1.2102in"><text:p/></draw:line><draw:polygon draw:style-name="gr470" draw:text-style-name="P39" svg:width="0.0689in" svg:height="0.0941in" svg:x="3.7366in" svg:y="1.1457in" svg:viewBox="0 0 176 240" draw:points="0,0 176,173 35,240"><text:p/></draw:polygon><draw:line draw:style-name="gr471" draw:text-style-name="P39" svg:x1="3.8913in" svg:y1="1.4492in" svg:x2="3.7705in" svg:y2="1.2102in"><text:p/></draw:line><draw:polygon draw:style-name="gr472" draw:text-style-name="P46" svg:width="1.3787in" svg:height="0.687in" svg:x="2.6024in" svg:y="0.076in" svg:viewBox="0 0 3503 1746" draw:points="1753,1746 0,1746 0,0 3503,0 3503,1746"><text:p text:style-name="P30"><text:span text:style-name="T20">区块头（区块哈希）</text:span></text:p></draw:polygon><draw:polygon draw:style-name="gr473" draw:text-style-name="P47" svg:width="0.6118in" svg:height="0.1524in" svg:x="2.9094in" svg:y="0.5339in" svg:viewBox="0 0 1555 388" draw:points="776,388 0,388 0,0 1555,0 1555,388"><text:p text:style-name="P27"><text:span text:style-name="T20">根哈希</text:span></text:p></draw:polygon><draw:polygon draw:style-name="gr474" draw:text-style-name="P39" svg:width="0.6118in" svg:height="0.1524in" svg:x="2.9094in" svg:y="0.5339in" svg:viewBox="0 0 1555 388" draw:points="776,388 0,388 0,0 1555,0 1555,388"><text:p/></draw:polygon><draw:polygon draw:style-name="gr475" draw:text-style-name="P39" svg:width="0.0787in" svg:height="0.0913in" svg:x="2.9689in" svg:y="0.6866in" svg:viewBox="0 0 201 233" draw:points="201,0 124,233 0,138"><text:p/></draw:polygon><draw:line draw:style-name="gr476" draw:text-style-name="P39" svg:x1="2.8189in" svg:y1="0.9929in" svg:x2="3.0051in" svg:y2="0.7457in"><text:p/></draw:line><draw:polygon draw:style-name="gr477" draw:text-style-name="P39" svg:width="0.0787in" svg:height="0.0913in" svg:x="3.3547in" svg:y="0.6866in" svg:viewBox="0 0 201 233" draw:points="0,0 201,138 78,233"><text:p/></draw:polygon><draw:line draw:style-name="gr478" draw:text-style-name="P39" svg:x1="3.5843in" svg:y1="0.9929in" svg:x2="3.398in" svg:y2="0.7457in"><text:p/></draw:line><draw:polygon draw:style-name="gr479" draw:text-style-name="P47" svg:width="0.6122in" svg:height="0.1524in" svg:x="2.7563in" svg:y="0.3047in" svg:viewBox="0 0 1556 388" draw:points="777,388 0,388 0,0 1556,0 1556,388"><text:p text:style-name="P27"><text:span text:style-name="T20">上一个哈希</text:span></text:p></draw:polygon><draw:polygon draw:style-name="gr480" draw:text-style-name="P39" svg:width="0.6122in" svg:height="0.1524in" svg:x="2.7563in" svg:y="0.3047in" svg:viewBox="0 0 1556 388" draw:points="777,388 0,388 0,0 1556,0 1556,388"><text:p/></draw:polygon><draw:polygon draw:style-name="gr481" draw:text-style-name="P47" svg:width="0.4594in" svg:height="0.1524in" svg:x="3.4453in" svg:y="0.3047in" svg:viewBox="0 0 1168 388" draw:points="582,388 0,388 0,0 1168,0 1168,388"><text:p text:style-name="P27"><text:span text:style-name="T20">随机数</text:span></text:p></draw:polygon><draw:polygon draw:style-name="gr482" draw:text-style-name="P39" svg:width="0.4594in" svg:height="0.1524in" svg:x="3.4453in" svg:y="0.3047in" svg:viewBox="0 0 1168 388" draw:points="582,388 0,388 0,0 1168,0 1168,388"><text:p/></draw:polygon><draw:polygon draw:style-name="gr483" draw:text-style-name="P47" svg:width="0.2929in" svg:height="0.1524in" svg:x="3.7508in" svg:y="1.4496in" svg:viewBox="0 0 745 388" draw:points="374,388 0,388 0,0 745,0 745,388"><text:p text:style-name="P27"><text:span text:style-name="T20">哈希</text:span><text:span text:style-name="T20">3</text:span></text:p></draw:polygon><draw:polygon draw:style-name="gr484" draw:text-style-name="P39" svg:width="0.2929in" svg:height="0.1524in" svg:x="3.7508in" svg:y="1.4496in" svg:viewBox="0 0 745 388" draw:points="374,388 0,388 0,0 745,0 745,388"><text:p/></draw:polygon><draw:polygon draw:style-name="gr485" draw:text-style-name="P39" svg:width="0.061in" svg:height="0.0913in" svg:x="3.8744in" svg:y="1.6024in" svg:viewBox="0 0 156 233" draw:points="78,0 156,233 0,233"><text:p/></draw:polygon><draw:line draw:style-name="gr486" draw:text-style-name="P39" svg:x1="3.9047in" svg:y1="1.8315in" svg:x2="3.9047in" svg:y2="1.676in"><text:p/></draw:line></draw:g></draw:g></text:p>
      <text:p text:style-name="P21"><text:span text:style-name="T8">每个不包含交易的区块头大约是 80 bytes。如果每 10 分钟生成一个区块，每年生成 80 bytes * 6 * 24 * 365 = 4.2 MB，2008 年在售的典型计算机有 2 GB 内存，并且摩尔定律预测目前每年内存增加 1.2 GB，所以就算区块头一定要存在内存里，存储也不是问题。</text:span></text:p>
      <text:h text:style-name="P13" text:outline-level="2">8. <text:s text:c="3"/>简化的支付验证</text:h>
      <text:p text:style-name="P10"><text:span text:style-name="T8">不运行一个完整的网络节点也是可以进行支付验证的。用户只需拥有一个最长工作量证明链的区块头副本，他可以通过向其他网络节点查询以确认他拥有了最长的链，并获取链接交易到给交易打时间戳区块的默克尔分支。虽然他自己不能核实这个交易，但如果交易已经链接到到链中的某个位置，就说明一个网络节点已经接受了此交易，而其后追加的区块进一步确认网络已经接受了它。</text:span></text:p>
      <text:p text:style-name="P21"><draw:g text:anchor-type="as-char" draw:z-index="11" draw:style-name="gr55"><draw:polygon draw:style-name="gr487" draw:text-style-name="P28" svg:width="0.4732in" svg:height="0.1579in" svg:x="1.7417in" svg:y="1.1433in" svg:viewBox="0 0 1203 402" draw:points="603,402 0,402 0,0 1203,0 1203,402"><text:p text:style-name="P27"><text:span text:style-name="T31">哈希</text:span><text:span text:style-name="T32">01</text:span></text:p></draw:polygon><draw:polygon draw:style-name="gr488" draw:text-style-name="P29" svg:width="0.4732in" svg:height="0.1579in" svg:x="1.7417in" svg:y="1.1433in" svg:viewBox="0 0 1203 402" draw:points="603,402 0,402 0,0 1203,0 1203,402"><text:p/></draw:polygon><draw:polygon draw:style-name="gr489" draw:text-style-name="P28" svg:width="0.3941in" svg:height="0.1579in" svg:x="2.4528in" svg:y="1.6169in" svg:viewBox="0 0 1002 402" draw:points="501,402 0,402 0,0 1002,0 1002,402"><text:p text:style-name="P27"><text:span text:style-name="T31">哈希</text:span><text:span text:style-name="T31">2</text:span></text:p></draw:polygon><draw:polygon draw:style-name="gr490" draw:text-style-name="P29" svg:width="0.3941in" svg:height="0.1579in" svg:x="2.4528in" svg:y="1.6169in" svg:viewBox="0 0 1002 402" draw:points="501,402 0,402 0,0 1002,0 1002,402"><text:p/></draw:polygon><draw:polygon draw:style-name="gr491" draw:text-style-name="P28" svg:width="0.3957in" svg:height="0.1579in" svg:x="3.0039in" svg:y="1.6169in" svg:viewBox="0 0 1006 402" draw:points="505,402 0,402 0,0 1006,0 1006,402"><text:p text:style-name="P27"><text:span text:style-name="T31">哈希</text:span><text:span text:style-name="T31">3</text:span></text:p></draw:polygon><draw:polygon draw:style-name="gr492" draw:text-style-name="P29" svg:width="0.3957in" svg:height="0.1579in" svg:x="3.0039in" svg:y="1.6169in" svg:viewBox="0 0 1006 402" draw:points="505,402 0,402 0,0 1006,0 1006,402"><text:p/></draw:polygon><draw:polygon draw:style-name="gr493" draw:text-style-name="P28" svg:width="0.4732in" svg:height="0.1579in" svg:x="2.689in" svg:y="1.1433in" svg:viewBox="0 0 1203 402" draw:points="603,402 0,402 0,0 1203,0 1203,402"><text:p text:style-name="P27"><text:span text:style-name="T31">哈希</text:span><text:span text:style-name="T31">23</text:span></text:p></draw:polygon><draw:polygon draw:style-name="gr494" draw:text-style-name="P29" svg:width="0.4732in" svg:height="0.1579in" svg:x="2.689in" svg:y="1.1433in" svg:viewBox="0 0 1203 402" draw:points="603,402 0,402 0,0 1203,0 1203,402"><text:p/></draw:polygon><draw:polygon draw:style-name="gr495" draw:text-style-name="P29" svg:width="0.0705in" svg:height="0.0984in" svg:x="2.7764in" svg:y="1.302in" svg:viewBox="0 0 180 251" draw:points="180,0 145,251 0,180"><text:p/></draw:polygon><draw:line draw:style-name="gr496" draw:text-style-name="P29" svg:x1="2.689in" svg:y1="1.6169in" svg:x2="2.8126in" svg:y2="1.3697in"><text:p/></draw:line><draw:polygon draw:style-name="gr497" draw:text-style-name="P29" svg:width="0.0705in" svg:height="0.0984in" svg:x="3.0039in" svg:y="1.302in" svg:viewBox="0 0 180 251" draw:points="0,0 180,180 39,251"><text:p/></draw:polygon><draw:line draw:style-name="gr498" draw:text-style-name="P29" svg:x1="3.1626in" svg:y1="1.6169in" svg:x2="3.039in" svg:y2="1.3697in"><text:p/></draw:line><draw:polygon draw:style-name="gr499" draw:text-style-name="P31" svg:width="1.4205in" svg:height="0.7106in" svg:x="1.8209in" svg:y="0.1961in" svg:viewBox="0 0 3609 1806" draw:points="1803,1806 0,1806 0,0 3609,0 3609,1806"><text:p text:style-name="P30"><text:span text:style-name="T31">区块头</text:span></text:p></draw:polygon><draw:polygon draw:style-name="gr500" draw:text-style-name="P28" svg:width="0.6315in" svg:height="0.1579in" svg:x="2.122in" svg:y="0.6697in" svg:viewBox="0 0 1605 402" draw:points="801,402 0,402 0,0 1605,0 1605,402"><text:p text:style-name="P27"><text:span text:style-name="T31">默克尔根</text:span></text:p></draw:polygon><draw:polygon draw:style-name="gr501" draw:text-style-name="P29" svg:width="0.6315in" svg:height="0.1579in" svg:x="2.122in" svg:y="0.6697in" svg:viewBox="0 0 1605 402" draw:points="801,402 0,402 0,0 1605,0 1605,402"><text:p/></draw:polygon><draw:polygon draw:style-name="gr502" draw:text-style-name="P29" svg:width="0.0815in" svg:height="0.0941in" svg:x="2.2126in" svg:y="0.8283in" svg:viewBox="0 0 208 240" draw:points="208,0 127,240 0,145"><text:p/></draw:polygon><draw:line draw:style-name="gr503" draw:text-style-name="P29" svg:x1="2.0571in" svg:y1="1.1433in" svg:x2="2.2484in" svg:y2="0.889in"><text:p/></draw:line><draw:polygon draw:style-name="gr504" draw:text-style-name="P29" svg:width="0.0815in" svg:height="0.0941in" svg:x="2.6098in" svg:y="0.8283in" svg:viewBox="0 0 208 240" draw:points="0,0 208,145 81,240"><text:p/></draw:polygon><draw:line draw:style-name="gr505" draw:text-style-name="P29" svg:x1="2.8472in" svg:y1="1.1433in" svg:x2="2.6555in" svg:y2="0.889in"><text:p/></draw:line><draw:polygon draw:style-name="gr506" draw:text-style-name="P28" svg:width="0.6303in" svg:height="0.1567in" svg:x="1.9791in" svg:y="0.4339in" svg:viewBox="0 0 1602 399" draw:points="801,399 0,399 0,0 1602,0 1602,399"><text:p text:style-name="P27"><text:span text:style-name="T31">上一个哈希</text:span></text:p></draw:polygon><draw:polygon draw:style-name="gr507" draw:text-style-name="P29" svg:width="0.6303in" svg:height="0.1567in" svg:x="1.9791in" svg:y="0.4339in" svg:viewBox="0 0 1602 399" draw:points="801,399 0,399 0,0 1602,0 1602,399"><text:p/></draw:polygon><draw:polygon draw:style-name="gr508" draw:text-style-name="P28" svg:width="0.4732in" svg:height="0.1567in" svg:x="2.689in" svg:y="0.4339in" svg:viewBox="0 0 1203 399" draw:points="603,399 0,399 0,0 1203,0 1203,399"><text:p text:style-name="P27"><text:span text:style-name="T31">随机数</text:span></text:p></draw:polygon><draw:polygon draw:style-name="gr509" draw:text-style-name="P29" svg:width="0.4732in" svg:height="0.1567in" svg:x="2.689in" svg:y="0.4339in" svg:viewBox="0 0 1203 399" draw:points="603,399 0,399 0,0 1203,0 1203,399"><text:p/></draw:polygon><draw:polygon draw:style-name="gr510" draw:text-style-name="P31" svg:width="1.4205in" svg:height="0.7106in" svg:x="0.1626in" svg:y="0.1961in" svg:viewBox="0 0 3609 1806" draw:points="1806,1806 0,1806 0,0 3609,0 3609,1806"><text:p text:style-name="P30"><text:span text:style-name="T31">区块头</text:span></text:p></draw:polygon><draw:polygon draw:style-name="gr511" draw:text-style-name="P52" svg:width="0.6315in" svg:height="0.1579in" svg:x="0.45in" svg:y="0.6697in" svg:viewBox="0 0 1605 402" draw:points="804,402 0,402 0,0 1605,0 1605,402"><text:p text:style-name="P27"><text:span text:style-name="T31">默克尔根</text:span></text:p></draw:polygon><draw:polygon draw:style-name="gr512" draw:text-style-name="P29" svg:width="0.6315in" svg:height="0.1579in" svg:x="0.45in" svg:y="0.6697in" svg:viewBox="0 0 1605 402" draw:points="804,402 0,402 0,0 1605,0 1605,402"><text:p/></draw:polygon><draw:polygon draw:style-name="gr513" draw:text-style-name="P52" svg:width="0.6315in" svg:height="0.1567in" svg:x="0.3071in" svg:y="0.4339in" svg:viewBox="0 0 1605 399" draw:points="800,399 0,399 0,0 1605,0 1605,399"><text:p text:style-name="P27"><text:span text:style-name="T31">上一个哈希</text:span></text:p></draw:polygon><draw:polygon draw:style-name="gr514" draw:text-style-name="P29" svg:width="0.6315in" svg:height="0.1567in" svg:x="0.3071in" svg:y="0.4339in" svg:viewBox="0 0 1605 399" draw:points="800,399 0,399 0,0 1605,0 1605,399"><text:p/></draw:polygon><draw:polygon draw:style-name="gr515" draw:text-style-name="P52" svg:width="0.4732in" svg:height="0.1567in" svg:x="1.0165in" svg:y="0.4339in" svg:viewBox="0 0 1203 399" draw:points="603,399 0,399 0,0 1203,0 1203,399"><text:p text:style-name="P27"><text:span text:style-name="T31">随机数</text:span></text:p></draw:polygon><draw:polygon draw:style-name="gr516" draw:text-style-name="P29" svg:width="0.4732in" svg:height="0.1567in" svg:x="1.0165in" svg:y="0.4339in" svg:viewBox="0 0 1203 399" draw:points="603,399 0,399 0,0 1203,0 1203,399"><text:p/></draw:polygon><draw:polygon draw:style-name="gr517" draw:text-style-name="P31" svg:width="1.4205in" svg:height="0.7106in" svg:x="3.4776in" svg:y="0.1961in" svg:viewBox="0 0 3609 1806" draw:points="1807,1806 0,1806 0,0 3609,0 3609,1806"><text:p text:style-name="P30"><text:span text:style-name="T31">区块头</text:span></text:p></draw:polygon><draw:polygon draw:style-name="gr518" draw:text-style-name="P28" svg:width="0.6299in" svg:height="0.1579in" svg:x="3.7807in" svg:y="0.6697in" svg:viewBox="0 0 1601 402" draw:points="800,402 0,402 0,0 1601,0 1601,402"><text:p text:style-name="P27"><text:span text:style-name="T31">默克尔根</text:span></text:p></draw:polygon><draw:polygon draw:style-name="gr519" draw:text-style-name="P29" svg:width="0.6299in" svg:height="0.1579in" svg:x="3.7807in" svg:y="0.6697in" svg:viewBox="0 0 1601 402" draw:points="800,402 0,402 0,0 1601,0 1601,402"><text:p/></draw:polygon><draw:polygon draw:style-name="gr520" draw:text-style-name="P28" svg:width="0.6315in" svg:height="0.1567in" svg:x="3.6362in" svg:y="0.4339in" svg:viewBox="0 0 1605 399" draw:points="800,399 0,399 0,0 1605,0 1605,399"><text:p text:style-name="P27"><text:span text:style-name="T31">上一个哈希</text:span></text:p></draw:polygon><draw:polygon draw:style-name="gr521" draw:text-style-name="P29" svg:width="0.6315in" svg:height="0.1567in" svg:x="3.6362in" svg:y="0.4339in" svg:viewBox="0 0 1605 399" draw:points="800,399 0,399 0,0 1605,0 1605,399"><text:p/></draw:polygon><draw:polygon draw:style-name="gr522" draw:text-style-name="P28" svg:width="0.4732in" svg:height="0.1567in" svg:x="4.3472in" svg:y="0.4339in" svg:viewBox="0 0 1203 399" draw:points="600,399 0,399 0,0 1203,0 1203,399"><text:p text:style-name="P27"><text:span text:style-name="T31">随机数</text:span></text:p></draw:polygon><draw:polygon draw:style-name="gr523" draw:text-style-name="P29" svg:width="0.4732in" svg:height="0.1567in" svg:x="4.3472in" svg:y="0.4339in" svg:viewBox="0 0 1203 399" draw:points="600,399 0,399 0,0 1203,0 1203,399"><text:p/></draw:polygon><draw:polygon draw:style-name="gr524" draw:text-style-name="P29" svg:width="0.0941in" svg:height="0.0622in" svg:x="3.5417in" svg:y="0.4811in" svg:viewBox="0 0 240 159" draw:points="240,81 0,159 0,0"><text:p/></draw:polygon><draw:line draw:style-name="gr525" draw:text-style-name="P29" svg:x1="3.2417in" svg:y1="0.5126in" svg:x2="3.561in" svg:y2="0.5126in"><text:p/></draw:line><draw:polygon draw:style-name="gr526" draw:text-style-name="P29" svg:width="0.0941in" svg:height="0.0622in" svg:x="1.8846in" svg:y="0.4811in" svg:viewBox="0 0 240 159" draw:points="240,81 0,159 0,0"><text:p/></draw:polygon><draw:line draw:style-name="gr527" draw:text-style-name="P29" svg:x1="1.5835in" svg:y1="0.5126in" svg:x2="1.9028in" svg:y2="0.5126in"><text:p/></draw:line><draw:polygon draw:style-name="gr528" draw:text-style-name="P29" svg:width="0.0941in" svg:height="0.0622in" svg:x="5.0417in" svg:y="0.4811in" svg:viewBox="0 0 240 159" draw:points="240,81 0,159 0,0"><text:p/></draw:polygon><draw:line draw:style-name="gr529" draw:text-style-name="P29" svg:x1="4.8984in" svg:y1="0.5126in" svg:x2="5.0598in" svg:y2="0.5126in"><text:p/></draw:line><draw:polygon draw:style-name="gr530" draw:text-style-name="P29" svg:width="0.0941in" svg:height="0.0622in" svg:x="0.2264in" svg:y="0.4811in" svg:viewBox="0 0 240 159" draw:points="240,81 0,159 0,0"><text:p/></draw:polygon><draw:line draw:style-name="gr531" draw:text-style-name="P29" svg:x1="0.0055in" svg:y1="0.5126in" svg:x2="0.2457in" svg:y2="0.5126in"><text:p/></draw:line><draw:frame draw:style-name="gr532" draw:text-style-name="P53" svg:width="0.8843in" svg:height="0.1157in" svg:x="3.3138in" svg:y="1.389in"><draw:text-box><text:p text:style-name="P30"><text:span text:style-name="T31">交易</text:span><text:span text:style-name="T32">3</text:span><text:span text:style-name="T31">的默克尔分支</text:span></text:p></draw:text-box></draw:frame><draw:polygon draw:style-name="gr533" draw:text-style-name="P28" svg:width="0.3161in" svg:height="0.1579in" svg:x="3.0835in" svg:y="2.0114in" svg:viewBox="0 0 804 402" draw:points="402,402 0,402 0,0 804,0 804,402"><text:p text:style-name="P27"><text:span text:style-name="T31">交易</text:span><text:span text:style-name="T31">3</text:span></text:p></draw:polygon><draw:polygon draw:style-name="gr534" draw:text-style-name="P29" svg:width="0.3161in" svg:height="0.1579in" svg:x="3.0835in" svg:y="2.0114in" svg:viewBox="0 0 804 402" draw:points="402,402 0,402 0,0 804,0 804,402"><text:p/></draw:polygon><draw:frame draw:style-name="gr535" draw:text-style-name="P32" svg:width="1.2787in" svg:height="0.1157in" svg:x="0in" svg:y="0in"><draw:text-box><text:p text:style-name="P30"><text:span text:style-name="T31">最长的工作量证明链</text:span></text:p></draw:text-box></draw:frame><draw:polygon draw:style-name="gr536" draw:text-style-name="P29" svg:width="0.0634in" svg:height="0.0941in" svg:x="3.2098in" svg:y="1.7756in" svg:viewBox="0 0 162 240" draw:points="81,0 162,240 0,240"><text:p/></draw:polygon><draw:line draw:style-name="gr537" draw:text-style-name="P29" svg:x1="3.2417in" svg:y1="2.0114in" svg:x2="3.2417in" svg:y2="1.8504in"><text:p/></draw:line></draw:g></text:p>
      <text:p text:style-name="P4">同样地，只要诚实节点控制着网络这种简化验证就是可靠的，如果网络被攻击者控制简化验证会变得比较脆弱。虽然网络节点可以验证他们自己的交易，但只要攻击者持续控制网络那么这种简化的方法就可能被攻击者的伪造交易欺骗。一种对策是接受其他网络节点发现一个无效区块时发出的警告，提醒用户软件下载整个区块和被警告的交易来检查一<text:soft-page-break/>致性。为了更加独立的安全性以及更快的支付确认，收款频繁的公司可能仍需运行他们自己的节点。</text:p>
      <text:h text:style-name="P13" text:outline-level="2">9. <text:s text:c="3"/>合并和分割交易额</text:h>
      <text:p text:style-name="P9">尽管单独处理每个货币是可行的，但将一次转账按每一分拆成多次交易是笨拙的。为允许交易额被分割和合并，交易将包含多个输入值和输出值。通常是一个从之前交易而得的较大输入值或多个较小输入值的组合，以及最多两个输出值：一个作为支付，另一个作为找零，如果有的话，退还给支付发送方。</text:p>
      <text:p text:style-name="P5"><draw:g text:anchor-type="as-char" draw:z-index="12" draw:style-name="gr55"><draw:polygon draw:style-name="gr538" draw:text-style-name="P55" svg:width="0.8469in" svg:height="0.9205in" svg:x="0.3083in" svg:y="-0.0004in" svg:viewBox="0 0 2152 2339" draw:points="1076,2339 0,2339 0,0 2152,0 2152,2339"><text:p text:style-name="P54"><text:span text:style-name="T29">交易</text:span></text:p></draw:polygon><draw:polygon draw:style-name="gr539" draw:text-style-name="P33" svg:width="0.2299in" svg:height="0.1535in" svg:x="0.4626in" svg:y="0.4602in" svg:viewBox="0 0 585 391" draw:points="293,391 0,391 0,0 585,0 585,391"><text:p text:style-name="P49"><text:span text:style-name="T29">输入</text:span></text:p></draw:polygon><draw:polygon draw:style-name="gr540" draw:text-style-name="P29" svg:width="0.2299in" svg:height="0.1535in" svg:x="0.4626in" svg:y="0.4602in" svg:viewBox="0 0 585 391" draw:points="293,391 0,391 0,0 585,0 585,391"><text:p/></draw:polygon><draw:polygon draw:style-name="gr541" draw:text-style-name="P33" svg:width="0.2299in" svg:height="0.1539in" svg:x="0.4626in" svg:y="0.6902in" svg:viewBox="0 0 585 392" draw:points="293,392 0,392 0,0 585,0 585,392"><text:p text:style-name="P49"><text:span text:style-name="T33">...</text:span></text:p></draw:polygon><draw:polygon draw:style-name="gr542" draw:text-style-name="P29" svg:width="0.2299in" svg:height="0.1539in" svg:x="0.4626in" svg:y="0.6902in" svg:viewBox="0 0 585 392" draw:points="293,392 0,392 0,0 585,0 585,392"><text:p/></draw:polygon><draw:polygon draw:style-name="gr543" draw:text-style-name="P33" svg:width="0.2299in" svg:height="0.1524in" svg:x="0.4626in" svg:y="0.2311in" svg:viewBox="0 0 585 388" draw:points="293,388 0,388 0,0 585,0 585,388"><text:p text:style-name="P49"><text:span text:style-name="T29">输入</text:span></text:p></draw:polygon><draw:polygon draw:style-name="gr544" draw:text-style-name="P29" svg:width="0.2299in" svg:height="0.1524in" svg:x="0.4626in" svg:y="0.2311in" svg:viewBox="0 0 585 388" draw:points="293,388 0,388 0,0 585,0 585,388"><text:p/></draw:polygon><draw:polygon draw:style-name="gr545" draw:text-style-name="P33" svg:width="0.2315in" svg:height="0.1524in" svg:x="0.8472in" svg:y="0.2311in" svg:viewBox="0 0 589 388" draw:points="296,388 0,388 0,0 589,0 589,388"><text:p text:style-name="P49"><text:span text:style-name="T29">输出</text:span></text:p></draw:polygon><draw:polygon draw:style-name="gr546" draw:text-style-name="P29" svg:width="0.2315in" svg:height="0.1524in" svg:x="0.8472in" svg:y="0.2311in" svg:viewBox="0 0 589 388" draw:points="296,388 0,388 0,0 589,0 589,388"><text:p/></draw:polygon><draw:polygon draw:style-name="gr547" draw:text-style-name="P33" svg:width="0.2315in" svg:height="0.1535in" svg:x="0.8472in" svg:y="0.4602in" svg:viewBox="0 0 589 391" draw:points="296,391 0,391 0,0 589,0 589,391"><text:p text:style-name="P49"><text:span text:style-name="T33">...</text:span></text:p></draw:polygon><draw:polygon draw:style-name="gr548" draw:text-style-name="P29" svg:width="0.2315in" svg:height="0.1535in" svg:x="0.8472in" svg:y="0.4602in" svg:viewBox="0 0 589 391" draw:points="296,391 0,391 0,0 589,0 589,391"><text:p/></draw:polygon><draw:polygon draw:style-name="gr549" draw:text-style-name="P29" svg:width="0.0925in" svg:height="0.0606in" svg:x="0.3697in" svg:y="0.276in" svg:viewBox="0 0 236 155" draw:points="236,78 0,155 0,0"><text:p/></draw:polygon><draw:line draw:style-name="gr550" draw:text-style-name="P29" svg:x1="0in" svg:y1="0.3075in" svg:x2="0.389in" svg:y2="0.3075in"><text:p/></draw:line><draw:polygon draw:style-name="gr551" draw:text-style-name="P29" svg:width="0.0925in" svg:height="0.0606in" svg:x="0.3697in" svg:y="0.5075in" svg:viewBox="0 0 236 155" draw:points="236,77 0,155 0,0"><text:p/></draw:polygon><draw:line draw:style-name="gr552" draw:text-style-name="P29" svg:x1="0in" svg:y1="0.537in" svg:x2="0.389in" svg:y2="0.537in"><text:p/></draw:line><draw:polygon draw:style-name="gr553" draw:text-style-name="P29" svg:width="0.0925in" svg:height="0.0606in" svg:x="0.3697in" svg:y="0.7366in" svg:viewBox="0 0 236 155" draw:points="236,77 0,155 0,0"><text:p/></draw:polygon><draw:line draw:style-name="gr554" draw:text-style-name="P29" svg:x1="0in" svg:y1="0.7665in" svg:x2="0.389in" svg:y2="0.7665in"><text:p/></draw:line><draw:polygon draw:style-name="gr555" draw:text-style-name="P29" svg:width="0.0925in" svg:height="0.0606in" svg:x="1.4488in" svg:y="0.276in" svg:viewBox="0 0 236 155" draw:points="236,78 0,155 0,0"><text:p/></draw:polygon><draw:line draw:style-name="gr556" draw:text-style-name="P29" svg:x1="1.0791in" svg:y1="0.3075in" svg:x2="1.4665in" svg:y2="0.3075in"><text:p/></draw:line><draw:polygon draw:style-name="gr557" draw:text-style-name="P29" svg:width="0.0925in" svg:height="0.0606in" svg:x="1.4488in" svg:y="0.5075in" svg:viewBox="0 0 236 155" draw:points="236,77 0,155 0,0"><text:p/></draw:polygon><draw:line draw:style-name="gr558" draw:text-style-name="P29" svg:x1="1.0791in" svg:y1="0.537in" svg:x2="1.4665in" svg:y2="0.537in"><text:p/></draw:line></draw:g></text:p>
      <text:p text:style-name="P4">注意这里的扇出，即一笔交易依赖数笔交易，这数笔交易又依赖更多的交易，在这里是不存在问题的。永远不会需要获取一笔交易历史的完整独立副本。</text:p>
      <text:h text:style-name="P13" text:outline-level="2">10. <text:s text:c="3"/>隐私</text:h>
      <text:p text:style-name="P9">传统的银行模型通过限制参与方和可信任第三方对信息的访问来达到一定级别的隐私。交易必须要公开发布就不能使用这个方法，但隐私仍可在其他地方通过阻断信息流的方式来保护：那就是保持公钥匿名。公众能看到有人正在发送一定量货币给其他人，但是不能将交易关联到某个人。这和证券交易所发布的信息级别类似，每笔交易的时间和交易量，即行情是公开的，但是不会显示交易双方是谁。</text:p>
      <text:p text:style-name="P5"><draw:g text:anchor-type="as-char" draw:z-index="13" draw:style-name="gr55"><draw:polygon draw:style-name="gr559" draw:text-style-name="P56" svg:width="0.6134in" svg:height="0.2024in" svg:x="0.072in" svg:y="0.224in" svg:viewBox="0 0 1559 515" draw:points="780,515 0,515 0,0 1559,0 1559,515"><text:p text:style-name="P49"><text:span text:style-name="T34">身份信息</text:span></text:p></draw:polygon><draw:polygon draw:style-name="gr560" draw:text-style-name="P57" svg:width="0.6138in" svg:height="0.2024in" svg:x="0.8913in" svg:y="0.224in" svg:viewBox="0 0 1560 515" draw:points="780,515 0,515 0,0 1560,0 1560,515"><text:p text:style-name="P27"><text:span text:style-name="T23">交易</text:span></text:p></draw:polygon><draw:polygon draw:style-name="gr561" draw:text-style-name="P56" svg:width="0.6134in" svg:height="0.3382in" svg:x="1.7776in" svg:y="0.1559in" svg:viewBox="0 0 1559 860" draw:points="780,860 0,860 0,0 1559,0 1559,860"><text:p text:style-name="P49"><text:span text:style-name="T34">可信任</text:span></text:p><text:p text:style-name="P49"><text:span text:style-name="T34">第三方</text:span></text:p></draw:polygon><draw:polygon draw:style-name="gr562" draw:text-style-name="P57" svg:width="0.6138in" svg:height="0.3382in" svg:x="2.665in" svg:y="0.1559in" svg:viewBox="0 0 1560 860" draw:points="780,860 0,860 0,0 1560,0 1560,860"><text:p text:style-name="P27"><text:span text:style-name="T23">交易对方</text:span></text:p></draw:polygon><draw:polygon draw:style-name="gr563" draw:text-style-name="P56" svg:width="0.615in" svg:height="0.3382in" svg:x="3.5512in" svg:y="0.1559in" svg:viewBox="0 0 1563 860" draw:points="783,860 0,860 0,0 1563,0 1563,860"><text:p text:style-name="P49"><text:span text:style-name="T34">公众</text:span></text:p></draw:polygon><draw:line draw:style-name="gr564" draw:text-style-name="P29" svg:x1="3.415in" svg:y1="0.0862in" svg:x2="3.415in" svg:y2="0.561in"><text:p/></draw:line><draw:polygon draw:style-name="gr565" draw:text-style-name="P33" svg:width="0.6134in" svg:height="0.2039in" svg:x="0.072in" svg:y="0.9709in" svg:viewBox="0 0 1559 519" draw:points="780,519 0,519 0,0 1559,0 1559,519"><text:p text:style-name="P49"><text:span text:style-name="T34">身份信息</text:span></text:p></draw:polygon><draw:polygon draw:style-name="gr566" draw:text-style-name="P28" svg:width="0.6134in" svg:height="0.2039in" svg:x="0.9594in" svg:y="0.9709in" svg:viewBox="0 0 1559 519" draw:points="780,519 0,519 0,0 1559,0 1559,519"><text:p text:style-name="P27"><text:span text:style-name="T23">交易</text:span></text:p></draw:polygon><draw:polygon draw:style-name="gr567" draw:text-style-name="P33" svg:width="0.615in" svg:height="0.3398in" svg:x="1.8457in" svg:y="0.9031in" svg:viewBox="0 0 1563 864" draw:points="780,864 0,864 0,0 1563,0 1563,864"><text:p text:style-name="P49"><text:span text:style-name="T34">公众</text:span></text:p></draw:polygon><draw:line draw:style-name="gr568" draw:text-style-name="P29" svg:x1="0.8232in" svg:y1="0.9031in" svg:x2="0.8232in" svg:y2="1.2433in"><text:p/></draw:line><draw:polygon draw:style-name="gr569" draw:text-style-name="P29" svg:width="0.1012in" svg:height="0.0677in" svg:x="1.7441in" svg:y="1.039in" svg:viewBox="0 0 258 173" draw:points="258,85 0,173 0,0"><text:p/></draw:polygon><draw:line draw:style-name="gr570" draw:text-style-name="P29" svg:x1="1.5732in" svg:y1="1.0717in" svg:x2="1.7638in" svg:y2="1.0717in"><text:p/></draw:line><draw:frame draw:style-name="gr571" draw:text-style-name="P58" svg:width="0.7287in" svg:height="0.1012in" svg:x="0in" svg:y="0.7429in"><draw:text-box><text:p text:style-name="P30"><text:span text:style-name="T23">新隐私模型</text:span></text:p></draw:text-box></draw:frame><draw:polygon draw:style-name="gr572" draw:text-style-name="P29" svg:width="0.1008in" svg:height="0.0677in" svg:x="1.6764in" svg:y="0.2917in" svg:viewBox="0 0 257 173" draw:points="257,85 0,173 0,0"><text:p/></draw:polygon><draw:line draw:style-name="gr573" draw:text-style-name="P29" svg:x1="1.5055in" svg:y1="0.3252in" svg:x2="1.6957in" svg:y2="0.3252in"><text:p/></draw:line><draw:polygon draw:style-name="gr574" draw:text-style-name="P29" svg:width="0.1024in" svg:height="0.0677in" svg:x="2.5622in" svg:y="0.2917in" svg:viewBox="0 0 261 173" draw:points="261,85 0,173 0,0"><text:p/></draw:polygon><draw:line draw:style-name="gr575" draw:text-style-name="P29" svg:x1="2.3913in" svg:y1="0.3252in" svg:x2="2.5831in" svg:y2="0.3252in"><text:p/></draw:line><draw:line draw:style-name="gr576" draw:text-style-name="P29" svg:x1="0.6858in" svg:y1="0.3252in" svg:x2="0.8913in" svg:y2="0.3252in"><text:p/></draw:line><draw:frame draw:style-name="gr577" draw:text-style-name="P58" svg:width="0.9571in" svg:height="0.1012in" svg:x="0.0071in" svg:y="0in"><draw:text-box><text:p text:style-name="P30"><text:span text:style-name="T23">传统隐私模型</text:span></text:p></draw:text-box></draw:frame></draw:g></text:p>
      <text:p text:style-name="P4">作为额外的防火墙，对每笔交易使用新密钥对可以防止他们被关联到一个共同的拥有者。由于多输入值交易存在，有些关联仍不可避免，因为多输入值交易必然暴露其多个输入是属于同一个拥有者的。风险就在于如果一个密钥的拥有者被暴露，关联性将暴露其他属于同一个拥有者的交易。</text:p>
      <text:h text:style-name="P13" text:outline-level="2"><text:soft-page-break/>11. <text:s text:c="3"/>计算</text:h>
      <text:p text:style-name="P10"><text:span text:style-name="T8">我们考虑一个攻击者试图生成一条比诚实链更快的替代链的情况。即使这个目标达到了，也不会使系统变得可以任意修改，比如凭空创建货币或拿走不属于他的钱。节点将不会接受无效的交易作为支付，而且诚实节点永远不会接受一个包含无效交易的区块。攻击者只可能改变他自己的某笔交易来拿回他不久前已经支出的钱。</text:span> </text:p>
      <text:p text:style-name="P4">诚实链与攻击者链之间的竞争可描述为二项随机漫步。成功事件是诚实节点被延长一个区块，两条链的差距加 1，失败事件是攻击者的链延长一个区块，两条链的差距减 1。</text:p>
      <text:p text:style-name="P4">攻击者从某一落后位置赶上诚实链的概率类似于赌徒破产理论。设想一个拥有无限信用的赌徒从一定亏损开始，进行可能无限次的赌博试图达到盈亏平衡。我们可以计算他达到盈亏平衡，即一个攻击者赶上诚实链的概率，如下 [8]： </text:p>
      <text:p text:style-name="P6"><text:span text:style-name="T6">p</text:span> = 诚实节点找到下一个区块的概率 </text:p>
      <text:p text:style-name="P6"><text:span text:style-name="T5">q</text:span> = 攻击者找到下一个区块的概率</text:p>
      <text:p text:style-name="P6"><text:span text:style-name="T5">q</text:span><text:span text:style-name="T4">z</text:span> = 攻击者从落后 z 个区块赶上诚实链的概率</text:p>
      <text:p text:style-name="P6"><draw:g text:anchor-type="as-char" draw:z-index="0" draw:style-name="gr1"><draw:frame draw:style-name="gr2" draw:text-style-name="P26" svg:width="0.078in" svg:height="0.1768in" svg:x="0in" svg:y="0.1693in"><draw:text-box><text:p text:style-name="P25"><text:span text:style-name="T9">q</text:span></text:p></draw:text-box></draw:frame><draw:frame draw:style-name="gr3" draw:text-style-name="P26" svg:width="0.037in" svg:height="0.1071in" svg:x="0.0945in" svg:y="0.2563in"><draw:text-box><text:p text:style-name="P25"><text:span text:style-name="T10">z</text:span></text:p></draw:text-box></draw:frame><draw:frame draw:style-name="gr4" draw:text-style-name="P26" svg:width="0.1232in" svg:height="0.1894in" svg:x="0.1362in" svg:y="0.1839in"><draw:text-box><text:p text:style-name="P25"><text:span text:style-name="T11">=</text:span></text:p></draw:text-box></draw:frame><draw:frame draw:style-name="gr5" draw:text-style-name="P26" svg:width="0.1598in" svg:height="0.5122in" svg:x="0.25in" svg:y="0in"><draw:text-box><text:p text:style-name="P25"><text:span text:style-name="T12">{</text:span></text:p></draw:text-box></draw:frame><draw:frame draw:style-name="gr2" draw:text-style-name="P26" svg:width="0.078in" svg:height="0.1768in" svg:x="0.5134in" svg:y="0.1209in"><draw:text-box><text:p text:style-name="P25"><text:span text:style-name="T13">1</text:span></text:p></draw:text-box></draw:frame><draw:frame draw:style-name="gr6" draw:text-style-name="P26" svg:width="0.0862in" svg:height="0.1768in" svg:x="0.8898in" svg:y="0.1063in"><draw:text-box><text:p text:style-name="P25"><text:span text:style-name="T9">if</text:span></text:p></draw:text-box></draw:frame><draw:frame draw:style-name="gr2" draw:text-style-name="P26" svg:width="0.078in" svg:height="0.1768in" svg:x="1.0453in" svg:y="0.1063in"><draw:text-box><text:p text:style-name="P25"><text:span text:style-name="T9">p</text:span></text:p></draw:text-box></draw:frame><draw:frame draw:style-name="gr4" draw:text-style-name="P26" svg:width="0.1232in" svg:height="0.1894in" svg:x="1.1283in" svg:y="0.089in"><draw:text-box><text:p text:style-name="P25"><text:span text:style-name="T11">≤</text:span></text:p></draw:text-box></draw:frame><draw:frame draw:style-name="gr2" draw:text-style-name="P26" svg:width="0.078in" svg:height="0.1768in" svg:x="1.2634in" svg:y="0.1063in"><draw:text-box><text:p text:style-name="P25"><text:span text:style-name="T9">q</text:span></text:p></draw:text-box></draw:frame><draw:frame draw:style-name="gr7" draw:text-style-name="P26" svg:width="0.0496in" svg:height="0.1894in" svg:x="0.3465in" svg:y="0.2972in"><draw:text-box><text:p text:style-name="P25"><text:span text:style-name="T11"></text:span></text:p></draw:text-box></draw:frame><draw:frame draw:style-name="gr2" draw:text-style-name="P26" svg:width="0.078in" svg:height="0.1768in" svg:x="0.3992in" svg:y="0.3098in"><draw:text-box><text:p text:style-name="P25"><text:span text:style-name="T9">q</text:span></text:p></draw:text-box></draw:frame><draw:frame draw:style-name="gr8" draw:text-style-name="P26" svg:width="0.0441in" svg:height="0.1894in" svg:x="0.4925in" svg:y="0.2972in"><draw:text-box><text:p text:style-name="P25"><text:span text:style-name="T11">/</text:span></text:p></draw:text-box></draw:frame><draw:frame draw:style-name="gr2" draw:text-style-name="P26" svg:width="0.078in" svg:height="0.1768in" svg:x="0.5756in" svg:y="0.3098in"><draw:text-box><text:p text:style-name="P25"><text:span text:style-name="T9">p</text:span></text:p></draw:text-box></draw:frame><draw:frame draw:style-name="gr7" draw:text-style-name="P26" svg:width="0.0496in" svg:height="0.1894in" svg:x="0.6602in" svg:y="0.2972in"><draw:text-box><text:p text:style-name="P25"><text:span text:style-name="T11"></text:span></text:p></draw:text-box></draw:frame><draw:frame draw:style-name="gr3" draw:text-style-name="P26" svg:width="0.037in" svg:height="0.1071in" svg:x="0.7118in" svg:y="0.2728in"><draw:text-box><text:p text:style-name="P25"><text:span text:style-name="T10">z</text:span></text:p></draw:text-box></draw:frame><draw:frame draw:style-name="gr6" draw:text-style-name="P26" svg:width="0.0862in" svg:height="0.1768in" svg:x="0.8898in" svg:y="0.3146in"><draw:text-box><text:p text:style-name="P25"><text:span text:style-name="T9">if</text:span></text:p></draw:text-box></draw:frame><draw:frame draw:style-name="gr2" draw:text-style-name="P26" svg:width="0.078in" svg:height="0.1768in" svg:x="1.0453in" svg:y="0.3146in"><draw:text-box><text:p text:style-name="P25"><text:span text:style-name="T9">p</text:span></text:p></draw:text-box></draw:frame><draw:frame draw:style-name="gr4" draw:text-style-name="P26" svg:width="0.1232in" svg:height="0.1894in" svg:x="1.1283in" svg:y="0.2972in"><draw:text-box><text:p text:style-name="P25"><text:span text:style-name="T11"></text:span></text:p></draw:text-box></draw:frame><draw:frame draw:style-name="gr2" draw:text-style-name="P26" svg:width="0.078in" svg:height="0.1768in" svg:x="1.2634in" svg:y="0.3146in"><draw:text-box><text:p text:style-name="P25"><text:span text:style-name="T9">q</text:span></text:p></draw:text-box></draw:frame><draw:frame draw:style-name="gr5" draw:text-style-name="P26" svg:width="0.1598in" svg:height="0.5122in" svg:x="1.322in" svg:y="0in"><draw:text-box><text:p text:style-name="P25"><text:span text:style-name="T12">}</text:span></text:p></draw:text-box></draw:frame></draw:g></text:p>
      <text:p text:style-name="P9">我们假设 p &gt; q，概率将随着攻击者需要赶上的区块数增加而呈指数下降。 由于形势对他不利，如果他没有在早期幸运地快速赶上，他落得越远赶上的机会就越渺茫。</text:p>
      <text:p text:style-name="P4">我们现在考虑一个新交易的收款人要等多久才能确保付款人不能再改变这个交易。我们假设付款人是想让收款人相信他暂时已经付款，然后在一段时间后改变成支付回他自己。这时收款人会收到警告，但付款人希望警告已为时已晚。</text:p>
      <text:p text:style-name="P4">收款人生成一个新密钥对并将公钥给付款人，这样付款人就无法提前对交易签名。这能防止付款人通过持续工作直到他足够幸运获得大幅领先的方式预先准备一条区块链，然后执行交易。一旦交易被发出，不诚实的付款人就开始秘密地在一条包含了他的替换版交易的平行链上工作。</text:p>
      <text:p text:style-name="P4">收款人等到交易被加到区块中且其后追加了 z 个区块。他不知道攻击者确切的进度，但是假设诚实的区块按期望的平均时间生成，攻击者可能的进度将是一个泊松分布，其期望值为：</text:p>
      <text:p text:style-name="P6"><draw:g text:anchor-type="as-char" draw:z-index="1" draw:style-name="gr1"><draw:frame draw:style-name="gr9" draw:text-style-name="P26" svg:width="0.2051in" svg:height="0.1894in" svg:x="0in" svg:y="0.0972in"><draw:text-box><text:p text:style-name="P25"><text:span text:style-name="T11"></text:span><text:span text:style-name="T11">=</text:span></text:p></draw:text-box></draw:frame><draw:frame draw:style-name="gr10" draw:text-style-name="P26" svg:width="0.0614in" svg:height="0.1768in" svg:x="0.2181in" svg:y="0.1102in"><draw:text-box><text:p text:style-name="P25"><text:span text:style-name="T9">z</text:span></text:p></draw:text-box></draw:frame><draw:polygon draw:style-name="gr11" svg:width="0.1189in" svg:height="0.0067in" svg:x="0.3126in" svg:y="0.1965in" svg:viewBox="0 0 303 18" draw:points="0,18 303,18 303,0 0,0"><text:p/></draw:polygon><draw:frame draw:style-name="gr2" draw:text-style-name="P26" svg:width="0.078in" svg:height="0.1768in" svg:x="0.3335in" svg:y="0in"><draw:text-box><text:p text:style-name="P25"><text:span text:style-name="T9">q</text:span></text:p></draw:text-box></draw:frame><draw:frame draw:style-name="gr2" draw:text-style-name="P26" svg:width="0.078in" svg:height="0.1768in" svg:x="0.3445in" svg:y="0.1874in"><draw:text-box><text:p text:style-name="P25"><text:span text:style-name="T9">p</text:span></text:p></draw:text-box></draw:frame></draw:g></text:p>
      <text:p text:style-name="P9">为计算攻击者现在仍然能赶上的概率，我们给每个他可能达到的进度的泊松密度乘以他在那个进度能赶上诚实链的概率：</text:p>
      <text:p text:style-name="P6"><text:soft-page-break/><draw:g text:anchor-type="as-char" draw:z-index="2" draw:style-name="gr1"><draw:frame draw:style-name="gr12" draw:text-style-name="P26" svg:width="0.178in" svg:height="0.2748in" svg:x="0in" svg:y="0.1409in"><draw:text-box><text:p text:style-name="P25"><text:span text:style-name="T14">∑</text:span></text:p></draw:text-box></draw:frame><draw:frame draw:style-name="gr13" draw:text-style-name="P26" svg:width="0.0425in" svg:height="0.1071in" svg:x="0in" svg:y="0.3874in"><draw:text-box><text:p text:style-name="P25"><text:span text:style-name="T10">k</text:span></text:p></draw:text-box></draw:frame><draw:frame draw:style-name="gr14" draw:text-style-name="P26" svg:width="0.0748in" svg:height="0.1142in" svg:x="0.0516in" svg:y="0.3807in"><draw:text-box><text:p text:style-name="P25"><text:span text:style-name="T15">=</text:span></text:p></draw:text-box></draw:frame><draw:frame draw:style-name="gr15" draw:text-style-name="P26" svg:width="0.0476in" svg:height="0.1071in" svg:x="0.1252in" svg:y="0.3874in"><draw:text-box><text:p text:style-name="P25"><text:span text:style-name="T16">0</text:span></text:p></draw:text-box></draw:frame><draw:frame draw:style-name="gr16" draw:text-style-name="P26" svg:width="0.0705in" svg:height="0.1142in" svg:x="0.0516in" svg:y="0.0972in"><draw:text-box><text:p text:style-name="P25"><text:span text:style-name="T15">∞</text:span></text:p></draw:text-box></draw:frame><draw:frame draw:style-name="gr17" draw:text-style-name="P26" svg:width="0.0835in" svg:height="0.1894in" svg:x="0.2181in" svg:y="0.1071in"><draw:text-box><text:p text:style-name="P25"><text:span text:style-name="T11"></text:span></text:p></draw:text-box></draw:frame><draw:frame draw:style-name="gr13" draw:text-style-name="P26" svg:width="0.0425in" svg:height="0.1071in" svg:x="0.3126in" svg:y="0.0925in"><draw:text-box><text:p text:style-name="P25"><text:span text:style-name="T10">k</text:span></text:p></draw:text-box></draw:frame><draw:frame draw:style-name="gr18" draw:text-style-name="P26" svg:width="0.0697in" svg:height="0.1768in" svg:x="0.3752in" svg:y="0.1209in"><draw:text-box><text:p text:style-name="P25"><text:span text:style-name="T9">e</text:span></text:p></draw:text-box></draw:frame><draw:polygon draw:style-name="gr11" svg:width="0.3634in" svg:height="0.0067in" svg:x="0.2185in" svg:y="0.2953in" svg:viewBox="0 0 924 18" draw:points="0,18 924,18 924,0 0,0"><text:p/></draw:polygon><draw:frame draw:style-name="gr19" draw:text-style-name="P26" svg:width="0.124in" svg:height="0.1142in" svg:x="0.4484in" svg:y="0.0866in"><draw:text-box><text:p text:style-name="P25"><text:span text:style-name="T15">−</text:span></text:p></draw:text-box></draw:frame><draw:frame draw:style-name="gr18" draw:text-style-name="P26" svg:width="0.0697in" svg:height="0.1768in" svg:x="0.3335in" svg:y="0.3071in"><draw:text-box><text:p text:style-name="P25"><text:span text:style-name="T9">k</text:span></text:p></draw:text-box></draw:frame><draw:frame draw:style-name="gr20" draw:text-style-name="P26" svg:width="0.0469in" svg:height="0.1894in" svg:x="0.4165in" svg:y="0.2929in"><draw:text-box><text:p text:style-name="P25"><text:span text:style-name="T11">!</text:span></text:p></draw:text-box></draw:frame><draw:frame draw:style-name="gr21" draw:text-style-name="P26" svg:width="0.0898in" svg:height="0.1894in" svg:x="0.572in" svg:y="0.189in"><draw:text-box><text:p text:style-name="P25"><text:span text:style-name="T11">⋅</text:span></text:p></draw:text-box></draw:frame><draw:frame draw:style-name="gr5" draw:text-style-name="P26" svg:width="0.1598in" svg:height="0.5122in" svg:x="0.6362in" svg:y="0in"><draw:text-box><text:p text:style-name="P25"><text:span text:style-name="T12">{</text:span></text:p></draw:text-box></draw:frame><draw:frame draw:style-name="gr7" draw:text-style-name="P26" svg:width="0.0496in" svg:height="0.1894in" svg:x="0.722in" svg:y="0.1236in"><draw:text-box><text:p text:style-name="P25"><text:span text:style-name="T11"></text:span></text:p></draw:text-box></draw:frame><draw:frame draw:style-name="gr2" draw:text-style-name="P26" svg:width="0.078in" svg:height="0.1768in" svg:x="0.7717in" svg:y="0.1362in"><draw:text-box><text:p text:style-name="P25"><text:span text:style-name="T9">q</text:span></text:p></draw:text-box></draw:frame><draw:frame draw:style-name="gr8" draw:text-style-name="P26" svg:width="0.0441in" svg:height="0.1894in" svg:x="0.8681in" svg:y="0.1236in"><draw:text-box><text:p text:style-name="P25"><text:span text:style-name="T11">/</text:span></text:p></draw:text-box></draw:frame><draw:frame draw:style-name="gr2" draw:text-style-name="P26" svg:width="0.078in" svg:height="0.1768in" svg:x="0.9492in" svg:y="0.1362in"><draw:text-box><text:p text:style-name="P25"><text:span text:style-name="T9">p</text:span></text:p></draw:text-box></draw:frame><draw:frame draw:style-name="gr7" draw:text-style-name="P26" svg:width="0.0496in" svg:height="0.1894in" svg:x="1.0335in" svg:y="0.1236in"><draw:text-box><text:p text:style-name="P25"><text:span text:style-name="T11"></text:span></text:p></draw:text-box></draw:frame><draw:frame draw:style-name="gr22" draw:text-style-name="P26" svg:width="0.0303in" svg:height="0.1142in" svg:x="1.0752in" svg:y="0.0984in"><draw:text-box><text:p text:style-name="P25"><text:span text:style-name="T15"></text:span></text:p></draw:text-box></draw:frame><draw:frame draw:style-name="gr3" draw:text-style-name="P26" svg:width="0.037in" svg:height="0.1071in" svg:x="1.1181in" svg:y="0.1043in"><draw:text-box><text:p text:style-name="P25"><text:span text:style-name="T10">z</text:span></text:p></draw:text-box></draw:frame><draw:frame draw:style-name="gr14" draw:text-style-name="P26" svg:width="0.0748in" svg:height="0.1142in" svg:x="1.1598in" svg:y="0.0984in"><draw:text-box><text:p text:style-name="P25"><text:span text:style-name="T15">−</text:span></text:p></draw:text-box></draw:frame><draw:frame draw:style-name="gr13" draw:text-style-name="P26" svg:width="0.0425in" svg:height="0.1071in" svg:x="1.2417in" svg:y="0.1043in"><draw:text-box><text:p text:style-name="P25"><text:span text:style-name="T10">k</text:span></text:p></draw:text-box></draw:frame><draw:frame draw:style-name="gr22" draw:text-style-name="P26" svg:width="0.0303in" svg:height="0.1142in" svg:x="1.2945in" svg:y="0.0984in"><draw:text-box><text:p text:style-name="P25"><text:span text:style-name="T15"></text:span></text:p></draw:text-box></draw:frame><draw:frame draw:style-name="gr23" draw:text-style-name="P26" svg:width="0.1925in" svg:height="0.1768in" svg:x="1.461in" svg:y="0.1091in"><draw:text-box><text:p text:style-name="P25"><text:span text:style-name="T9">if k</text:span></text:p></draw:text-box></draw:frame><draw:frame draw:style-name="gr4" draw:text-style-name="P26" svg:width="0.1232in" svg:height="0.1894in" svg:x="1.6807in" svg:y="0.0953in"><draw:text-box><text:p text:style-name="P25"><text:span text:style-name="T11">≤</text:span></text:p></draw:text-box></draw:frame><draw:frame draw:style-name="gr10" draw:text-style-name="P26" svg:width="0.0614in" svg:height="0.1768in" svg:x="1.8252in" svg:y="0.1091in"><draw:text-box><text:p text:style-name="P25"><text:span text:style-name="T9">z</text:span></text:p></draw:text-box></draw:frame><draw:frame draw:style-name="gr2" draw:text-style-name="P26" svg:width="0.078in" svg:height="0.1768in" svg:x="0.9819in" svg:y="0.3126in"><draw:text-box><text:p text:style-name="P25"><text:span text:style-name="T13">1</text:span></text:p></draw:text-box></draw:frame><draw:frame draw:style-name="gr23" draw:text-style-name="P26" svg:width="0.1925in" svg:height="0.1768in" svg:x="1.461in" svg:y="0.2953in"><draw:text-box><text:p text:style-name="P25"><text:span text:style-name="T9">if k</text:span></text:p></draw:text-box></draw:frame><draw:frame draw:style-name="gr4" draw:text-style-name="P26" svg:width="0.1232in" svg:height="0.1894in" svg:x="1.6807in" svg:y="0.2811in"><draw:text-box><text:p text:style-name="P25"><text:span text:style-name="T11"></text:span></text:p></draw:text-box></draw:frame><draw:frame draw:style-name="gr10" draw:text-style-name="P26" svg:width="0.0614in" svg:height="0.1768in" svg:x="1.8252in" svg:y="0.2953in"><draw:text-box><text:p text:style-name="P25"><text:span text:style-name="T9">z</text:span></text:p></draw:text-box></draw:frame><draw:frame draw:style-name="gr5" draw:text-style-name="P26" svg:width="0.1598in" svg:height="0.5122in" svg:x="1.8752in" svg:y="0in"><draw:text-box><text:p text:style-name="P25"><text:span text:style-name="T12">}</text:span></text:p></draw:text-box></draw:frame></draw:g></text:p>
      <text:p text:style-name="P9">变换以避免对分布的无限尾部求和...</text:p>
      <text:p text:style-name="P6"><draw:g text:anchor-type="as-char" draw:z-index="3" draw:style-name="gr1"><draw:frame draw:style-name="gr2" draw:text-style-name="P26" svg:width="0.078in" svg:height="0.1768in" svg:x="0in" svg:y="0.1055in"><draw:text-box><text:p text:style-name="P25"><text:span text:style-name="T13">1</text:span></text:p></draw:text-box></draw:frame><draw:frame draw:style-name="gr4" draw:text-style-name="P26" svg:width="0.1232in" svg:height="0.1894in" svg:x="0.072in" svg:y="0.0929in"><draw:text-box><text:p text:style-name="P25"><text:span text:style-name="T11">−</text:span></text:p></draw:text-box></draw:frame><draw:frame draw:style-name="gr12" draw:text-style-name="P26" svg:width="0.178in" svg:height="0.2748in" svg:x="0.1972in" svg:y="0.0583in"><draw:text-box><text:p text:style-name="P25"><text:span text:style-name="T14">∑</text:span></text:p></draw:text-box></draw:frame><draw:frame draw:style-name="gr13" draw:text-style-name="P26" svg:width="0.0425in" svg:height="0.1071in" svg:x="0.2083in" svg:y="0.311in"><draw:text-box><text:p text:style-name="P25"><text:span text:style-name="T10">k</text:span></text:p></draw:text-box></draw:frame><draw:frame draw:style-name="gr14" draw:text-style-name="P26" svg:width="0.0748in" svg:height="0.1142in" svg:x="0.2598in" svg:y="0.3043in"><draw:text-box><text:p text:style-name="P25"><text:span text:style-name="T15">=</text:span></text:p></draw:text-box></draw:frame><draw:frame draw:style-name="gr15" draw:text-style-name="P26" svg:width="0.0476in" svg:height="0.1071in" svg:x="0.3335in" svg:y="0.311in"><draw:text-box><text:p text:style-name="P25"><text:span text:style-name="T16">0</text:span></text:p></draw:text-box></draw:frame><draw:frame draw:style-name="gr3" draw:text-style-name="P26" svg:width="0.037in" svg:height="0.1071in" svg:x="0.2728in" svg:y="0in"><draw:text-box><text:p text:style-name="P25"><text:span text:style-name="T10">z</text:span></text:p></draw:text-box></draw:frame><draw:frame draw:style-name="gr17" draw:text-style-name="P26" svg:width="0.0835in" svg:height="0.1894in" svg:x="0.4236in" svg:y="0.0173in"><draw:text-box><text:p text:style-name="P25"><text:span text:style-name="T11"></text:span></text:p></draw:text-box></draw:frame><draw:frame draw:style-name="gr13" draw:text-style-name="P26" svg:width="0.0425in" svg:height="0.1071in" svg:x="0.5071in" svg:y="0.0173in"><draw:text-box><text:p text:style-name="P25"><text:span text:style-name="T10">k</text:span></text:p></draw:text-box></draw:frame><draw:frame draw:style-name="gr18" draw:text-style-name="P26" svg:width="0.0697in" svg:height="0.1768in" svg:x="0.5807in" svg:y="0.0366in"><draw:text-box><text:p text:style-name="P25"><text:span text:style-name="T9">e</text:span></text:p></draw:text-box></draw:frame><draw:polygon draw:style-name="gr11" svg:width="0.3634in" svg:height="0.0067in" svg:x="0.4142in" svg:y="0.215in" svg:viewBox="0 0 924 18" draw:points="0,18 924,18 924,0 0,0"><text:p/></draw:polygon><draw:frame draw:style-name="gr19" draw:text-style-name="P26" svg:width="0.124in" svg:height="0.1142in" svg:x="0.65in" svg:y="0.0098in"><draw:text-box><text:p text:style-name="P25"><text:span text:style-name="T15">−</text:span></text:p></draw:text-box></draw:frame><draw:frame draw:style-name="gr18" draw:text-style-name="P26" svg:width="0.0697in" svg:height="0.1768in" svg:x="0.539in" svg:y="0.2339in"><draw:text-box><text:p text:style-name="P25"><text:span text:style-name="T9">k</text:span></text:p></draw:text-box></draw:frame><draw:frame draw:style-name="gr20" draw:text-style-name="P26" svg:width="0.0469in" svg:height="0.1894in" svg:x="0.6209in" svg:y="0.2154in"><draw:text-box><text:p text:style-name="P25"><text:span text:style-name="T11">!</text:span></text:p></draw:text-box></draw:frame><draw:frame draw:style-name="gr24" draw:text-style-name="P26" svg:width="0.065in" svg:height="0.2512in" svg:x="0.7984in" svg:y="0.0528in"><draw:text-box><text:p text:style-name="P25"><text:span text:style-name="T17"></text:span></text:p></draw:text-box></draw:frame><draw:frame draw:style-name="gr2" draw:text-style-name="P26" svg:width="0.078in" svg:height="0.1768in" svg:x="0.8484in" svg:y="0.1055in"><draw:text-box><text:p text:style-name="P25"><text:span text:style-name="T13">1</text:span></text:p></draw:text-box></draw:frame><draw:frame draw:style-name="gr25" draw:text-style-name="P26" svg:width="0.1713in" svg:height="0.1894in" svg:x="0.9264in" svg:y="0.0929in"><draw:text-box><text:p text:style-name="P25"><text:span text:style-name="T11">−</text:span></text:p></draw:text-box></draw:frame><draw:frame draw:style-name="gr2" draw:text-style-name="P26" svg:width="0.078in" svg:height="0.1768in" svg:x="1.1083in" svg:y="0.1055in"><draw:text-box><text:p text:style-name="P25"><text:span text:style-name="T9">q</text:span></text:p></draw:text-box></draw:frame><draw:frame draw:style-name="gr8" draw:text-style-name="P26" svg:width="0.0441in" svg:height="0.1894in" svg:x="1.1957in" svg:y="0.0929in"><draw:text-box><text:p text:style-name="P25"><text:span text:style-name="T11">/</text:span></text:p></draw:text-box></draw:frame><draw:frame draw:style-name="gr2" draw:text-style-name="P26" svg:width="0.078in" svg:height="0.1768in" svg:x="1.2846in" svg:y="0.1055in"><draw:text-box><text:p text:style-name="P25"><text:span text:style-name="T9">p</text:span></text:p></draw:text-box></draw:frame><draw:frame draw:style-name="gr7" draw:text-style-name="P26" svg:width="0.0496in" svg:height="0.1894in" svg:x="1.3626in" svg:y="0.0929in"><draw:text-box><text:p text:style-name="P25"><text:span text:style-name="T11"></text:span></text:p></draw:text-box></draw:frame><draw:frame draw:style-name="gr22" draw:text-style-name="P26" svg:width="0.0303in" svg:height="0.1142in" svg:x="1.4043in" svg:y="0.0744in"><draw:text-box><text:p text:style-name="P25"><text:span text:style-name="T15"></text:span></text:p></draw:text-box></draw:frame><draw:frame draw:style-name="gr3" draw:text-style-name="P26" svg:width="0.037in" svg:height="0.1071in" svg:x="1.4457in" svg:y="0.0783in"><draw:text-box><text:p text:style-name="P25"><text:span text:style-name="T10">z</text:span></text:p></draw:text-box></draw:frame><draw:frame draw:style-name="gr14" draw:text-style-name="P26" svg:width="0.0748in" svg:height="0.1142in" svg:x="1.4874in" svg:y="0.0744in"><draw:text-box><text:p text:style-name="P25"><text:span text:style-name="T15">−</text:span></text:p></draw:text-box></draw:frame><draw:frame draw:style-name="gr13" draw:text-style-name="P26" svg:width="0.0425in" svg:height="0.1071in" svg:x="1.5709in" svg:y="0.0783in"><draw:text-box><text:p text:style-name="P25"><text:span text:style-name="T10">k</text:span></text:p></draw:text-box></draw:frame><draw:frame draw:style-name="gr22" draw:text-style-name="P26" svg:width="0.0303in" svg:height="0.1142in" svg:x="1.622in" svg:y="0.0744in"><draw:text-box><text:p text:style-name="P25"><text:span text:style-name="T15"></text:span></text:p></draw:text-box></draw:frame><draw:frame draw:style-name="gr24" draw:text-style-name="P26" svg:width="0.065in" svg:height="0.2512in" svg:x="1.6543in" svg:y="0.0528in"><draw:text-box><text:p text:style-name="P25"><text:span text:style-name="T17"></text:span></text:p></draw:text-box></draw:frame></draw:g></text:p>
      <text:p text:style-name="P9">转换成 C 语言代码...</text:p>
      <text:p text:style-name="P4"><draw:g text:anchor-type="as-char" draw:z-index="4" draw:style-name="gr26"><draw:frame draw:style-name="gr27" draw:text-style-name="P26" svg:width="1.135in" svg:height="0.1268in" svg:x="0in" svg:y="0in"><draw:text-box><text:p text:style-name="P25"><text:span text:style-name="T18">#include &lt;math.h&gt;</text:span></text:p></draw:text-box></draw:frame><draw:frame draw:style-name="gr28" draw:text-style-name="P26" svg:width="3.3358in" svg:height="0.1268in" svg:x="0in" svg:y="0.1264in"><draw:text-box><text:p text:style-name="P25"><text:span text:style-name="T18">double AttackerSuccessProbability(double q, int z)</text:span></text:p></draw:text-box></draw:frame><draw:frame draw:style-name="gr29" draw:text-style-name="P26" svg:width="0.0685in" svg:height="0.1268in" svg:x="0in" svg:y="0.2516in"><draw:text-box><text:p text:style-name="P25"><text:span text:style-name="T18">{</text:span></text:p></draw:text-box></draw:frame><draw:frame draw:style-name="gr30" draw:text-style-name="P26" svg:width="1.535in" svg:height="0.1268in" svg:x="0in" svg:y="0.378in"><draw:text-box><text:p text:style-name="P25"><text:span text:style-name="T18"><text:s text:c="4"/></text:span><text:span text:style-name="T18">double p = 1.0 - q;</text:span></text:p></draw:text-box></draw:frame><draw:frame draw:style-name="gr31" draw:text-style-name="P26" svg:width="2.1358in" svg:height="0.1268in" svg:x="0in" svg:y="0.5028in"><draw:text-box><text:p text:style-name="P25"><text:span text:style-name="T18"><text:s text:c="4"/></text:span><text:span text:style-name="T18">double lambda = z * (q / p);</text:span></text:p></draw:text-box></draw:frame><draw:frame draw:style-name="gr32" draw:text-style-name="P26" svg:width="1.4016in" svg:height="0.1268in" svg:x="0in" svg:y="0.6291in"><draw:text-box><text:p text:style-name="P25"><text:span text:style-name="T18"><text:s text:c="4"/></text:span><text:span text:style-name="T18">double sum = 1.0;</text:span></text:p></draw:text-box></draw:frame><draw:frame draw:style-name="gr33" draw:text-style-name="P26" svg:width="0.8685in" svg:height="0.1268in" svg:x="0in" svg:y="0.7543in"><draw:text-box><text:p text:style-name="P25"><text:span text:style-name="T18"><text:s text:c="4"/></text:span><text:span text:style-name="T18">int i, k;</text:span></text:p></draw:text-box></draw:frame><draw:frame draw:style-name="gr34" draw:text-style-name="P26" svg:width="1.8685in" svg:height="0.1268in" svg:x="0in" svg:y="0.8807in"><draw:text-box><text:p text:style-name="P25"><text:span text:style-name="T18"><text:s text:c="4"/></text:span><text:span text:style-name="T18">for (k = 0; k &lt;= z; k++)</text:span></text:p></draw:text-box></draw:frame><draw:frame draw:style-name="gr35" draw:text-style-name="P26" svg:width="0.335in" svg:height="0.1268in" svg:x="0in" svg:y="1.0055in"><draw:text-box><text:p text:style-name="P25"><text:span text:style-name="T18"><text:s text:c="4"/></text:span><text:span text:style-name="T18">{</text:span></text:p></draw:text-box></draw:frame><draw:frame draw:style-name="gr36" draw:text-style-name="P26" svg:width="2.5358in" svg:height="0.1268in" svg:x="0in" svg:y="1.1319in"><draw:text-box><text:p text:style-name="P25"><text:span text:style-name="T18"><text:s text:c="8"/></text:span><text:span text:style-name="T18">double poisson = exp(-lambda);</text:span></text:p></draw:text-box></draw:frame><draw:frame draw:style-name="gr37" draw:text-style-name="P26" svg:width="2.135in" svg:height="0.1268in" svg:x="0in" svg:y="1.2571in"><draw:text-box><text:p text:style-name="P25"><text:span text:style-name="T18"><text:s text:c="8"/></text:span><text:span text:style-name="T18">for (i = 1; i &lt;= k; i++)</text:span></text:p></draw:text-box></draw:frame><draw:frame draw:style-name="gr38" draw:text-style-name="P26" svg:width="2.2685in" svg:height="0.1268in" svg:x="0in" svg:y="1.3835in"><draw:text-box><text:p text:style-name="P25"><text:span text:style-name="T18"><text:s text:c="12"/></text:span><text:span text:style-name="T18">poisson *= lambda / i;</text:span></text:p></draw:text-box></draw:frame><draw:frame draw:style-name="gr39" draw:text-style-name="P26" svg:width="3.2689in" svg:height="0.1268in" svg:x="0in" svg:y="1.5083in"><draw:text-box><text:p text:style-name="P25"><text:span text:style-name="T18"><text:s text:c="8"/></text:span><text:span text:style-name="T18">sum -= poisson * (1 - pow(q / p, z - k));</text:span></text:p></draw:text-box></draw:frame><draw:frame draw:style-name="gr35" draw:text-style-name="P26" svg:width="0.335in" svg:height="0.1268in" svg:x="0in" svg:y="1.6346in"><draw:text-box><text:p text:style-name="P25"><text:span text:style-name="T18"><text:s text:c="4"/></text:span><text:span text:style-name="T18">}</text:span></text:p></draw:text-box></draw:frame><draw:frame draw:style-name="gr40" draw:text-style-name="P26" svg:width="1.0016in" svg:height="0.1268in" svg:x="0in" svg:y="1.7598in"><draw:text-box><text:p text:style-name="P25"><text:span text:style-name="T18"><text:s text:c="4"/></text:span><text:span text:style-name="T18">return sum;</text:span></text:p></draw:text-box></draw:frame><draw:frame draw:style-name="gr29" draw:text-style-name="P26" svg:width="0.0685in" svg:height="0.1268in" svg:x="0in" svg:y="1.8862in"><draw:text-box><text:p text:style-name="P25"><text:span text:style-name="T18">}</text:span></text:p></draw:text-box></draw:frame></draw:g></text:p>
      <text:p text:style-name="P9">运行得到一些结果结果，我们可以看到概率随 z 呈指数下降。</text:p>
      <text:p text:style-name="P4"><draw:g text:anchor-type="as-char" draw:z-index="5" draw:style-name="gr26"><draw:frame draw:style-name="gr35" draw:text-style-name="P26" svg:width="0.335in" svg:height="0.1268in" svg:x="0in" svg:y="0in"><draw:text-box><text:p text:style-name="P25"><text:span text:style-name="T18">q=0.1</text:span></text:p></draw:text-box></draw:frame><draw:frame draw:style-name="gr41" draw:text-style-name="P26" svg:width="1.2016in" svg:height="0.1268in" svg:x="0in" svg:y="0.1252in"><draw:text-box><text:p text:style-name="P25"><text:span text:style-name="T18">z=0 <text:s text:c="3"/>P=1.0000000</text:span></text:p></draw:text-box></draw:frame><draw:frame draw:style-name="gr41" draw:text-style-name="P26" svg:width="1.2016in" svg:height="0.1268in" svg:x="0in" svg:y="0.2516in"><draw:text-box><text:p text:style-name="P25"><text:span text:style-name="T18">z=1 <text:s text:c="3"/>P=0.2045873</text:span></text:p></draw:text-box></draw:frame><draw:frame draw:style-name="gr41" draw:text-style-name="P26" svg:width="1.2016in" svg:height="0.1268in" svg:x="0in" svg:y="0.3764in"><draw:text-box><text:p text:style-name="P25"><text:span text:style-name="T18">z=2 <text:s text:c="3"/>P=0.0509779</text:span></text:p></draw:text-box></draw:frame><draw:frame draw:style-name="gr41" draw:text-style-name="P26" svg:width="1.2016in" svg:height="0.1268in" svg:x="0in" svg:y="0.5028in"><draw:text-box><text:p text:style-name="P25"><text:span text:style-name="T18">z=3 <text:s text:c="3"/>P=0.0131722</text:span></text:p></draw:text-box></draw:frame><draw:frame draw:style-name="gr41" draw:text-style-name="P26" svg:width="1.2016in" svg:height="0.1268in" svg:x="0in" svg:y="0.628in"><draw:text-box><text:p text:style-name="P25"><text:span text:style-name="T18">z=4 <text:s text:c="3"/>P=0.0034552</text:span></text:p></draw:text-box></draw:frame><draw:frame draw:style-name="gr41" draw:text-style-name="P26" svg:width="1.2016in" svg:height="0.1268in" svg:x="0in" svg:y="0.7543in"><draw:text-box><text:p text:style-name="P25"><text:span text:style-name="T18">z=5 <text:s text:c="3"/>P=0.0009137</text:span></text:p></draw:text-box></draw:frame><draw:frame draw:style-name="gr41" draw:text-style-name="P26" svg:width="1.2016in" svg:height="0.1268in" svg:x="0in" svg:y="0.8791in"><draw:text-box><text:p text:style-name="P25"><text:span text:style-name="T18">z=6 <text:s text:c="3"/>P=0.0002428</text:span></text:p></draw:text-box></draw:frame><draw:frame draw:style-name="gr41" draw:text-style-name="P26" svg:width="1.2016in" svg:height="0.1268in" svg:x="0in" svg:y="1.0055in"><draw:text-box><text:p text:style-name="P25"><text:span text:style-name="T18">z=7 <text:s text:c="3"/>P=0.0000647</text:span></text:p></draw:text-box></draw:frame><draw:frame draw:style-name="gr41" draw:text-style-name="P26" svg:width="1.2016in" svg:height="0.1268in" svg:x="0in" svg:y="1.1307in"><draw:text-box><text:p text:style-name="P25"><text:span text:style-name="T18">z=8 <text:s text:c="3"/>P=0.0000173</text:span></text:p></draw:text-box></draw:frame><draw:frame draw:style-name="gr41" draw:text-style-name="P26" svg:width="1.2016in" svg:height="0.1268in" svg:x="0in" svg:y="1.2571in"><draw:text-box><text:p text:style-name="P25"><text:span text:style-name="T18">z=9 <text:s text:c="3"/>P=0.0000046</text:span></text:p></draw:text-box></draw:frame><draw:frame draw:style-name="gr41" draw:text-style-name="P26" svg:width="1.2016in" svg:height="0.1268in" svg:x="0in" svg:y="1.3819in"><draw:text-box><text:p text:style-name="P25"><text:span text:style-name="T18">z=10 <text:s text:c="2"/>P=0.0000012</text:span></text:p></draw:text-box></draw:frame><draw:frame draw:style-name="gr35" draw:text-style-name="P26" svg:width="0.335in" svg:height="0.1268in" svg:x="0in" svg:y="1.6484in"><draw:text-box><text:p text:style-name="P25"><text:span text:style-name="T18">q=0.3</text:span></text:p></draw:text-box></draw:frame><draw:frame draw:style-name="gr41" draw:text-style-name="P26" svg:width="1.2016in" svg:height="0.1268in" svg:x="0in" svg:y="1.7736in"><draw:text-box><text:p text:style-name="P25"><text:span text:style-name="T18">z=0 <text:s text:c="3"/>P=1.0000000</text:span></text:p></draw:text-box></draw:frame><draw:frame draw:style-name="gr41" draw:text-style-name="P26" svg:width="1.2016in" svg:height="0.1268in" svg:x="0in" svg:y="1.9in"><draw:text-box><text:p text:style-name="P25"><text:span text:style-name="T18">z=5 <text:s text:c="3"/>P=0.1773523</text:span></text:p></draw:text-box></draw:frame><draw:frame draw:style-name="gr41" draw:text-style-name="P26" svg:width="1.2016in" svg:height="0.1268in" svg:x="0in" svg:y="2.0252in"><draw:text-box><text:p text:style-name="P25"><text:span text:style-name="T18">z=10 <text:s text:c="2"/>P=0.0416605</text:span></text:p></draw:text-box></draw:frame><draw:frame draw:style-name="gr41" draw:text-style-name="P26" svg:width="1.2016in" svg:height="0.1268in" svg:x="0in" svg:y="2.1516in"><draw:text-box><text:p text:style-name="P25"><text:span text:style-name="T18">z=15 <text:s text:c="2"/>P=0.0101008</text:span></text:p></draw:text-box></draw:frame><draw:frame draw:style-name="gr41" draw:text-style-name="P26" svg:width="1.2016in" svg:height="0.1268in" svg:x="0in" svg:y="2.2764in"><draw:text-box><text:p text:style-name="P25"><text:span text:style-name="T18">z=20 <text:s text:c="2"/>P=0.0024804</text:span></text:p></draw:text-box></draw:frame><draw:frame draw:style-name="gr41" draw:text-style-name="P26" svg:width="1.2016in" svg:height="0.1268in" svg:x="0in" svg:y="2.4028in"><draw:text-box><text:p text:style-name="P25"><text:span text:style-name="T18">z=25 <text:s text:c="2"/>P=0.0006132</text:span></text:p></draw:text-box></draw:frame><draw:frame draw:style-name="gr41" draw:text-style-name="P26" svg:width="1.2016in" svg:height="0.1268in" svg:x="0in" svg:y="2.528in"><draw:text-box><text:p text:style-name="P25"><text:span text:style-name="T18">z=30 <text:s text:c="2"/>P=0.0001522</text:span></text:p></draw:text-box></draw:frame><draw:frame draw:style-name="gr41" draw:text-style-name="P26" svg:width="1.2016in" svg:height="0.1268in" svg:x="0in" svg:y="2.6543in"><draw:text-box><text:p text:style-name="P25"><text:span text:style-name="T18">z=35 <text:s text:c="2"/>P=0.0000379</text:span></text:p></draw:text-box></draw:frame><draw:frame draw:style-name="gr41" draw:text-style-name="P26" svg:width="1.2016in" svg:height="0.1268in" svg:x="0in" svg:y="2.7791in"><draw:text-box><text:p text:style-name="P25"><text:span text:style-name="T18">z=40 <text:s text:c="2"/>P=0.0000095</text:span></text:p></draw:text-box></draw:frame><draw:frame draw:style-name="gr41" draw:text-style-name="P26" svg:width="1.2016in" svg:height="0.1268in" svg:x="0in" svg:y="2.9055in"><draw:text-box><text:p text:style-name="P25"><text:span text:style-name="T18">z=45 <text:s text:c="2"/>P=0.0000024</text:span></text:p></draw:text-box></draw:frame><draw:frame draw:style-name="gr41" draw:text-style-name="P26" svg:width="1.2016in" svg:height="0.1268in" svg:x="0in" svg:y="3.0307in"><draw:text-box><text:p text:style-name="P25"><text:span text:style-name="T18">z=50 <text:s text:c="2"/>P=0.0000006</text:span></text:p></draw:text-box></draw:frame></draw:g></text:p>
      <text:p text:style-name="P9">P 小于 0.1% 的解...</text:p>
      <text:p text:style-name="P4"><text:soft-page-break/><draw:g text:anchor-type="as-char" draw:z-index="6" draw:style-name="gr26"><draw:frame draw:style-name="gr42" draw:text-style-name="P26" svg:width="0.6016in" svg:height="0.1268in" svg:x="0in" svg:y="0in"><draw:text-box><text:p text:style-name="P25"><text:span text:style-name="T18">P &lt; 0.001</text:span></text:p></draw:text-box></draw:frame><draw:frame draw:style-name="gr43" draw:text-style-name="P26" svg:width="0.8016in" svg:height="0.1268in" svg:x="0in" svg:y="0.1264in"><draw:text-box><text:p text:style-name="P25"><text:span text:style-name="T18">q=0.10 <text:s text:c="2"/>z=5</text:span></text:p></draw:text-box></draw:frame><draw:frame draw:style-name="gr43" draw:text-style-name="P26" svg:width="0.8016in" svg:height="0.1268in" svg:x="0in" svg:y="0.2516in"><draw:text-box><text:p text:style-name="P25"><text:span text:style-name="T18">q=0.15 <text:s text:c="2"/>z=8</text:span></text:p></draw:text-box></draw:frame><draw:frame draw:style-name="gr33" draw:text-style-name="P26" svg:width="0.8685in" svg:height="0.1268in" svg:x="0in" svg:y="0.378in"><draw:text-box><text:p text:style-name="P25"><text:span text:style-name="T18">q=0.20 <text:s text:c="2"/>z=11</text:span></text:p></draw:text-box></draw:frame><draw:frame draw:style-name="gr33" draw:text-style-name="P26" svg:width="0.8685in" svg:height="0.1268in" svg:x="0in" svg:y="0.5028in"><draw:text-box><text:p text:style-name="P25"><text:span text:style-name="T18">q=0.25 <text:s text:c="2"/>z=15</text:span></text:p></draw:text-box></draw:frame><draw:frame draw:style-name="gr33" draw:text-style-name="P26" svg:width="0.8685in" svg:height="0.1268in" svg:x="0in" svg:y="0.6291in"><draw:text-box><text:p text:style-name="P25"><text:span text:style-name="T18">q=0.30 <text:s text:c="2"/>z=24</text:span></text:p></draw:text-box></draw:frame><draw:frame draw:style-name="gr33" draw:text-style-name="P26" svg:width="0.8685in" svg:height="0.1268in" svg:x="0in" svg:y="0.7543in"><draw:text-box><text:p text:style-name="P25"><text:span text:style-name="T18">q=0.35 <text:s text:c="2"/>z=41</text:span></text:p></draw:text-box></draw:frame><draw:frame draw:style-name="gr33" draw:text-style-name="P26" svg:width="0.8685in" svg:height="0.1268in" svg:x="0in" svg:y="0.8807in"><draw:text-box><text:p text:style-name="P25"><text:span text:style-name="T18">q=0.40 <text:s text:c="2"/>z=89</text:span></text:p></draw:text-box></draw:frame><draw:frame draw:style-name="gr44" draw:text-style-name="P26" svg:width="0.935in" svg:height="0.1268in" svg:x="0in" svg:y="1.0055in"><draw:text-box><text:p text:style-name="P25"><text:span text:style-name="T18">q=0.45 <text:s text:c="2"/>z=340</text:span></text:p></draw:text-box></draw:frame></draw:g></text:p>
      <text:h text:style-name="P13" text:outline-level="2">12. <text:s text:c="3"/>总结</text:h>
      <text:p text:style-name="P9">我们已经提出了一种不依赖信任的电子交易系统。我们从通用的数字签名货币体系开始，这体系提供了强有力的所有权控制，但由于缺乏防止双重支付的方法而不完善。为解决这个问题，我们提出一种使用工作量证明来记录公共交易历史的点对点网络，只要诚实节点控制了多数的 CPU 算力，对于对攻击者，交易历史将很快变得在计算上不可更改。网络因其结构简洁性而健壮。节点只需很少的协调就能同时工作。它们不需要被认证，因为信息不会被发送到某个特殊的位置，只需被尽力传播。节点可以随时离开和重新加入网络，只需接受最长的工作量证明链作为它们离开时发生事件的证据。节点使用 CPU 算力来投票，通过致力于延长有效区块来表达对其接受，通过拒绝在无效区块上工作来表达对其抵制。任何需要的规则和激励都可通过这个共识机制来加强。</text:p>
      <text:h text:style-name="P13" text:outline-level="2">参考文献</text:h>
      <text:list xml:id="list3641785850005085020" text:style-name="Numbering_20_2">
        <text:list-item>
          <text:p text:style-name="P23">W. Dai, "b-money," http://www.weidai.com/bmoney.txt, 1998. </text:p>
        </text:list-item>
        <text:list-item>
          <text:p text:style-name="P24"><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24"><text:span text:style-name="T1">S. Haber, W.S. Stornetta, "How to time-stamp a digital document," In </text:span><text:span text:style-name="T2">Journal of Cryptology</text:span><text:span text:style-name="T1">, vol 3, no 2, pages 99-111, 1991. </text:span></text:p>
        </text:list-item>
        <text:list-item>
          <text:p text:style-name="P24"><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24"><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23">A. Back, "Hashcash - a denial of service counter-measure," <text:line-break/>http://www.hashcash.org/papers/hashcash.pdf, 2002. </text:p>
        </text:list-item>
        <text:list-item>
          <text:p text:style-name="P24"><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23">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3" svg:font-family="Arial" style:font-pitch="variable"/>
    <style:font-face style:name="Courier New1" svg:font-family="'Courier New'" style:font-pitch="variable"/>
    <style:font-face style:name="DejaVu Sans1" svg:font-family="'DejaVu Sans'" style:font-pitch="variable"/>
    <style:font-face style:name="Heiti SC" svg:font-family="'Heiti SC'" style:font-pitch="variable"/>
    <style:font-face style:name="Heiti TC" svg:font-family="'Heiti TC'"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3-19T16:28:49</dc:date>
    <meta:editing-duration>PT19H25M46S</meta:editing-duration>
    <meta:editing-cycles>164</meta:editing-cycles>
    <meta:generator>OpenOffice/4.1.5$Unix OpenOffice.org_project/415m1$Build-9789</meta:generator>
    <meta:document-statistic meta:table-count="0" meta:image-count="0" meta:object-count="0" meta:page-count="9" meta:paragraph-count="90" meta:word-count="5445" meta:character-count="6778"/>
  </office:meta>
</office:document-meta>
</file>